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9mm" svg:height="89.99mm" svg:x="118.17mm" svg:y="12.4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3.78mm" svg:y="24.37mm">
            <draw:object draw:notify-on-update-of-ranges="Foglio1.C1:Foglio1.C200 Foglio1.D1:Foglio1.D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ce7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QRT([.A1]+1)-SQRT([.A1])" office:value-type="float" office:value="0.414213562373095" calcext:value-type="float">
            <text:p>0,41</text:p>
          </table:table-cell>
          <table:table-cell table:formula="of:=[.B1]*[.$F$1]" office:value-type="float" office:value="16568.5424949238" calcext:value-type="float">
            <text:p>16569</text:p>
          </table:table-cell>
          <table:table-cell table:formula="of:=[.B1]*[.$F$2]" office:value-type="float" office:value="12426.4068711929" calcext:value-type="float">
            <text:p>12426</text:p>
          </table:table-cell>
          <table:table-cell table:formula="of:=[.B1]*[.$F$3]" office:value-type="float" office:value="8284.2712474619" calcext:value-type="float">
            <text:p>8284</text:p>
          </table:table-cell>
          <table:table-cell table:style-name="ce8" office:value-type="float" office:value="40000" calcext:value-type="float">
            <text:p>40000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SQRT([.A2]+1)-SQRT([.A2])" office:value-type="float" office:value="0.317837245195782" calcext:value-type="float">
            <text:p>0,32</text:p>
          </table:table-cell>
          <table:table-cell table:formula="of:=[.B2]*[.$F$1]" office:value-type="float" office:value="12713.4898078313" calcext:value-type="float">
            <text:p>12713</text:p>
          </table:table-cell>
          <table:table-cell table:formula="of:=[.B2]*[.$F$2]" office:value-type="float" office:value="9535.11735587346" calcext:value-type="float">
            <text:p>9535</text:p>
          </table:table-cell>
          <table:table-cell table:formula="of:=[.B2]*[.$F$3]" office:value-type="float" office:value="6356.74490391564" calcext:value-type="float">
            <text:p>6357</text:p>
          </table:table-cell>
          <table:table-cell table:style-name="ce8" office:value-type="float" office:value="30000" calcext:value-type="float">
            <text:p>30000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SQRT([.A3]+1)-SQRT([.A3])" office:value-type="float" office:value="0.267949192431123" calcext:value-type="float">
            <text:p>0,27</text:p>
          </table:table-cell>
          <table:table-cell table:formula="of:=[.B3]*[.$F$1]" office:value-type="float" office:value="10717.9676972449" calcext:value-type="float">
            <text:p>10718</text:p>
          </table:table-cell>
          <table:table-cell table:formula="of:=[.B3]*[.$F$2]" office:value-type="float" office:value="8038.47577293369" calcext:value-type="float">
            <text:p>8038</text:p>
          </table:table-cell>
          <table:table-cell table:formula="of:=[.B3]*[.$F$3]" office:value-type="float" office:value="5358.98384862246" calcext:value-type="float">
            <text:p>5359</text:p>
          </table:table-cell>
          <table:table-cell table:style-name="ce8" office:value-type="float" office:value="20000" calcext:value-type="float">
            <text:p>20000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SQRT([.A4]+1)-SQRT([.A4])" office:value-type="float" office:value="0.23606797749979" calcext:value-type="float">
            <text:p>0,24</text:p>
          </table:table-cell>
          <table:table-cell table:formula="of:=[.B4]*[.$F$1]" office:value-type="float" office:value="9442.7190999916" calcext:value-type="float">
            <text:p>9443</text:p>
          </table:table-cell>
          <table:table-cell table:formula="of:=[.B4]*[.$F$2]" office:value-type="float" office:value="7082.0393249937" calcext:value-type="float">
            <text:p>7082</text:p>
          </table:table-cell>
          <table:table-cell table:formula="of:=[.B4]*[.$F$3]" office:value-type="float" office:value="4721.3595499958" calcext:value-type="float">
            <text:p>4721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SQRT([.A5]+1)-SQRT([.A5])" office:value-type="float" office:value="0.213421765283388" calcext:value-type="float">
            <text:p>0,21</text:p>
          </table:table-cell>
          <table:table-cell table:formula="of:=[.B5]*[.$F$1]" office:value-type="float" office:value="8536.87061133552" calcext:value-type="float">
            <text:p>8537</text:p>
          </table:table-cell>
          <table:table-cell table:formula="of:=[.B5]*[.$F$2]" office:value-type="float" office:value="6402.65295850164" calcext:value-type="float">
            <text:p>6403</text:p>
          </table:table-cell>
          <table:table-cell table:formula="of:=[.B5]*[.$F$3]" office:value-type="float" office:value="4268.43530566776" calcext:value-type="float">
            <text:p>4268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SQRT([.A6]+1)-SQRT([.A6])" office:value-type="float" office:value="0.196261568281413" calcext:value-type="float">
            <text:p>0,20</text:p>
          </table:table-cell>
          <table:table-cell table:formula="of:=[.B6]*[.$F$1]" office:value-type="float" office:value="7850.46273125652" calcext:value-type="float">
            <text:p>7850</text:p>
          </table:table-cell>
          <table:table-cell table:formula="of:=[.B6]*[.$F$2]" office:value-type="float" office:value="5887.84704844239" calcext:value-type="float">
            <text:p>5888</text:p>
          </table:table-cell>
          <table:table-cell table:formula="of:=[.B6]*[.$F$3]" office:value-type="float" office:value="3925.23136562826" calcext:value-type="float">
            <text:p>3925</text:p>
          </table:table-cell>
          <table:table-cell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SQRT([.A7]+1)-SQRT([.A7])" office:value-type="float" office:value="0.1826758136816" calcext:value-type="float">
            <text:p>0,18</text:p>
          </table:table-cell>
          <table:table-cell table:formula="of:=[.B7]*[.$F$1]" office:value-type="float" office:value="7307.032547264" calcext:value-type="float">
            <text:p>7307</text:p>
          </table:table-cell>
          <table:table-cell table:formula="of:=[.B7]*[.$F$2]" office:value-type="float" office:value="5480.274410448" calcext:value-type="float">
            <text:p>5480</text:p>
          </table:table-cell>
          <table:table-cell table:formula="of:=[.B7]*[.$F$3]" office:value-type="float" office:value="3653.516273632" calcext:value-type="float">
            <text:p>3654</text:p>
          </table:table-cell>
          <table:table-cell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SQRT([.A8]+1)-SQRT([.A8])" office:value-type="float" office:value="0.17157287525381" calcext:value-type="float">
            <text:p>0,17</text:p>
          </table:table-cell>
          <table:table-cell table:formula="of:=[.B8]*[.$F$1]" office:value-type="float" office:value="6862.9150101524" calcext:value-type="float">
            <text:p>6863</text:p>
          </table:table-cell>
          <table:table-cell table:formula="of:=[.B8]*[.$F$2]" office:value-type="float" office:value="5147.1862576143" calcext:value-type="float">
            <text:p>5147</text:p>
          </table:table-cell>
          <table:table-cell table:formula="of:=[.B8]*[.$F$3]" office:value-type="float" office:value="3431.4575050762" calcext:value-type="float">
            <text:p>3431</text:p>
          </table:table-cell>
          <table:table-cell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SQRT([.A9]+1)-SQRT([.A9])" office:value-type="float" office:value="0.16227766016838" calcext:value-type="float">
            <text:p>0,16</text:p>
          </table:table-cell>
          <table:table-cell table:formula="of:=[.B9]*[.$F$1]" office:value-type="float" office:value="6491.1064067352" calcext:value-type="float">
            <text:p>6491</text:p>
          </table:table-cell>
          <table:table-cell table:formula="of:=[.B9]*[.$F$2]" office:value-type="float" office:value="4868.3298050514" calcext:value-type="float">
            <text:p>4868</text:p>
          </table:table-cell>
          <table:table-cell table:formula="of:=[.B9]*[.$F$3]" office:value-type="float" office:value="3245.5532033676" calcext:value-type="float">
            <text:p>3246</text:p>
          </table:table-cell>
          <table:table-cell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SQRT([.A10]+1)-SQRT([.A10])" office:value-type="float" office:value="0.15434713018702" calcext:value-type="float">
            <text:p>0,15</text:p>
          </table:table-cell>
          <table:table-cell table:formula="of:=[.B10]*[.$F$1]" office:value-type="float" office:value="6173.8852074808" calcext:value-type="float">
            <text:p>6174</text:p>
          </table:table-cell>
          <table:table-cell table:formula="of:=[.B10]*[.$F$2]" office:value-type="float" office:value="4630.4139056106" calcext:value-type="float">
            <text:p>4630</text:p>
          </table:table-cell>
          <table:table-cell table:formula="of:=[.B10]*[.$F$3]" office:value-type="float" office:value="3086.9426037404" calcext:value-type="float">
            <text:p>3087</text:p>
          </table:table-cell>
          <table:table-cell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SQRT([.A11]+1)-SQRT([.A11])" office:value-type="float" office:value="0.147476824782355" calcext:value-type="float">
            <text:p>0,15</text:p>
          </table:table-cell>
          <table:table-cell table:formula="of:=[.B11]*[.$F$1]" office:value-type="float" office:value="5899.0729912942" calcext:value-type="float">
            <text:p>5899</text:p>
          </table:table-cell>
          <table:table-cell table:formula="of:=[.B11]*[.$F$2]" office:value-type="float" office:value="4424.30474347065" calcext:value-type="float">
            <text:p>4424</text:p>
          </table:table-cell>
          <table:table-cell table:formula="of:=[.B11]*[.$F$3]" office:value-type="float" office:value="2949.5364956471" calcext:value-type="float">
            <text:p>2950</text:p>
          </table:table-cell>
          <table:table-cell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SQRT([.A12]+1)-SQRT([.A12])" office:value-type="float" office:value="0.141449660326235" calcext:value-type="float">
            <text:p>0,14</text:p>
          </table:table-cell>
          <table:table-cell table:formula="of:=[.B12]*[.$F$1]" office:value-type="float" office:value="5657.9864130494" calcext:value-type="float">
            <text:p>5658</text:p>
          </table:table-cell>
          <table:table-cell table:formula="of:=[.B12]*[.$F$2]" office:value-type="float" office:value="4243.48980978705" calcext:value-type="float">
            <text:p>4243</text:p>
          </table:table-cell>
          <table:table-cell table:formula="of:=[.B12]*[.$F$3]" office:value-type="float" office:value="2828.9932065247" calcext:value-type="float">
            <text:p>2829</text:p>
          </table:table-cell>
          <table:table-cell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SQRT([.A13]+1)-SQRT([.A13])" office:value-type="float" office:value="0.136106111309952" calcext:value-type="float">
            <text:p>0,14</text:p>
          </table:table-cell>
          <table:table-cell table:formula="of:=[.B13]*[.$F$1]" office:value-type="float" office:value="5444.24445239808" calcext:value-type="float">
            <text:p>5444</text:p>
          </table:table-cell>
          <table:table-cell table:formula="of:=[.B13]*[.$F$2]" office:value-type="float" office:value="4083.18333929856" calcext:value-type="float">
            <text:p>4083</text:p>
          </table:table-cell>
          <table:table-cell table:formula="of:=[.B13]*[.$F$3]" office:value-type="float" office:value="2722.12222619904" calcext:value-type="float">
            <text:p>2722</text:p>
          </table:table-cell>
          <table:table-cell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SQRT([.A14]+1)-SQRT([.A14])" office:value-type="float" office:value="0.131325959433476" calcext:value-type="float">
            <text:p>0,13</text:p>
          </table:table-cell>
          <table:table-cell table:formula="of:=[.B14]*[.$F$1]" office:value-type="float" office:value="5253.03837733904" calcext:value-type="float">
            <text:p>5253</text:p>
          </table:table-cell>
          <table:table-cell table:formula="of:=[.B14]*[.$F$2]" office:value-type="float" office:value="3939.77878300428" calcext:value-type="float">
            <text:p>3940</text:p>
          </table:table-cell>
          <table:table-cell table:formula="of:=[.B14]*[.$F$3]" office:value-type="float" office:value="2626.51918866952" calcext:value-type="float">
            <text:p>2627</text:p>
          </table:table-cell>
          <table:table-cell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SQRT([.A15]+1)-SQRT([.A15])" office:value-type="float" office:value="0.127016653792583" calcext:value-type="float">
            <text:p>0,13</text:p>
          </table:table-cell>
          <table:table-cell table:formula="of:=[.B15]*[.$F$1]" office:value-type="float" office:value="5080.66615170332" calcext:value-type="float">
            <text:p>5081</text:p>
          </table:table-cell>
          <table:table-cell table:formula="of:=[.B15]*[.$F$2]" office:value-type="float" office:value="3810.49961377749" calcext:value-type="float">
            <text:p>3810</text:p>
          </table:table-cell>
          <table:table-cell table:formula="of:=[.B15]*[.$F$3]" office:value-type="float" office:value="2540.33307585166" calcext:value-type="float">
            <text:p>2540</text:p>
          </table:table-cell>
          <table:table-cell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SQRT([.A16]+1)-SQRT([.A16])" office:value-type="float" office:value="0.123105625617661" calcext:value-type="float">
            <text:p>0,12</text:p>
          </table:table-cell>
          <table:table-cell table:formula="of:=[.B16]*[.$F$1]" office:value-type="float" office:value="4924.22502470644" calcext:value-type="float">
            <text:p>4924</text:p>
          </table:table-cell>
          <table:table-cell table:formula="of:=[.B16]*[.$F$2]" office:value-type="float" office:value="3693.16876852983" calcext:value-type="float">
            <text:p>3693</text:p>
          </table:table-cell>
          <table:table-cell table:formula="of:=[.B16]*[.$F$3]" office:value-type="float" office:value="2462.11251235322" calcext:value-type="float">
            <text:p>2462</text:p>
          </table:table-cell>
          <table:table-cell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SQRT([.A17]+1)-SQRT([.A17])" office:value-type="float" office:value="0.119535061501624" calcext:value-type="float">
            <text:p>0,12</text:p>
          </table:table-cell>
          <table:table-cell table:formula="of:=[.B17]*[.$F$1]" office:value-type="float" office:value="4781.40246006496" calcext:value-type="float">
            <text:p>4781</text:p>
          </table:table-cell>
          <table:table-cell table:formula="of:=[.B17]*[.$F$2]" office:value-type="float" office:value="3586.05184504872" calcext:value-type="float">
            <text:p>3586</text:p>
          </table:table-cell>
          <table:table-cell table:formula="of:=[.B17]*[.$F$3]" office:value-type="float" office:value="2390.70123003248" calcext:value-type="float">
            <text:p>2391</text:p>
          </table:table-cell>
          <table:table-cell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SQRT([.A18]+1)-SQRT([.A18])" office:value-type="float" office:value="0.116258256421389" calcext:value-type="float">
            <text:p>0,12</text:p>
          </table:table-cell>
          <table:table-cell table:formula="of:=[.B18]*[.$F$1]" office:value-type="float" office:value="4650.33025685556" calcext:value-type="float">
            <text:p>4650</text:p>
          </table:table-cell>
          <table:table-cell table:formula="of:=[.B18]*[.$F$2]" office:value-type="float" office:value="3487.74769264167" calcext:value-type="float">
            <text:p>3488</text:p>
          </table:table-cell>
          <table:table-cell table:formula="of:=[.B18]*[.$F$3]" office:value-type="float" office:value="2325.16512842778" calcext:value-type="float">
            <text:p>2325</text:p>
          </table:table-cell>
          <table:table-cell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SQRT([.A19]+1)-SQRT([.A19])" office:value-type="float" office:value="0.113237011458906" calcext:value-type="float">
            <text:p>0,11</text:p>
          </table:table-cell>
          <table:table-cell table:formula="of:=[.B19]*[.$F$1]" office:value-type="float" office:value="4529.48045835624" calcext:value-type="float">
            <text:p>4529</text:p>
          </table:table-cell>
          <table:table-cell table:formula="of:=[.B19]*[.$F$2]" office:value-type="float" office:value="3397.11034376718" calcext:value-type="float">
            <text:p>3397</text:p>
          </table:table-cell>
          <table:table-cell table:formula="of:=[.B19]*[.$F$3]" office:value-type="float" office:value="2264.74022917812" calcext:value-type="float">
            <text:p>2265</text:p>
          </table:table-cell>
          <table:table-cell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SQRT([.A20]+1)-SQRT([.A20])" office:value-type="float" office:value="0.11043973995626" calcext:value-type="float">
            <text:p>0,11</text:p>
          </table:table-cell>
          <table:table-cell table:formula="of:=[.B20]*[.$F$1]" office:value-type="float" office:value="4417.5895982504" calcext:value-type="float">
            <text:p>4418</text:p>
          </table:table-cell>
          <table:table-cell table:formula="of:=[.B20]*[.$F$2]" office:value-type="float" office:value="3313.1921986878" calcext:value-type="float">
            <text:p>3313</text:p>
          </table:table-cell>
          <table:table-cell table:formula="of:=[.B20]*[.$F$3]" office:value-type="float" office:value="2208.7947991252" calcext:value-type="float">
            <text:p>2209</text:p>
          </table:table-cell>
          <table:table-cell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SQRT([.A21]+1)-SQRT([.A21])" office:value-type="float" office:value="0.10784006486759" calcext:value-type="float">
            <text:p>0,11</text:p>
          </table:table-cell>
          <table:table-cell table:formula="of:=[.B21]*[.$F$1]" office:value-type="float" office:value="4313.6025947036" calcext:value-type="float">
            <text:p>4314</text:p>
          </table:table-cell>
          <table:table-cell table:formula="of:=[.B21]*[.$F$2]" office:value-type="float" office:value="3235.2019460277" calcext:value-type="float">
            <text:p>3235</text:p>
          </table:table-cell>
          <table:table-cell table:formula="of:=[.B21]*[.$F$3]" office:value-type="float" office:value="2156.8012973518" calcext:value-type="float">
            <text:p>2157</text:p>
          </table:table-cell>
          <table:table-cell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SQRT([.A22]+1)-SQRT([.A22])" office:value-type="float" office:value="0.105415763489289" calcext:value-type="float">
            <text:p>0,11</text:p>
          </table:table-cell>
          <table:table-cell table:formula="of:=[.B22]*[.$F$1]" office:value-type="float" office:value="4216.63053957156" calcext:value-type="float">
            <text:p>4217</text:p>
          </table:table-cell>
          <table:table-cell table:formula="of:=[.B22]*[.$F$2]" office:value-type="float" office:value="3162.47290467867" calcext:value-type="float">
            <text:p>3162</text:p>
          </table:table-cell>
          <table:table-cell table:formula="of:=[.B22]*[.$F$3]" office:value-type="float" office:value="2108.31526978578" calcext:value-type="float">
            <text:p>2108</text:p>
          </table:table-cell>
          <table:table-cell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SQRT([.A23]+1)-SQRT([.A23])" office:value-type="float" office:value="0.103147962253637" calcext:value-type="float">
            <text:p>0,10</text:p>
          </table:table-cell>
          <table:table-cell table:formula="of:=[.B23]*[.$F$1]" office:value-type="float" office:value="4125.91849014548" calcext:value-type="float">
            <text:p>4126</text:p>
          </table:table-cell>
          <table:table-cell table:formula="of:=[.B23]*[.$F$2]" office:value-type="float" office:value="3094.43886760911" calcext:value-type="float">
            <text:p>3094</text:p>
          </table:table-cell>
          <table:table-cell table:formula="of:=[.B23]*[.$F$3]" office:value-type="float" office:value="2062.95924507274" calcext:value-type="float">
            <text:p>2063</text:p>
          </table:table-cell>
          <table:table-cell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SQRT([.A24]+1)-SQRT([.A24])" office:value-type="float" office:value="0.101020514433644" calcext:value-type="float">
            <text:p>0,10</text:p>
          </table:table-cell>
          <table:table-cell table:formula="of:=[.B24]*[.$F$1]" office:value-type="float" office:value="4040.82057734576" calcext:value-type="float">
            <text:p>4041</text:p>
          </table:table-cell>
          <table:table-cell table:formula="of:=[.B24]*[.$F$2]" office:value-type="float" office:value="3030.61543300932" calcext:value-type="float">
            <text:p>3031</text:p>
          </table:table-cell>
          <table:table-cell table:formula="of:=[.B24]*[.$F$3]" office:value-type="float" office:value="2020.41028867288" calcext:value-type="float">
            <text:p>2020</text:p>
          </table:table-cell>
          <table:table-cell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SQRT([.A25]+1)-SQRT([.A25])" office:value-type="float" office:value="0.0990195135927845" calcext:value-type="float">
            <text:p>0,10</text:p>
          </table:table-cell>
          <table:table-cell table:formula="of:=[.B25]*[.$F$1]" office:value-type="float" office:value="3960.78054371138" calcext:value-type="float">
            <text:p>3961</text:p>
          </table:table-cell>
          <table:table-cell table:formula="of:=[.B25]*[.$F$2]" office:value-type="float" office:value="2970.58540778353" calcext:value-type="float">
            <text:p>2971</text:p>
          </table:table-cell>
          <table:table-cell table:formula="of:=[.B25]*[.$F$3]" office:value-type="float" office:value="1980.39027185569" calcext:value-type="float">
            <text:p>1980</text:p>
          </table:table-cell>
          <table:table-cell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SQRT([.A26]+1)-SQRT([.A26])" office:value-type="float" office:value="0.0971329091138475" calcext:value-type="float">
            <text:p>0,10</text:p>
          </table:table-cell>
          <table:table-cell table:formula="of:=[.B26]*[.$F$1]" office:value-type="float" office:value="3885.3163645539" calcext:value-type="float">
            <text:p>3885</text:p>
          </table:table-cell>
          <table:table-cell table:formula="of:=[.B26]*[.$F$2]" office:value-type="float" office:value="2913.98727341542" calcext:value-type="float">
            <text:p>2914</text:p>
          </table:table-cell>
          <table:table-cell table:formula="of:=[.B26]*[.$F$3]" office:value-type="float" office:value="1942.65818227695" calcext:value-type="float">
            <text:p>1943</text:p>
          </table:table-cell>
          <table:table-cell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SQRT([.A27]+1)-SQRT([.A27])" office:value-type="float" office:value="0.0953501994225494" calcext:value-type="float">
            <text:p>0,10</text:p>
          </table:table-cell>
          <table:table-cell table:formula="of:=[.B27]*[.$F$1]" office:value-type="float" office:value="3814.00797690198" calcext:value-type="float">
            <text:p>3814</text:p>
          </table:table-cell>
          <table:table-cell table:formula="of:=[.B27]*[.$F$2]" office:value-type="float" office:value="2860.50598267648" calcext:value-type="float">
            <text:p>2861</text:p>
          </table:table-cell>
          <table:table-cell table:formula="of:=[.B27]*[.$F$3]" office:value-type="float" office:value="1907.00398845099" calcext:value-type="float">
            <text:p>1907</text:p>
          </table:table-cell>
          <table:table-cell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SQRT([.A28]+1)-SQRT([.A28])" office:value-type="float" office:value="0.0936621850053223" calcext:value-type="float">
            <text:p>0,09</text:p>
          </table:table-cell>
          <table:table-cell table:formula="of:=[.B28]*[.$F$1]" office:value-type="float" office:value="3746.48740021289" calcext:value-type="float">
            <text:p>3746</text:p>
          </table:table-cell>
          <table:table-cell table:formula="of:=[.B28]*[.$F$2]" office:value-type="float" office:value="2809.86555015967" calcext:value-type="float">
            <text:p>2810</text:p>
          </table:table-cell>
          <table:table-cell table:formula="of:=[.B28]*[.$F$3]" office:value-type="float" office:value="1873.24370010645" calcext:value-type="float">
            <text:p>1873</text:p>
          </table:table-cell>
          <table:table-cell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SQRT([.A29]+1)-SQRT([.A29])" office:value-type="float" office:value="0.0920607679171575" calcext:value-type="float">
            <text:p>0,09</text:p>
          </table:table-cell>
          <table:table-cell table:formula="of:=[.B29]*[.$F$1]" office:value-type="float" office:value="3682.4307166863" calcext:value-type="float">
            <text:p>3682</text:p>
          </table:table-cell>
          <table:table-cell table:formula="of:=[.B29]*[.$F$2]" office:value-type="float" office:value="2761.82303751472" calcext:value-type="float">
            <text:p>2762</text:p>
          </table:table-cell>
          <table:table-cell table:formula="of:=[.B29]*[.$F$3]" office:value-type="float" office:value="1841.21535834315" calcext:value-type="float">
            <text:p>1841</text:p>
          </table:table-cell>
          <table:table-cell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SQRT([.A30]+1)-SQRT([.A30])" office:value-type="float" office:value="0.0905387877783603" calcext:value-type="float">
            <text:p>0,09</text:p>
          </table:table-cell>
          <table:table-cell table:formula="of:=[.B30]*[.$F$1]" office:value-type="float" office:value="3621.55151113441" calcext:value-type="float">
            <text:p>3622</text:p>
          </table:table-cell>
          <table:table-cell table:formula="of:=[.B30]*[.$F$2]" office:value-type="float" office:value="2716.16363335081" calcext:value-type="float">
            <text:p>2716</text:p>
          </table:table-cell>
          <table:table-cell table:formula="of:=[.B30]*[.$F$3]" office:value-type="float" office:value="1810.77575556721" calcext:value-type="float">
            <text:p>1811</text:p>
          </table:table-cell>
          <table:table-cell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SQRT([.A31]+1)-SQRT([.A31])" office:value-type="float" office:value="0.0890898866623591" calcext:value-type="float">
            <text:p>0,09</text:p>
          </table:table-cell>
          <table:table-cell table:formula="of:=[.B31]*[.$F$1]" office:value-type="float" office:value="3563.59546649436" calcext:value-type="float">
            <text:p>3564</text:p>
          </table:table-cell>
          <table:table-cell table:formula="of:=[.B31]*[.$F$2]" office:value-type="float" office:value="2672.69659987077" calcext:value-type="float">
            <text:p>2673</text:p>
          </table:table-cell>
          <table:table-cell table:formula="of:=[.B31]*[.$F$3]" office:value-type="float" office:value="1781.79773324718" calcext:value-type="float">
            <text:p>1782</text:p>
          </table:table-cell>
          <table:table-cell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SQRT([.A32]+1)-SQRT([.A32])" office:value-type="float" office:value="0.087708397045648" calcext:value-type="float">
            <text:p>0,09</text:p>
          </table:table-cell>
          <table:table-cell table:formula="of:=[.B32]*[.$F$1]" office:value-type="float" office:value="3508.33588182592" calcext:value-type="float">
            <text:p>3508</text:p>
          </table:table-cell>
          <table:table-cell table:formula="of:=[.B32]*[.$F$2]" office:value-type="float" office:value="2631.25191136944" calcext:value-type="float">
            <text:p>2631</text:p>
          </table:table-cell>
          <table:table-cell table:formula="of:=[.B32]*[.$F$3]" office:value-type="float" office:value="1754.16794091296" calcext:value-type="float">
            <text:p>1754</text:p>
          </table:table-cell>
          <table:table-cell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SQRT([.A33]+1)-SQRT([.A33])" office:value-type="float" office:value="0.0863892483072721" calcext:value-type="float">
            <text:p>0,09</text:p>
          </table:table-cell>
          <table:table-cell table:formula="of:=[.B33]*[.$F$1]" office:value-type="float" office:value="3455.56993229088" calcext:value-type="float">
            <text:p>3456</text:p>
          </table:table-cell>
          <table:table-cell table:formula="of:=[.B33]*[.$F$2]" office:value-type="float" office:value="2591.67744921816" calcext:value-type="float">
            <text:p>2592</text:p>
          </table:table-cell>
          <table:table-cell table:formula="of:=[.B33]*[.$F$3]" office:value-type="float" office:value="1727.78496614544" calcext:value-type="float">
            <text:p>1728</text:p>
          </table:table-cell>
          <table:table-cell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SQRT([.A34]+1)-SQRT([.A34])" office:value-type="float" office:value="0.0851278882543154" calcext:value-type="float">
            <text:p>0,09</text:p>
          </table:table-cell>
          <table:table-cell table:formula="of:=[.B34]*[.$F$1]" office:value-type="float" office:value="3405.11553017262" calcext:value-type="float">
            <text:p>3405</text:p>
          </table:table-cell>
          <table:table-cell table:formula="of:=[.B34]*[.$F$2]" office:value-type="float" office:value="2553.83664762946" calcext:value-type="float">
            <text:p>2554</text:p>
          </table:table-cell>
          <table:table-cell table:formula="of:=[.B34]*[.$F$3]" office:value-type="float" office:value="1702.55776508631" calcext:value-type="float">
            <text:p>1703</text:p>
          </table:table-cell>
          <table:table-cell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SQRT([.A35]+1)-SQRT([.A35])" office:value-type="float" office:value="0.0839202169003839" calcext:value-type="float">
            <text:p>0,08</text:p>
          </table:table-cell>
          <table:table-cell table:formula="of:=[.B35]*[.$F$1]" office:value-type="float" office:value="3356.80867601536" calcext:value-type="float">
            <text:p>3357</text:p>
          </table:table-cell>
          <table:table-cell table:formula="of:=[.B35]*[.$F$2]" office:value-type="float" office:value="2517.60650701152" calcext:value-type="float">
            <text:p>2518</text:p>
          </table:table-cell>
          <table:table-cell table:formula="of:=[.B35]*[.$F$3]" office:value-type="float" office:value="1678.40433800768" calcext:value-type="float">
            <text:p>1678</text:p>
          </table:table-cell>
          <table:table-cell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SQRT([.A36]+1)-SQRT([.A36])" office:value-type="float" office:value="0.0827625302982193" calcext:value-type="float">
            <text:p>0,08</text:p>
          </table:table-cell>
          <table:table-cell table:formula="of:=[.B36]*[.$F$1]" office:value-type="float" office:value="3310.50121192877" calcext:value-type="float">
            <text:p>3311</text:p>
          </table:table-cell>
          <table:table-cell table:formula="of:=[.B36]*[.$F$2]" office:value-type="float" office:value="2482.87590894658" calcext:value-type="float">
            <text:p>2483</text:p>
          </table:table-cell>
          <table:table-cell table:formula="of:=[.B36]*[.$F$3]" office:value-type="float" office:value="1655.25060596439" calcext:value-type="float">
            <text:p>1655</text:p>
          </table:table-cell>
          <table:table-cell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SQRT([.A37]+1)-SQRT([.A37])" office:value-type="float" office:value="0.0816514726707567" calcext:value-type="float">
            <text:p>0,08</text:p>
          </table:table-cell>
          <table:table-cell table:formula="of:=[.B37]*[.$F$1]" office:value-type="float" office:value="3266.05890683027" calcext:value-type="float">
            <text:p>3266</text:p>
          </table:table-cell>
          <table:table-cell table:formula="of:=[.B37]*[.$F$2]" office:value-type="float" office:value="2449.5441801227" calcext:value-type="float">
            <text:p>2450</text:p>
          </table:table-cell>
          <table:table-cell table:formula="of:=[.B37]*[.$F$3]" office:value-type="float" office:value="1633.02945341513" calcext:value-type="float">
            <text:p>1633</text:p>
          </table:table-cell>
          <table:table-cell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SQRT([.A38]+1)-SQRT([.A38])" office:value-type="float" office:value="0.0805839954294223" calcext:value-type="float">
            <text:p>0,08</text:p>
          </table:table-cell>
          <table:table-cell table:formula="of:=[.B38]*[.$F$1]" office:value-type="float" office:value="3223.35981717689" calcext:value-type="float">
            <text:p>3223</text:p>
          </table:table-cell>
          <table:table-cell table:formula="of:=[.B38]*[.$F$2]" office:value-type="float" office:value="2417.51986288267" calcext:value-type="float">
            <text:p>2418</text:p>
          </table:table-cell>
          <table:table-cell table:formula="of:=[.B38]*[.$F$3]" office:value-type="float" office:value="1611.67990858845" calcext:value-type="float">
            <text:p>1612</text:p>
          </table:table-cell>
          <table:table-cell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SQRT([.A39]+1)-SQRT([.A39])" office:value-type="float" office:value="0.0795573219383607" calcext:value-type="float">
            <text:p>0,08</text:p>
          </table:table-cell>
          <table:table-cell table:formula="of:=[.B39]*[.$F$1]" office:value-type="float" office:value="3182.29287753443" calcext:value-type="float">
            <text:p>3182</text:p>
          </table:table-cell>
          <table:table-cell table:formula="of:=[.B39]*[.$F$2]" office:value-type="float" office:value="2386.71965815082" calcext:value-type="float">
            <text:p>2387</text:p>
          </table:table-cell>
          <table:table-cell table:formula="of:=[.B39]*[.$F$3]" office:value-type="float" office:value="1591.14643876721" calcext:value-type="float">
            <text:p>1591</text:p>
          </table:table-cell>
          <table:table-cell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SQRT([.A40]+1)-SQRT([.A40])" office:value-type="float" office:value="0.0785689170960895" calcext:value-type="float">
            <text:p>0,08</text:p>
          </table:table-cell>
          <table:table-cell table:formula="of:=[.B40]*[.$F$1]" office:value-type="float" office:value="3142.75668384358" calcext:value-type="float">
            <text:p>3143</text:p>
          </table:table-cell>
          <table:table-cell table:formula="of:=[.B40]*[.$F$2]" office:value-type="float" office:value="2357.06751288268" calcext:value-type="float">
            <text:p>2357</text:p>
          </table:table-cell>
          <table:table-cell table:formula="of:=[.B40]*[.$F$3]" office:value-type="float" office:value="1571.37834192179" calcext:value-type="float">
            <text:p>1571</text:p>
          </table:table-cell>
          <table:table-cell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SQRT([.A41]+1)-SQRT([.A41])" office:value-type="float" office:value="0.0776164609750119" calcext:value-type="float">
            <text:p>0,08</text:p>
          </table:table-cell>
          <table:table-cell table:formula="of:=[.B41]*[.$F$1]" office:value-type="float" office:value="3104.65843900048" calcext:value-type="float">
            <text:p>3105</text:p>
          </table:table-cell>
          <table:table-cell table:formula="of:=[.B41]*[.$F$2]" office:value-type="float" office:value="2328.49382925036" calcext:value-type="float">
            <text:p>2328</text:p>
          </table:table-cell>
          <table:table-cell table:formula="of:=[.B41]*[.$F$3]" office:value-type="float" office:value="1552.32921950024" calcext:value-type="float">
            <text:p>1552</text:p>
          </table:table-cell>
          <table:table-cell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SQRT([.A42]+1)-SQRT([.A42])" office:value-type="float" office:value="0.07669782589414" calcext:value-type="float">
            <text:p>0,08</text:p>
          </table:table-cell>
          <table:table-cell table:formula="of:=[.B42]*[.$F$1]" office:value-type="float" office:value="3067.9130357656" calcext:value-type="float">
            <text:p>3068</text:p>
          </table:table-cell>
          <table:table-cell table:formula="of:=[.B42]*[.$F$2]" office:value-type="float" office:value="2300.9347768242" calcext:value-type="float">
            <text:p>2301</text:p>
          </table:table-cell>
          <table:table-cell table:formula="of:=[.B42]*[.$F$3]" office:value-type="float" office:value="1533.9565178828" calcext:value-type="float">
            <text:p>1534</text:p>
          </table:table-cell>
          <table:table-cell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SQRT([.A43]+1)-SQRT([.A43])" office:value-type="float" office:value="0.0758110564087993" calcext:value-type="float">
            <text:p>0,08</text:p>
          </table:table-cell>
          <table:table-cell table:formula="of:=[.B43]*[.$F$1]" office:value-type="float" office:value="3032.44225635197" calcext:value-type="float">
            <text:p>3032</text:p>
          </table:table-cell>
          <table:table-cell table:formula="of:=[.B43]*[.$F$2]" office:value-type="float" office:value="2274.33169226398" calcext:value-type="float">
            <text:p>2274</text:p>
          </table:table-cell>
          <table:table-cell table:formula="of:=[.B43]*[.$F$3]" office:value-type="float" office:value="1516.22112817599" calcext:value-type="float">
            <text:p>1516</text:p>
          </table:table-cell>
          <table:table-cell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SQRT([.A44]+1)-SQRT([.A44])" office:value-type="float" office:value="0.0749543517885698" calcext:value-type="float">
            <text:p>0,07</text:p>
          </table:table-cell>
          <table:table-cell table:formula="of:=[.B44]*[.$F$1]" office:value-type="float" office:value="2998.17407154279" calcext:value-type="float">
            <text:p>2998</text:p>
          </table:table-cell>
          <table:table-cell table:formula="of:=[.B44]*[.$F$2]" office:value-type="float" office:value="2248.63055365709" calcext:value-type="float">
            <text:p>2249</text:p>
          </table:table-cell>
          <table:table-cell table:formula="of:=[.B44]*[.$F$3]" office:value-type="float" office:value="1499.0870357714" calcext:value-type="float">
            <text:p>1499</text:p>
          </table:table-cell>
          <table:table-cell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SQRT([.A45]+1)-SQRT([.A45])" office:value-type="float" office:value="0.0741260506258987" calcext:value-type="float">
            <text:p>0,07</text:p>
          </table:table-cell>
          <table:table-cell table:formula="of:=[.B45]*[.$F$1]" office:value-type="float" office:value="2965.04202503595" calcext:value-type="float">
            <text:p>2965</text:p>
          </table:table-cell>
          <table:table-cell table:formula="of:=[.B45]*[.$F$2]" office:value-type="float" office:value="2223.78151877696" calcext:value-type="float">
            <text:p>2224</text:p>
          </table:table-cell>
          <table:table-cell table:formula="of:=[.B45]*[.$F$3]" office:value-type="float" office:value="1482.52101251797" calcext:value-type="float">
            <text:p>1483</text:p>
          </table:table-cell>
          <table:table-cell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SQRT([.A46]+1)-SQRT([.A46])" office:value-type="float" office:value="0.0733246172757758" calcext:value-type="float">
            <text:p>0,07</text:p>
          </table:table-cell>
          <table:table-cell table:formula="of:=[.B46]*[.$F$1]" office:value-type="float" office:value="2932.98469103103" calcext:value-type="float">
            <text:p>2933</text:p>
          </table:table-cell>
          <table:table-cell table:formula="of:=[.B46]*[.$F$2]" office:value-type="float" office:value="2199.73851827327" calcext:value-type="float">
            <text:p>2200</text:p>
          </table:table-cell>
          <table:table-cell table:formula="of:=[.B46]*[.$F$3]" office:value-type="float" office:value="1466.49234551552" calcext:value-type="float">
            <text:p>1466</text:p>
          </table:table-cell>
          <table:table-cell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SQRT([.A47]+1)-SQRT([.A47])" office:value-type="float" office:value="0.0725486298744649" calcext:value-type="float">
            <text:p>0,07</text:p>
          </table:table-cell>
          <table:table-cell table:formula="of:=[.B47]*[.$F$1]" office:value-type="float" office:value="2901.9451949786" calcext:value-type="float">
            <text:p>2902</text:p>
          </table:table-cell>
          <table:table-cell table:formula="of:=[.B47]*[.$F$2]" office:value-type="float" office:value="2176.45889623395" calcext:value-type="float">
            <text:p>2176</text:p>
          </table:table-cell>
          <table:table-cell table:formula="of:=[.B47]*[.$F$3]" office:value-type="float" office:value="1450.9725974893" calcext:value-type="float">
            <text:p>1451</text:p>
          </table:table-cell>
          <table:table-cell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SQRT([.A48]+1)-SQRT([.A48])" office:value-type="float" office:value="0.0717967697244912" calcext:value-type="float">
            <text:p>0,07</text:p>
          </table:table-cell>
          <table:table-cell table:formula="of:=[.B48]*[.$F$1]" office:value-type="float" office:value="2871.87078897965" calcext:value-type="float">
            <text:p>2872</text:p>
          </table:table-cell>
          <table:table-cell table:formula="of:=[.B48]*[.$F$2]" office:value-type="float" office:value="2153.90309173474" calcext:value-type="float">
            <text:p>2154</text:p>
          </table:table-cell>
          <table:table-cell table:formula="of:=[.B48]*[.$F$3]" office:value-type="float" office:value="1435.93539448982" calcext:value-type="float">
            <text:p>1436</text:p>
          </table:table-cell>
          <table:table-cell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SQRT([.A49]+1)-SQRT([.A49])" office:value-type="float" office:value="0.0710678118654755" calcext:value-type="float">
            <text:p>0,07</text:p>
          </table:table-cell>
          <table:table-cell table:formula="of:=[.B49]*[.$F$1]" office:value-type="float" office:value="2842.71247461902" calcext:value-type="float">
            <text:p>2843</text:p>
          </table:table-cell>
          <table:table-cell table:formula="of:=[.B49]*[.$F$2]" office:value-type="float" office:value="2132.03435596427" calcext:value-type="float">
            <text:p>2132</text:p>
          </table:table-cell>
          <table:table-cell table:formula="of:=[.B49]*[.$F$3]" office:value-type="float" office:value="1421.35623730951" calcext:value-type="float">
            <text:p>1421</text:p>
          </table:table-cell>
          <table:table-cell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SQRT([.A50]+1)-SQRT([.A50])" office:value-type="float" office:value="0.0703606166773749" calcext:value-type="float">
            <text:p>0,07</text:p>
          </table:table-cell>
          <table:table-cell table:formula="of:=[.B50]*[.$F$1]" office:value-type="float" office:value="2814.424667095" calcext:value-type="float">
            <text:p>2814</text:p>
          </table:table-cell>
          <table:table-cell table:formula="of:=[.B50]*[.$F$2]" office:value-type="float" office:value="2110.81850032125" calcext:value-type="float">
            <text:p>2111</text:p>
          </table:table-cell>
          <table:table-cell table:formula="of:=[.B50]*[.$F$3]" office:value-type="float" office:value="1407.2123335475" calcext:value-type="float">
            <text:p>1407</text:p>
          </table:table-cell>
          <table:table-cell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SQRT([.A51]+1)-SQRT([.A51])" office:value-type="float" office:value="0.0696741223851278" calcext:value-type="float">
            <text:p>0,07</text:p>
          </table:table-cell>
          <table:table-cell table:formula="of:=[.B51]*[.$F$1]" office:value-type="float" office:value="2786.96489540511" calcext:value-type="float">
            <text:p>2787</text:p>
          </table:table-cell>
          <table:table-cell table:formula="of:=[.B51]*[.$F$2]" office:value-type="float" office:value="2090.22367155383" calcext:value-type="float">
            <text:p>2090</text:p>
          </table:table-cell>
          <table:table-cell table:formula="of:=[.B51]*[.$F$3]" office:value-type="float" office:value="1393.48244770256" calcext:value-type="float">
            <text:p>1393</text:p>
          </table:table-cell>
          <table:table-cell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SQRT([.A52]+1)-SQRT([.A52])" office:value-type="float" office:value="0.0690073383525398" calcext:value-type="float">
            <text:p>0,07</text:p>
          </table:table-cell>
          <table:table-cell table:formula="of:=[.B52]*[.$F$1]" office:value-type="float" office:value="2760.29353410159" calcext:value-type="float">
            <text:p>2760</text:p>
          </table:table-cell>
          <table:table-cell table:formula="of:=[.B52]*[.$F$2]" office:value-type="float" office:value="2070.22015057619" calcext:value-type="float">
            <text:p>2070</text:p>
          </table:table-cell>
          <table:table-cell table:formula="of:=[.B52]*[.$F$3]" office:value-type="float" office:value="1380.1467670508" calcext:value-type="float">
            <text:p>1380</text:p>
          </table:table-cell>
          <table:table-cell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SQRT([.A53]+1)-SQRT([.A53])" office:value-type="float" office:value="0.0683593390690165" calcext:value-type="float">
            <text:p>0,07</text:p>
          </table:table-cell>
          <table:table-cell table:formula="of:=[.B53]*[.$F$1]" office:value-type="float" office:value="2734.37356276066" calcext:value-type="float">
            <text:p>2734</text:p>
          </table:table-cell>
          <table:table-cell table:formula="of:=[.B53]*[.$F$2]" office:value-type="float" office:value="2050.78017207049" calcext:value-type="float">
            <text:p>2051</text:p>
          </table:table-cell>
          <table:table-cell table:formula="of:=[.B53]*[.$F$3]" office:value-type="float" office:value="1367.18678138033" calcext:value-type="float">
            <text:p>1367</text:p>
          </table:table-cell>
          <table:table-cell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SQRT([.A54]+1)-SQRT([.A54])" office:value-type="float" office:value="0.0677292587461285" calcext:value-type="float">
            <text:p>0,07</text:p>
          </table:table-cell>
          <table:table-cell table:formula="of:=[.B54]*[.$F$1]" office:value-type="float" office:value="2709.17034984514" calcext:value-type="float">
            <text:p>2709</text:p>
          </table:table-cell>
          <table:table-cell table:formula="of:=[.B54]*[.$F$2]" office:value-type="float" office:value="2031.87776238385" calcext:value-type="float">
            <text:p>2032</text:p>
          </table:table-cell>
          <table:table-cell table:formula="of:=[.B54]*[.$F$3]" office:value-type="float" office:value="1354.58517492257" calcext:value-type="float">
            <text:p>1355</text:p>
          </table:table-cell>
          <table:table-cell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SQRT([.A55]+1)-SQRT([.A55])" office:value-type="float" office:value="0.0671162864522197" calcext:value-type="float">
            <text:p>0,07</text:p>
          </table:table-cell>
          <table:table-cell table:formula="of:=[.B55]*[.$F$1]" office:value-type="float" office:value="2684.65145808879" calcext:value-type="float">
            <text:p>2685</text:p>
          </table:table-cell>
          <table:table-cell table:formula="of:=[.B55]*[.$F$2]" office:value-type="float" office:value="2013.48859356659" calcext:value-type="float">
            <text:p>2013</text:p>
          </table:table-cell>
          <table:table-cell table:formula="of:=[.B55]*[.$F$3]" office:value-type="float" office:value="1342.32572904439" calcext:value-type="float">
            <text:p>1342</text:p>
          </table:table-cell>
          <table:table-cell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SQRT([.A56]+1)-SQRT([.A56])" office:value-type="float" office:value="0.0665196617228672" calcext:value-type="float">
            <text:p>0,07</text:p>
          </table:table-cell>
          <table:table-cell table:formula="of:=[.B56]*[.$F$1]" office:value-type="float" office:value="2660.78646891469" calcext:value-type="float">
            <text:p>2661</text:p>
          </table:table-cell>
          <table:table-cell table:formula="of:=[.B56]*[.$F$2]" office:value-type="float" office:value="1995.58985168602" calcext:value-type="float">
            <text:p>1996</text:p>
          </table:table-cell>
          <table:table-cell table:formula="of:=[.B56]*[.$F$3]" office:value-type="float" office:value="1330.39323445734" calcext:value-type="float">
            <text:p>1330</text:p>
          </table:table-cell>
          <table:table-cell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SQRT([.A57]+1)-SQRT([.A57])" office:value-type="float" office:value="0.0659386705931588" calcext:value-type="float">
            <text:p>0,07</text:p>
          </table:table-cell>
          <table:table-cell table:formula="of:=[.B57]*[.$F$1]" office:value-type="float" office:value="2637.54682372635" calcext:value-type="float">
            <text:p>2638</text:p>
          </table:table-cell>
          <table:table-cell table:formula="of:=[.B57]*[.$F$2]" office:value-type="float" office:value="1978.16011779476" calcext:value-type="float">
            <text:p>1978</text:p>
          </table:table-cell>
          <table:table-cell table:formula="of:=[.B57]*[.$F$3]" office:value-type="float" office:value="1318.77341186318" calcext:value-type="float">
            <text:p>1319</text:p>
          </table:table-cell>
          <table:table-cell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SQRT([.A58]+1)-SQRT([.A58])" office:value-type="float" office:value="0.0653726420046992" calcext:value-type="float">
            <text:p>0,07</text:p>
          </table:table-cell>
          <table:table-cell table:formula="of:=[.B58]*[.$F$1]" office:value-type="float" office:value="2614.90568018797" calcext:value-type="float">
            <text:p>2615</text:p>
          </table:table-cell>
          <table:table-cell table:formula="of:=[.B58]*[.$F$2]" office:value-type="float" office:value="1961.17926014098" calcext:value-type="float">
            <text:p>1961</text:p>
          </table:table-cell>
          <table:table-cell table:formula="of:=[.B58]*[.$F$3]" office:value-type="float" office:value="1307.45284009398" calcext:value-type="float">
            <text:p>1307</text:p>
          </table:table-cell>
          <table:table-cell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SQRT([.A59]+1)-SQRT([.A59])" office:value-type="float" office:value="0.0648209445462262" calcext:value-type="float">
            <text:p>0,06</text:p>
          </table:table-cell>
          <table:table-cell table:formula="of:=[.B59]*[.$F$1]" office:value-type="float" office:value="2592.83778184905" calcext:value-type="float">
            <text:p>2593</text:p>
          </table:table-cell>
          <table:table-cell table:formula="of:=[.B59]*[.$F$2]" office:value-type="float" office:value="1944.62833638679" calcext:value-type="float">
            <text:p>1945</text:p>
          </table:table-cell>
          <table:table-cell table:formula="of:=[.B59]*[.$F$3]" office:value-type="float" office:value="1296.41889092452" calcext:value-type="float">
            <text:p>1296</text:p>
          </table:table-cell>
          <table:table-cell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SQRT([.A60]+1)-SQRT([.A60])" office:value-type="float" office:value="0.0642829834918199" calcext:value-type="float">
            <text:p>0,06</text:p>
          </table:table-cell>
          <table:table-cell table:formula="of:=[.B60]*[.$F$1]" office:value-type="float" office:value="2571.3193396728" calcext:value-type="float">
            <text:p>2571</text:p>
          </table:table-cell>
          <table:table-cell table:formula="of:=[.B60]*[.$F$2]" office:value-type="float" office:value="1928.4895047546" calcext:value-type="float">
            <text:p>1928</text:p>
          </table:table-cell>
          <table:table-cell table:formula="of:=[.B60]*[.$F$3]" office:value-type="float" office:value="1285.6596698364" calcext:value-type="float">
            <text:p>1286</text:p>
          </table:table-cell>
          <table:table-cell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SQRT([.A61]+1)-SQRT([.A61])" office:value-type="float" office:value="0.0637581981051572" calcext:value-type="float">
            <text:p>0,06</text:p>
          </table:table-cell>
          <table:table-cell table:formula="of:=[.B61]*[.$F$1]" office:value-type="float" office:value="2550.32792420629" calcext:value-type="float">
            <text:p>2550</text:p>
          </table:table-cell>
          <table:table-cell table:formula="of:=[.B61]*[.$F$2]" office:value-type="float" office:value="1912.74594315472" calcext:value-type="float">
            <text:p>1913</text:p>
          </table:table-cell>
          <table:table-cell table:formula="of:=[.B61]*[.$F$3]" office:value-type="float" office:value="1275.16396210314" calcext:value-type="float">
            <text:p>1275</text:p>
          </table:table-cell>
          <table:table-cell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SQRT([.A62]+1)-SQRT([.A62])" office:value-type="float" office:value="0.063246059181961" calcext:value-type="float">
            <text:p>0,06</text:p>
          </table:table-cell>
          <table:table-cell table:formula="of:=[.B62]*[.$F$1]" office:value-type="float" office:value="2529.84236727844" calcext:value-type="float">
            <text:p>2530</text:p>
          </table:table-cell>
          <table:table-cell table:formula="of:=[.B62]*[.$F$2]" office:value-type="float" office:value="1897.38177545883" calcext:value-type="float">
            <text:p>1897</text:p>
          </table:table-cell>
          <table:table-cell table:formula="of:=[.B62]*[.$F$3]" office:value-type="float" office:value="1264.92118363922" calcext:value-type="float">
            <text:p>1265</text:p>
          </table:table-cell>
          <table:table-cell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SQRT([.A63]+1)-SQRT([.A63])" office:value-type="float" office:value="0.0627460668062279" calcext:value-type="float">
            <text:p>0,06</text:p>
          </table:table-cell>
          <table:table-cell table:formula="of:=[.B63]*[.$F$1]" office:value-type="float" office:value="2509.84267224912" calcext:value-type="float">
            <text:p>2510</text:p>
          </table:table-cell>
          <table:table-cell table:formula="of:=[.B63]*[.$F$2]" office:value-type="float" office:value="1882.38200418684" calcext:value-type="float">
            <text:p>1882</text:p>
          </table:table-cell>
          <table:table-cell table:formula="of:=[.B63]*[.$F$3]" office:value-type="float" office:value="1254.92133612456" calcext:value-type="float">
            <text:p>1255</text:p>
          </table:table-cell>
          <table:table-cell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SQRT([.A64]+1)-SQRT([.A64])" office:value-type="float" office:value="0.0622577482985491" calcext:value-type="float">
            <text:p>0,06</text:p>
          </table:table-cell>
          <table:table-cell table:formula="of:=[.B64]*[.$F$1]" office:value-type="float" office:value="2490.30993194196" calcext:value-type="float">
            <text:p>2490</text:p>
          </table:table-cell>
          <table:table-cell table:formula="of:=[.B64]*[.$F$2]" office:value-type="float" office:value="1867.73244895647" calcext:value-type="float">
            <text:p>1868</text:p>
          </table:table-cell>
          <table:table-cell table:formula="of:=[.B64]*[.$F$3]" office:value-type="float" office:value="1245.15496597098" calcext:value-type="float">
            <text:p>1245</text:p>
          </table:table-cell>
          <table:table-cell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SQRT([.A65]+1)-SQRT([.A65])" office:value-type="float" office:value="0.0617806563374117" calcext:value-type="float">
            <text:p>0,06</text:p>
          </table:table-cell>
          <table:table-cell table:formula="of:=[.B65]*[.$F$1]" office:value-type="float" office:value="2471.22625349647" calcext:value-type="float">
            <text:p>2471</text:p>
          </table:table-cell>
          <table:table-cell table:formula="of:=[.B65]*[.$F$2]" office:value-type="float" office:value="1853.41969012235" calcext:value-type="float">
            <text:p>1853</text:p>
          </table:table-cell>
          <table:table-cell table:formula="of:=[.B65]*[.$F$3]" office:value-type="float" office:value="1235.61312674823" calcext:value-type="float">
            <text:p>1236</text:p>
          </table:table-cell>
          <table:table-cell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SQRT([.A66]+1)-SQRT([.A66])" office:value-type="float" office:value="0.0613143672364895" calcext:value-type="float">
            <text:p>0,06</text:p>
          </table:table-cell>
          <table:table-cell table:formula="of:=[.B66]*[.$F$1]" office:value-type="float" office:value="2452.57468945958" calcext:value-type="float">
            <text:p>2453</text:p>
          </table:table-cell>
          <table:table-cell table:formula="of:=[.B66]*[.$F$2]" office:value-type="float" office:value="1839.43101709468" calcext:value-type="float">
            <text:p>1839</text:p>
          </table:table-cell>
          <table:table-cell table:formula="of:=[.B66]*[.$F$3]" office:value-type="float" office:value="1226.28734472979" calcext:value-type="float">
            <text:p>1226</text:p>
          </table:table-cell>
          <table:table-cell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SQRT([.A67]+1)-SQRT([.A67])" office:value-type="float" office:value="0.0608584793628708" calcext:value-type="float">
            <text:p>0,06</text:p>
          </table:table-cell>
          <table:table-cell table:formula="of:=[.B67]*[.$F$1]" office:value-type="float" office:value="2434.33917451483" calcext:value-type="float">
            <text:p>2434</text:p>
          </table:table-cell>
          <table:table-cell table:formula="of:=[.B67]*[.$F$2]" office:value-type="float" office:value="1825.75438088612" calcext:value-type="float">
            <text:p>1826</text:p>
          </table:table-cell>
          <table:table-cell table:formula="of:=[.B67]*[.$F$3]" office:value-type="float" office:value="1217.16958725742" calcext:value-type="float">
            <text:p>1217</text:p>
          </table:table-cell>
          <table:table-cell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SQRT([.A68]+1)-SQRT([.A68])" office:value-type="float" office:value="0.0604126116827537" calcext:value-type="float">
            <text:p>0,06</text:p>
          </table:table-cell>
          <table:table-cell table:formula="of:=[.B68]*[.$F$1]" office:value-type="float" office:value="2416.50446731015" calcext:value-type="float">
            <text:p>2417</text:p>
          </table:table-cell>
          <table:table-cell table:formula="of:=[.B68]*[.$F$2]" office:value-type="float" office:value="1812.37835048261" calcext:value-type="float">
            <text:p>1812</text:p>
          </table:table-cell>
          <table:table-cell table:formula="of:=[.B68]*[.$F$3]" office:value-type="float" office:value="1208.25223365507" calcext:value-type="float">
            <text:p>1208</text:p>
          </table:table-cell>
          <table:table-cell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SQRT([.A69]+1)-SQRT([.A69])" office:value-type="float" office:value="0.0599764024226808" calcext:value-type="float">
            <text:p>0,06</text:p>
          </table:table-cell>
          <table:table-cell table:formula="of:=[.B69]*[.$F$1]" office:value-type="float" office:value="2399.05609690723" calcext:value-type="float">
            <text:p>2399</text:p>
          </table:table-cell>
          <table:table-cell table:formula="of:=[.B69]*[.$F$2]" office:value-type="float" office:value="1799.29207268042" calcext:value-type="float">
            <text:p>1799</text:p>
          </table:table-cell>
          <table:table-cell table:formula="of:=[.B69]*[.$F$3]" office:value-type="float" office:value="1199.52804845362" calcext:value-type="float">
            <text:p>1200</text:p>
          </table:table-cell>
          <table:table-cell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SQRT([.A70]+1)-SQRT([.A70])" office:value-type="float" office:value="0.0595495078356034" calcext:value-type="float">
            <text:p>0,06</text:p>
          </table:table-cell>
          <table:table-cell table:formula="of:=[.B70]*[.$F$1]" office:value-type="float" office:value="2381.98031342414" calcext:value-type="float">
            <text:p>2382</text:p>
          </table:table-cell>
          <table:table-cell table:formula="of:=[.B70]*[.$F$2]" office:value-type="float" office:value="1786.4852350681" calcext:value-type="float">
            <text:p>1786</text:p>
          </table:table-cell>
          <table:table-cell table:formula="of:=[.B70]*[.$F$3]" office:value-type="float" office:value="1190.99015671207" calcext:value-type="float">
            <text:p>1191</text:p>
          </table:table-cell>
          <table:table-cell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SQRT([.A71]+1)-SQRT([.A71])" office:value-type="float" office:value="0.0591316010622105" calcext:value-type="float">
            <text:p>0,06</text:p>
          </table:table-cell>
          <table:table-cell table:formula="of:=[.B71]*[.$F$1]" office:value-type="float" office:value="2365.26404248842" calcext:value-type="float">
            <text:p>2365</text:p>
          </table:table-cell>
          <table:table-cell table:formula="of:=[.B71]*[.$F$2]" office:value-type="float" office:value="1773.94803186632" calcext:value-type="float">
            <text:p>1774</text:p>
          </table:table-cell>
          <table:table-cell table:formula="of:=[.B71]*[.$F$3]" office:value-type="float" office:value="1182.63202124421" calcext:value-type="float">
            <text:p>1183</text:p>
          </table:table-cell>
          <table:table-cell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SQRT([.A72]+1)-SQRT([.A72])" office:value-type="float" office:value="0.0587223710789608" calcext:value-type="float">
            <text:p>0,06</text:p>
          </table:table-cell>
          <table:table-cell table:formula="of:=[.B72]*[.$F$1]" office:value-type="float" office:value="2348.89484315843" calcext:value-type="float">
            <text:p>2349</text:p>
          </table:table-cell>
          <table:table-cell table:formula="of:=[.B72]*[.$F$2]" office:value-type="float" office:value="1761.67113236882" calcext:value-type="float">
            <text:p>1762</text:p>
          </table:table-cell>
          <table:table-cell table:formula="of:=[.B72]*[.$F$3]" office:value-type="float" office:value="1174.44742157922" calcext:value-type="float">
            <text:p>1174</text:p>
          </table:table-cell>
          <table:table-cell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SQRT([.A73]+1)-SQRT([.A73])" office:value-type="float" office:value="0.0583215217250963" calcext:value-type="float">
            <text:p>0,06</text:p>
          </table:table-cell>
          <table:table-cell table:formula="of:=[.B73]*[.$F$1]" office:value-type="float" office:value="2332.86086900385" calcext:value-type="float">
            <text:p>2333</text:p>
          </table:table-cell>
          <table:table-cell table:formula="of:=[.B73]*[.$F$2]" office:value-type="float" office:value="1749.64565175289" calcext:value-type="float">
            <text:p>1750</text:p>
          </table:table-cell>
          <table:table-cell table:formula="of:=[.B73]*[.$F$3]" office:value-type="float" office:value="1166.43043450193" calcext:value-type="float">
            <text:p>1166</text:p>
          </table:table-cell>
          <table:table-cell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SQRT([.A74]+1)-SQRT([.A74])" office:value-type="float" office:value="0.0579287708017606" calcext:value-type="float">
            <text:p>0,06</text:p>
          </table:table-cell>
          <table:table-cell table:formula="of:=[.B74]*[.$F$1]" office:value-type="float" office:value="2317.15083207042" calcext:value-type="float">
            <text:p>2317</text:p>
          </table:table-cell>
          <table:table-cell table:formula="of:=[.B74]*[.$F$2]" office:value-type="float" office:value="1737.86312405282" calcext:value-type="float">
            <text:p>1738</text:p>
          </table:table-cell>
          <table:table-cell table:formula="of:=[.B74]*[.$F$3]" office:value-type="float" office:value="1158.57541603521" calcext:value-type="float">
            <text:p>1159</text:p>
          </table:table-cell>
          <table:table-cell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SQRT([.A75]+1)-SQRT([.A75])" office:value-type="float" office:value="0.0575438492369607" calcext:value-type="float">
            <text:p>0,06</text:p>
          </table:table-cell>
          <table:table-cell table:formula="of:=[.B75]*[.$F$1]" office:value-type="float" office:value="2301.75396947843" calcext:value-type="float">
            <text:p>2302</text:p>
          </table:table-cell>
          <table:table-cell table:formula="of:=[.B75]*[.$F$2]" office:value-type="float" office:value="1726.31547710882" calcext:value-type="float">
            <text:p>1726</text:p>
          </table:table-cell>
          <table:table-cell table:formula="of:=[.B75]*[.$F$3]" office:value-type="float" office:value="1150.87698473921" calcext:value-type="float">
            <text:p>1151</text:p>
          </table:table-cell>
          <table:table-cell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SQRT([.A76]+1)-SQRT([.A76])" office:value-type="float" office:value="0.0571665003107746" calcext:value-type="float">
            <text:p>0,06</text:p>
          </table:table-cell>
          <table:table-cell table:formula="of:=[.B76]*[.$F$1]" office:value-type="float" office:value="2286.66001243098" calcext:value-type="float">
            <text:p>2287</text:p>
          </table:table-cell>
          <table:table-cell table:formula="of:=[.B76]*[.$F$2]" office:value-type="float" office:value="1714.99500932324" calcext:value-type="float">
            <text:p>1715</text:p>
          </table:table-cell>
          <table:table-cell table:formula="of:=[.B76]*[.$F$3]" office:value-type="float" office:value="1143.33000621549" calcext:value-type="float">
            <text:p>1143</text:p>
          </table:table-cell>
          <table:table-cell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SQRT([.A77]+1)-SQRT([.A77])" office:value-type="float" office:value="0.0567964789357252" calcext:value-type="float">
            <text:p>0,06</text:p>
          </table:table-cell>
          <table:table-cell table:formula="of:=[.B77]*[.$F$1]" office:value-type="float" office:value="2271.85915742901" calcext:value-type="float">
            <text:p>2272</text:p>
          </table:table-cell>
          <table:table-cell table:formula="of:=[.B77]*[.$F$2]" office:value-type="float" office:value="1703.89436807176" calcext:value-type="float">
            <text:p>1704</text:p>
          </table:table-cell>
          <table:table-cell table:formula="of:=[.B77]*[.$F$3]" office:value-type="float" office:value="1135.9295787145" calcext:value-type="float">
            <text:p>1136</text:p>
          </table:table-cell>
          <table:table-cell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SQRT([.A78]+1)-SQRT([.A78])" office:value-type="float" office:value="0.0564335509877409" calcext:value-type="float">
            <text:p>0,06</text:p>
          </table:table-cell>
          <table:table-cell table:formula="of:=[.B78]*[.$F$1]" office:value-type="float" office:value="2257.34203950964" calcext:value-type="float">
            <text:p>2257</text:p>
          </table:table-cell>
          <table:table-cell table:formula="of:=[.B78]*[.$F$2]" office:value-type="float" office:value="1693.00652963223" calcext:value-type="float">
            <text:p>1693</text:p>
          </table:table-cell>
          <table:table-cell table:formula="of:=[.B78]*[.$F$3]" office:value-type="float" office:value="1128.67101975482" calcext:value-type="float">
            <text:p>1129</text:p>
          </table:table-cell>
          <table:table-cell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SQRT([.A79]+1)-SQRT([.A79])" office:value-type="float" office:value="0.0560774926835705" calcext:value-type="float">
            <text:p>0,06</text:p>
          </table:table-cell>
          <table:table-cell table:formula="of:=[.B79]*[.$F$1]" office:value-type="float" office:value="2243.09970734282" calcext:value-type="float">
            <text:p>2243</text:p>
          </table:table-cell>
          <table:table-cell table:formula="of:=[.B79]*[.$F$2]" office:value-type="float" office:value="1682.32478050712" calcext:value-type="float">
            <text:p>1682</text:p>
          </table:table-cell>
          <table:table-cell table:formula="of:=[.B79]*[.$F$3]" office:value-type="float" office:value="1121.54985367141" calcext:value-type="float">
            <text:p>1122</text:p>
          </table:table-cell>
          <table:table-cell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SQRT([.A80]+1)-SQRT([.A80])" office:value-type="float" office:value="0.0557280900008408" calcext:value-type="float">
            <text:p>0,06</text:p>
          </table:table-cell>
          <table:table-cell table:formula="of:=[.B80]*[.$F$1]" office:value-type="float" office:value="2229.12360003363" calcext:value-type="float">
            <text:p>2229</text:p>
          </table:table-cell>
          <table:table-cell table:formula="of:=[.B80]*[.$F$2]" office:value-type="float" office:value="1671.84270002522" calcext:value-type="float">
            <text:p>1672</text:p>
          </table:table-cell>
          <table:table-cell table:formula="of:=[.B80]*[.$F$3]" office:value-type="float" office:value="1114.56180001682" calcext:value-type="float">
            <text:p>1115</text:p>
          </table:table-cell>
          <table:table-cell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SQRT([.A81]+1)-SQRT([.A81])" office:value-type="float" office:value="0.0553851381374173" calcext:value-type="float">
            <text:p>0,06</text:p>
          </table:table-cell>
          <table:table-cell table:formula="of:=[.B81]*[.$F$1]" office:value-type="float" office:value="2215.40552549669" calcext:value-type="float">
            <text:p>2215</text:p>
          </table:table-cell>
          <table:table-cell table:formula="of:=[.B81]*[.$F$2]" office:value-type="float" office:value="1661.55414412252" calcext:value-type="float">
            <text:p>1662</text:p>
          </table:table-cell>
          <table:table-cell table:formula="of:=[.B81]*[.$F$3]" office:value-type="float" office:value="1107.70276274835" calcext:value-type="float">
            <text:p>1108</text:p>
          </table:table-cell>
          <table:table-cell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SQRT([.A82]+1)-SQRT([.A82])" office:value-type="float" office:value="0.0550484410068819" calcext:value-type="float">
            <text:p>0,06</text:p>
          </table:table-cell>
          <table:table-cell table:formula="of:=[.B82]*[.$F$1]" office:value-type="float" office:value="2201.93764027528" calcext:value-type="float">
            <text:p>2202</text:p>
          </table:table-cell>
          <table:table-cell table:formula="of:=[.B82]*[.$F$2]" office:value-type="float" office:value="1651.45323020646" calcext:value-type="float">
            <text:p>1651</text:p>
          </table:table-cell>
          <table:table-cell table:formula="of:=[.B82]*[.$F$3]" office:value-type="float" office:value="1100.96882013764" calcext:value-type="float">
            <text:p>1101</text:p>
          </table:table-cell>
          <table:table-cell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SQRT([.A83]+1)-SQRT([.A83])" office:value-type="float" office:value="0.0547178107673805" calcext:value-type="float">
            <text:p>0,05</text:p>
          </table:table-cell>
          <table:table-cell table:formula="of:=[.B83]*[.$F$1]" office:value-type="float" office:value="2188.71243069522" calcext:value-type="float">
            <text:p>2189</text:p>
          </table:table-cell>
          <table:table-cell table:formula="of:=[.B83]*[.$F$2]" office:value-type="float" office:value="1641.53432302142" calcext:value-type="float">
            <text:p>1642</text:p>
          </table:table-cell>
          <table:table-cell table:formula="of:=[.B83]*[.$F$3]" office:value-type="float" office:value="1094.35621534761" calcext:value-type="float">
            <text:p>1094</text:p>
          </table:table-cell>
          <table:table-cell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SQRT([.A84]+1)-SQRT([.A84])" office:value-type="float" office:value="0.0543930673812074" calcext:value-type="float">
            <text:p>0,05</text:p>
          </table:table-cell>
          <table:table-cell table:formula="of:=[.B84]*[.$F$1]" office:value-type="float" office:value="2175.7226952483" calcext:value-type="float">
            <text:p>2176</text:p>
          </table:table-cell>
          <table:table-cell table:formula="of:=[.B84]*[.$F$2]" office:value-type="float" office:value="1631.79202143622" calcext:value-type="float">
            <text:p>1632</text:p>
          </table:table-cell>
          <table:table-cell table:formula="of:=[.B84]*[.$F$3]" office:value-type="float" office:value="1087.86134762415" calcext:value-type="float">
            <text:p>1088</text:p>
          </table:table-cell>
          <table:table-cell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SQRT([.A85]+1)-SQRT([.A85])" office:value-type="float" office:value="0.0540740382028169" calcext:value-type="float">
            <text:p>0,05</text:p>
          </table:table-cell>
          <table:table-cell table:formula="of:=[.B85]*[.$F$1]" office:value-type="float" office:value="2162.96152811268" calcext:value-type="float">
            <text:p>2163</text:p>
          </table:table-cell>
          <table:table-cell table:formula="of:=[.B85]*[.$F$2]" office:value-type="float" office:value="1622.22114608451" calcext:value-type="float">
            <text:p>1622</text:p>
          </table:table-cell>
          <table:table-cell table:formula="of:=[.B85]*[.$F$3]" office:value-type="float" office:value="1081.48076405634" calcext:value-type="float">
            <text:p>1081</text:p>
          </table:table-cell>
          <table:table-cell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SQRT([.A86]+1)-SQRT([.A86])" office:value-type="float" office:value="0.0537605575931117" calcext:value-type="float">
            <text:p>0,05</text:p>
          </table:table-cell>
          <table:table-cell table:formula="of:=[.B86]*[.$F$1]" office:value-type="float" office:value="2150.42230372447" calcext:value-type="float">
            <text:p>2150</text:p>
          </table:table-cell>
          <table:table-cell table:formula="of:=[.B86]*[.$F$2]" office:value-type="float" office:value="1612.81672779335" calcext:value-type="float">
            <text:p>1613</text:p>
          </table:table-cell>
          <table:table-cell table:formula="of:=[.B86]*[.$F$3]" office:value-type="float" office:value="1075.21115186223" calcext:value-type="float">
            <text:p>1075</text:p>
          </table:table-cell>
          <table:table-cell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SQRT([.A87]+1)-SQRT([.A87])" office:value-type="float" office:value="0.0534524665580438" calcext:value-type="float">
            <text:p>0,05</text:p>
          </table:table-cell>
          <table:table-cell table:formula="of:=[.B87]*[.$F$1]" office:value-type="float" office:value="2138.09866232175" calcext:value-type="float">
            <text:p>2138</text:p>
          </table:table-cell>
          <table:table-cell table:formula="of:=[.B87]*[.$F$2]" office:value-type="float" office:value="1603.57399674131" calcext:value-type="float">
            <text:p>1604</text:p>
          </table:table-cell>
          <table:table-cell table:formula="of:=[.B87]*[.$F$3]" office:value-type="float" office:value="1069.04933116088" calcext:value-type="float">
            <text:p>1069</text:p>
          </table:table-cell>
          <table:table-cell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SQRT([.A88]+1)-SQRT([.A88])" office:value-type="float" office:value="0.0531496124097437" calcext:value-type="float">
            <text:p>0,05</text:p>
          </table:table-cell>
          <table:table-cell table:formula="of:=[.B88]*[.$F$1]" office:value-type="float" office:value="2125.98449638975" calcext:value-type="float">
            <text:p>2126</text:p>
          </table:table-cell>
          <table:table-cell table:formula="of:=[.B88]*[.$F$2]" office:value-type="float" office:value="1594.48837229231" calcext:value-type="float">
            <text:p>1594</text:p>
          </table:table-cell>
          <table:table-cell table:formula="of:=[.B88]*[.$F$3]" office:value-type="float" office:value="1062.99224819487" calcext:value-type="float">
            <text:p>1063</text:p>
          </table:table-cell>
          <table:table-cell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SQRT([.A89]+1)-SQRT([.A89])" office:value-type="float" office:value="0.052851848448535" calcext:value-type="float">
            <text:p>0,05</text:p>
          </table:table-cell>
          <table:table-cell table:formula="of:=[.B89]*[.$F$1]" office:value-type="float" office:value="2114.0739379414" calcext:value-type="float">
            <text:p>2114</text:p>
          </table:table-cell>
          <table:table-cell table:formula="of:=[.B89]*[.$F$2]" office:value-type="float" office:value="1585.55545345605" calcext:value-type="float">
            <text:p>1586</text:p>
          </table:table-cell>
          <table:table-cell table:formula="of:=[.B89]*[.$F$3]" office:value-type="float" office:value="1057.0369689707" calcext:value-type="float">
            <text:p>1057</text:p>
          </table:table-cell>
          <table:table-cell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SQRT([.A90]+1)-SQRT([.A90])" office:value-type="float" office:value="0.052559033664318" calcext:value-type="float">
            <text:p>0,05</text:p>
          </table:table-cell>
          <table:table-cell table:formula="of:=[.B90]*[.$F$1]" office:value-type="float" office:value="2102.36134657272" calcext:value-type="float">
            <text:p>2102</text:p>
          </table:table-cell>
          <table:table-cell table:formula="of:=[.B90]*[.$F$2]" office:value-type="float" office:value="1576.77100992954" calcext:value-type="float">
            <text:p>1577</text:p>
          </table:table-cell>
          <table:table-cell table:formula="of:=[.B90]*[.$F$3]" office:value-type="float" office:value="1051.18067328636" calcext:value-type="float">
            <text:p>1051</text:p>
          </table:table-cell>
          <table:table-cell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SQRT([.A91]+1)-SQRT([.A91])" office:value-type="float" office:value="0.0522710324559821" calcext:value-type="float">
            <text:p>0,05</text:p>
          </table:table-cell>
          <table:table-cell table:formula="of:=[.B91]*[.$F$1]" office:value-type="float" office:value="2090.84129823928" calcext:value-type="float">
            <text:p>2091</text:p>
          </table:table-cell>
          <table:table-cell table:formula="of:=[.B91]*[.$F$2]" office:value-type="float" office:value="1568.13097367946" calcext:value-type="float">
            <text:p>1568</text:p>
          </table:table-cell>
          <table:table-cell table:formula="of:=[.B91]*[.$F$3]" office:value-type="float" office:value="1045.42064911964" calcext:value-type="float">
            <text:p>1045</text:p>
          </table:table-cell>
          <table:table-cell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SQRT([.A92]+1)-SQRT([.A92])" office:value-type="float" office:value="0.0519877143675167" calcext:value-type="float">
            <text:p>0,05</text:p>
          </table:table-cell>
          <table:table-cell table:formula="of:=[.B92]*[.$F$1]" office:value-type="float" office:value="2079.50857470067" calcext:value-type="float">
            <text:p>2080</text:p>
          </table:table-cell>
          <table:table-cell table:formula="of:=[.B92]*[.$F$2]" office:value-type="float" office:value="1559.6314310255" calcext:value-type="float">
            <text:p>1560</text:p>
          </table:table-cell>
          <table:table-cell table:formula="of:=[.B92]*[.$F$3]" office:value-type="float" office:value="1039.75428735033" calcext:value-type="float">
            <text:p>1040</text:p>
          </table:table-cell>
          <table:table-cell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SQRT([.A93]+1)-SQRT([.A93])" office:value-type="float" office:value="0.0517089538397038" calcext:value-type="float">
            <text:p>0,05</text:p>
          </table:table-cell>
          <table:table-cell table:formula="of:=[.B93]*[.$F$1]" office:value-type="float" office:value="2068.35815358815" calcext:value-type="float">
            <text:p>2068</text:p>
          </table:table-cell>
          <table:table-cell table:formula="of:=[.B93]*[.$F$2]" office:value-type="float" office:value="1551.26861519111" calcext:value-type="float">
            <text:p>1551</text:p>
          </table:table-cell>
          <table:table-cell table:formula="of:=[.B93]*[.$F$3]" office:value-type="float" office:value="1034.17907679408" calcext:value-type="float">
            <text:p>1034</text:p>
          </table:table-cell>
          <table:table-cell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SQRT([.A94]+1)-SQRT([.A94])" office:value-type="float" office:value="0.0514346299763044" calcext:value-type="float">
            <text:p>0,05</text:p>
          </table:table-cell>
          <table:table-cell table:formula="of:=[.B94]*[.$F$1]" office:value-type="float" office:value="2057.38519905218" calcext:value-type="float">
            <text:p>2057</text:p>
          </table:table-cell>
          <table:table-cell table:formula="of:=[.B94]*[.$F$2]" office:value-type="float" office:value="1543.03889928913" calcext:value-type="float">
            <text:p>1543</text:p>
          </table:table-cell>
          <table:table-cell table:formula="of:=[.B94]*[.$F$3]" office:value-type="float" office:value="1028.69259952609" calcext:value-type="float">
            <text:p>1029</text:p>
          </table:table-cell>
          <table:table-cell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SQRT([.A95]+1)-SQRT([.A95])" office:value-type="float" office:value="0.0511646263237484" calcext:value-type="float">
            <text:p>0,05</text:p>
          </table:table-cell>
          <table:table-cell table:formula="of:=[.B95]*[.$F$1]" office:value-type="float" office:value="2046.58505294994" calcext:value-type="float">
            <text:p>2047</text:p>
          </table:table-cell>
          <table:table-cell table:formula="of:=[.B95]*[.$F$2]" office:value-type="float" office:value="1534.93878971245" calcext:value-type="float">
            <text:p>1535</text:p>
          </table:table-cell>
          <table:table-cell table:formula="of:=[.B95]*[.$F$3]" office:value-type="float" office:value="1023.29252647497" calcext:value-type="float">
            <text:p>1023</text:p>
          </table:table-cell>
          <table:table-cell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SQRT([.A96]+1)-SQRT([.A96])" office:value-type="float" office:value="0.0508988306633924" calcext:value-type="float">
            <text:p>0,05</text:p>
          </table:table-cell>
          <table:table-cell table:formula="of:=[.B96]*[.$F$1]" office:value-type="float" office:value="2035.9532265357" calcext:value-type="float">
            <text:p>2036</text:p>
          </table:table-cell>
          <table:table-cell table:formula="of:=[.B96]*[.$F$2]" office:value-type="float" office:value="1526.96491990177" calcext:value-type="float">
            <text:p>1527</text:p>
          </table:table-cell>
          <table:table-cell table:formula="of:=[.B96]*[.$F$3]" office:value-type="float" office:value="1017.97661326785" calcext:value-type="float">
            <text:p>1018</text:p>
          </table:table-cell>
          <table:table-cell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SQRT([.A97]+1)-SQRT([.A97])" office:value-type="float" office:value="0.0506371348155614" calcext:value-type="float">
            <text:p>0,05</text:p>
          </table:table-cell>
          <table:table-cell table:formula="of:=[.B97]*[.$F$1]" office:value-type="float" office:value="2025.48539262246" calcext:value-type="float">
            <text:p>2025</text:p>
          </table:table-cell>
          <table:table-cell table:formula="of:=[.B97]*[.$F$2]" office:value-type="float" office:value="1519.11404446684" calcext:value-type="float">
            <text:p>1519</text:p>
          </table:table-cell>
          <table:table-cell table:formula="of:=[.B97]*[.$F$3]" office:value-type="float" office:value="1012.74269631123" calcext:value-type="float">
            <text:p>1013</text:p>
          </table:table-cell>
          <table:table-cell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SQRT([.A98]+1)-SQRT([.A98])" office:value-type="float" office:value="0.0503794344545341" calcext:value-type="float">
            <text:p>0,05</text:p>
          </table:table-cell>
          <table:table-cell table:formula="of:=[.B98]*[.$F$1]" office:value-type="float" office:value="2015.17737818136" calcext:value-type="float">
            <text:p>2015</text:p>
          </table:table-cell>
          <table:table-cell table:formula="of:=[.B98]*[.$F$2]" office:value-type="float" office:value="1511.38303363602" calcext:value-type="float">
            <text:p>1511</text:p>
          </table:table-cell>
          <table:table-cell table:formula="of:=[.B98]*[.$F$3]" office:value-type="float" office:value="1007.58868909068" calcext:value-type="float">
            <text:p>1008</text:p>
          </table:table-cell>
          <table:table-cell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SQRT([.A99]+1)-SQRT([.A99])" office:value-type="float" office:value="0.0501256289338006" calcext:value-type="float">
            <text:p>0,05</text:p>
          </table:table-cell>
          <table:table-cell table:formula="of:=[.B99]*[.$F$1]" office:value-type="float" office:value="2005.02515735202" calcext:value-type="float">
            <text:p>2005</text:p>
          </table:table-cell>
          <table:table-cell table:formula="of:=[.B99]*[.$F$2]" office:value-type="float" office:value="1503.76886801402" calcext:value-type="float">
            <text:p>1504</text:p>
          </table:table-cell>
          <table:table-cell table:formula="of:=[.B99]*[.$F$3]" office:value-type="float" office:value="1002.51257867601" calcext:value-type="float">
            <text:p>1003</text:p>
          </table:table-cell>
          <table:table-cell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SQRT([.A100]+1)-SQRT([.A100])" office:value-type="float" office:value="0.0498756211208899" calcext:value-type="float">
            <text:p>0,05</text:p>
          </table:table-cell>
          <table:table-cell table:formula="of:=[.B100]*[.$F$1]" office:value-type="float" office:value="1995.0248448356" calcext:value-type="float">
            <text:p>1995</text:p>
          </table:table-cell>
          <table:table-cell table:formula="of:=[.B100]*[.$F$2]" office:value-type="float" office:value="1496.2686336267" calcext:value-type="float">
            <text:p>1496</text:p>
          </table:table-cell>
          <table:table-cell table:formula="of:=[.B100]*[.$F$3]" office:value-type="float" office:value="997.512422417798" calcext:value-type="float">
            <text:p>998</text:p>
          </table:table-cell>
          <table:table-cell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formula="of:=SQRT([.A101]+1)-SQRT([.A101])" office:value-type="float" office:value="0.0496293172411875" calcext:value-type="float">
            <text:p>0,05</text:p>
          </table:table-cell>
          <table:table-cell table:formula="of:=[.B101]*[.$F$1]" office:value-type="float" office:value="1985.1726896475" calcext:value-type="float">
            <text:p>1985</text:p>
          </table:table-cell>
          <table:table-cell table:formula="of:=[.B101]*[.$F$2]" office:value-type="float" office:value="1488.87951723562" calcext:value-type="float">
            <text:p>1489</text:p>
          </table:table-cell>
          <table:table-cell table:formula="of:=[.B101]*[.$F$3]" office:value-type="float" office:value="992.58634482375" calcext:value-type="float">
            <text:p>993</text:p>
          </table:table-cell>
          <table:table-cell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formula="of:=SQRT([.A102]+1)-SQRT([.A102])" office:value-type="float" office:value="0.0493866267301417" calcext:value-type="float">
            <text:p>0,05</text:p>
          </table:table-cell>
          <table:table-cell table:formula="of:=[.B102]*[.$F$1]" office:value-type="float" office:value="1975.46506920567" calcext:value-type="float">
            <text:p>1975</text:p>
          </table:table-cell>
          <table:table-cell table:formula="of:=[.B102]*[.$F$2]" office:value-type="float" office:value="1481.59880190425" calcext:value-type="float">
            <text:p>1482</text:p>
          </table:table-cell>
          <table:table-cell table:formula="of:=[.B102]*[.$F$3]" office:value-type="float" office:value="987.732534602834" calcext:value-type="float">
            <text:p>988</text:p>
          </table:table-cell>
          <table:table-cell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formula="of:=SQRT([.A103]+1)-SQRT([.A103])" office:value-type="float" office:value="0.0491474620933499" calcext:value-type="float">
            <text:p>0,05</text:p>
          </table:table-cell>
          <table:table-cell table:formula="of:=[.B103]*[.$F$1]" office:value-type="float" office:value="1965.898483734" calcext:value-type="float">
            <text:p>1966</text:p>
          </table:table-cell>
          <table:table-cell table:formula="of:=[.B103]*[.$F$2]" office:value-type="float" office:value="1474.4238628005" calcext:value-type="float">
            <text:p>1474</text:p>
          </table:table-cell>
          <table:table-cell table:formula="of:=[.B103]*[.$F$3]" office:value-type="float" office:value="982.949241866998" calcext:value-type="float">
            <text:p>983</text:p>
          </table:table-cell>
          <table:table-cell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formula="of:=SQRT([.A104]+1)-SQRT([.A104])" office:value-type="float" office:value="0.048911738774029" calcext:value-type="float">
            <text:p>0,05</text:p>
          </table:table-cell>
          <table:table-cell table:formula="of:=[.B104]*[.$F$1]" office:value-type="float" office:value="1956.46955096116" calcext:value-type="float">
            <text:p>1956</text:p>
          </table:table-cell>
          <table:table-cell table:formula="of:=[.B104]*[.$F$2]" office:value-type="float" office:value="1467.35216322087" calcext:value-type="float">
            <text:p>1467</text:p>
          </table:table-cell>
          <table:table-cell table:formula="of:=[.B104]*[.$F$3]" office:value-type="float" office:value="978.23477548058" calcext:value-type="float">
            <text:p>978</text:p>
          </table:table-cell>
          <table:table-cell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formula="of:=SQRT([.A105]+1)-SQRT([.A105])" office:value-type="float" office:value="0.0486793750274028" calcext:value-type="float">
            <text:p>0,05</text:p>
          </table:table-cell>
          <table:table-cell table:formula="of:=[.B105]*[.$F$1]" office:value-type="float" office:value="1947.17500109611" calcext:value-type="float">
            <text:p>1947</text:p>
          </table:table-cell>
          <table:table-cell table:formula="of:=[.B105]*[.$F$2]" office:value-type="float" office:value="1460.38125082208" calcext:value-type="float">
            <text:p>1460</text:p>
          </table:table-cell>
          <table:table-cell table:formula="of:=[.B105]*[.$F$3]" office:value-type="float" office:value="973.587500548056" calcext:value-type="float">
            <text:p>974</text:p>
          </table:table-cell>
          <table:table-cell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formula="of:=SQRT([.A106]+1)-SQRT([.A106])" office:value-type="float" office:value="0.0484502918016005" calcext:value-type="float">
            <text:p>0,05</text:p>
          </table:table-cell>
          <table:table-cell table:formula="of:=[.B106]*[.$F$1]" office:value-type="float" office:value="1938.01167206402" calcext:value-type="float">
            <text:p>1938</text:p>
          </table:table-cell>
          <table:table-cell table:formula="of:=[.B106]*[.$F$2]" office:value-type="float" office:value="1453.50875404802" calcext:value-type="float">
            <text:p>1454</text:p>
          </table:table-cell>
          <table:table-cell table:formula="of:=[.B106]*[.$F$3]" office:value-type="float" office:value="969.00583603201" calcext:value-type="float">
            <text:p>969</text:p>
          </table:table-cell>
          <table:table-cell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formula="of:=SQRT([.A107]+1)-SQRT([.A107])" office:value-type="float" office:value="0.0482244126246627" calcext:value-type="float">
            <text:p>0,05</text:p>
          </table:table-cell>
          <table:table-cell table:formula="of:=[.B107]*[.$F$1]" office:value-type="float" office:value="1928.97650498651" calcext:value-type="float">
            <text:p>1929</text:p>
          </table:table-cell>
          <table:table-cell table:formula="of:=[.B107]*[.$F$2]" office:value-type="float" office:value="1446.73237873988" calcext:value-type="float">
            <text:p>1447</text:p>
          </table:table-cell>
          <table:table-cell table:formula="of:=[.B107]*[.$F$3]" office:value-type="float" office:value="964.488252493254" calcext:value-type="float">
            <text:p>964</text:p>
          </table:table-cell>
          <table:table-cell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formula="of:=SQRT([.A108]+1)-SQRT([.A108])" office:value-type="float" office:value="0.0480016634972866" calcext:value-type="float">
            <text:p>0,05</text:p>
          </table:table-cell>
          <table:table-cell table:formula="of:=[.B108]*[.$F$1]" office:value-type="float" office:value="1920.06653989146" calcext:value-type="float">
            <text:p>1920</text:p>
          </table:table-cell>
          <table:table-cell table:formula="of:=[.B108]*[.$F$2]" office:value-type="float" office:value="1440.0499049186" calcext:value-type="float">
            <text:p>1440</text:p>
          </table:table-cell>
          <table:table-cell table:formula="of:=[.B108]*[.$F$3]" office:value-type="float" office:value="960.033269945732" calcext:value-type="float">
            <text:p>960</text:p>
          </table:table-cell>
          <table:table-cell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formula="of:=SQRT([.A109]+1)-SQRT([.A109])" office:value-type="float" office:value="0.0477819727909647" calcext:value-type="float">
            <text:p>0,05</text:p>
          </table:table-cell>
          <table:table-cell table:formula="of:=[.B109]*[.$F$1]" office:value-type="float" office:value="1911.27891163859" calcext:value-type="float">
            <text:p>1911</text:p>
          </table:table-cell>
          <table:table-cell table:formula="of:=[.B109]*[.$F$2]" office:value-type="float" office:value="1433.45918372894" calcext:value-type="float">
            <text:p>1433</text:p>
          </table:table-cell>
          <table:table-cell table:formula="of:=[.B109]*[.$F$3]" office:value-type="float" office:value="955.639455819294" calcext:value-type="float">
            <text:p>956</text:p>
          </table:table-cell>
          <table:table-cell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formula="of:=SQRT([.A110]+1)-SQRT([.A110])" office:value-type="float" office:value="0.0475652711512229" calcext:value-type="float">
            <text:p>0,05</text:p>
          </table:table-cell>
          <table:table-cell table:formula="of:=[.B110]*[.$F$1]" office:value-type="float" office:value="1902.61084604892" calcext:value-type="float">
            <text:p>1903</text:p>
          </table:table-cell>
          <table:table-cell table:formula="of:=[.B110]*[.$F$2]" office:value-type="float" office:value="1426.95813453669" calcext:value-type="float">
            <text:p>1427</text:p>
          </table:table-cell>
          <table:table-cell table:formula="of:=[.B110]*[.$F$3]" office:value-type="float" office:value="951.305423024458" calcext:value-type="float">
            <text:p>951</text:p>
          </table:table-cell>
          <table:table-cell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formula="of:=SQRT([.A111]+1)-SQRT([.A111])" office:value-type="float" office:value="0.0473514914056246" calcext:value-type="float">
            <text:p>0,05</text:p>
          </table:table-cell>
          <table:table-cell table:formula="of:=[.B111]*[.$F$1]" office:value-type="float" office:value="1894.05965622498" calcext:value-type="float">
            <text:p>1894</text:p>
          </table:table-cell>
          <table:table-cell table:formula="of:=[.B111]*[.$F$2]" office:value-type="float" office:value="1420.54474216874" calcext:value-type="float">
            <text:p>1421</text:p>
          </table:table-cell>
          <table:table-cell table:formula="of:=[.B111]*[.$F$3]" office:value-type="float" office:value="947.029828112492" calcext:value-type="float">
            <text:p>947</text:p>
          </table:table-cell>
          <table:table-cell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formula="of:=SQRT([.A112]+1)-SQRT([.A112])" office:value-type="float" office:value="0.0471405684762871" calcext:value-type="float">
            <text:p>0,05</text:p>
          </table:table-cell>
          <table:table-cell table:formula="of:=[.B112]*[.$F$1]" office:value-type="float" office:value="1885.62273905148" calcext:value-type="float">
            <text:p>1886</text:p>
          </table:table-cell>
          <table:table-cell table:formula="of:=[.B112]*[.$F$2]" office:value-type="float" office:value="1414.21705428861" calcext:value-type="float">
            <text:p>1414</text:p>
          </table:table-cell>
          <table:table-cell table:formula="of:=[.B112]*[.$F$3]" office:value-type="float" office:value="942.811369525742" calcext:value-type="float">
            <text:p>943</text:p>
          </table:table-cell>
          <table:table-cell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formula="of:=SQRT([.A113]+1)-SQRT([.A113])" office:value-type="float" office:value="0.0469324392966612" calcext:value-type="float">
            <text:p>0,05</text:p>
          </table:table-cell>
          <table:table-cell table:formula="of:=[.B113]*[.$F$1]" office:value-type="float" office:value="1877.29757186645" calcext:value-type="float">
            <text:p>1877</text:p>
          </table:table-cell>
          <table:table-cell table:formula="of:=[.B113]*[.$F$2]" office:value-type="float" office:value="1407.97317889984" calcext:value-type="float">
            <text:p>1408</text:p>
          </table:table-cell>
          <table:table-cell table:formula="of:=[.B113]*[.$F$3]" office:value-type="float" office:value="938.648785933224" calcext:value-type="float">
            <text:p>939</text:p>
          </table:table-cell>
          <table:table-cell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formula="of:=SQRT([.A114]+1)-SQRT([.A114])" office:value-type="float" office:value="0.0467270427322966" calcext:value-type="float">
            <text:p>0,05</text:p>
          </table:table-cell>
          <table:table-cell table:formula="of:=[.B114]*[.$F$1]" office:value-type="float" office:value="1869.08170929186" calcext:value-type="float">
            <text:p>1869</text:p>
          </table:table-cell>
          <table:table-cell table:formula="of:=[.B114]*[.$F$2]" office:value-type="float" office:value="1401.8112819689" calcext:value-type="float">
            <text:p>1402</text:p>
          </table:table-cell>
          <table:table-cell table:formula="of:=[.B114]*[.$F$3]" office:value-type="float" office:value="934.540854645932" calcext:value-type="float">
            <text:p>935</text:p>
          </table:table-cell>
          <table:table-cell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formula="of:=SQRT([.A115]+1)-SQRT([.A115])" office:value-type="float" office:value="0.0465243195053997" calcext:value-type="float">
            <text:p>0,05</text:p>
          </table:table-cell>
          <table:table-cell table:formula="of:=[.B115]*[.$F$1]" office:value-type="float" office:value="1860.97278021599" calcext:value-type="float">
            <text:p>1861</text:p>
          </table:table-cell>
          <table:table-cell table:formula="of:=[.B115]*[.$F$2]" office:value-type="float" office:value="1395.72958516199" calcext:value-type="float">
            <text:p>1396</text:p>
          </table:table-cell>
          <table:table-cell table:formula="of:=[.B115]*[.$F$3]" office:value-type="float" office:value="930.486390107994" calcext:value-type="float">
            <text:p>930</text:p>
          </table:table-cell>
          <table:table-cell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formula="of:=SQRT([.A116]+1)-SQRT([.A116])" office:value-type="float" office:value="0.0463242121229612" calcext:value-type="float">
            <text:p>0,05</text:p>
          </table:table-cell>
          <table:table-cell table:formula="of:=[.B116]*[.$F$1]" office:value-type="float" office:value="1852.96848491845" calcext:value-type="float">
            <text:p>1853</text:p>
          </table:table-cell>
          <table:table-cell table:formula="of:=[.B116]*[.$F$2]" office:value-type="float" office:value="1389.72636368884" calcext:value-type="float">
            <text:p>1390</text:p>
          </table:table-cell>
          <table:table-cell table:formula="of:=[.B116]*[.$F$3]" office:value-type="float" office:value="926.484242459224" calcext:value-type="float">
            <text:p>926</text:p>
          </table:table-cell>
          <table:table-cell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formula="of:=SQRT([.A117]+1)-SQRT([.A117])" office:value-type="float" office:value="0.0461266648082468" calcext:value-type="float">
            <text:p>0,05</text:p>
          </table:table-cell>
          <table:table-cell table:formula="of:=[.B117]*[.$F$1]" office:value-type="float" office:value="1845.06659232987" calcext:value-type="float">
            <text:p>1845</text:p>
          </table:table-cell>
          <table:table-cell table:formula="of:=[.B117]*[.$F$2]" office:value-type="float" office:value="1383.7999442474" calcext:value-type="float">
            <text:p>1384</text:p>
          </table:table-cell>
          <table:table-cell table:formula="of:=[.B117]*[.$F$3]" office:value-type="float" office:value="922.533296164936" calcext:value-type="float">
            <text:p>923</text:p>
          </table:table-cell>
          <table:table-cell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formula="of:=SQRT([.A118]+1)-SQRT([.A118])" office:value-type="float" office:value="0.0459316234354983" calcext:value-type="float">
            <text:p>0,05</text:p>
          </table:table-cell>
          <table:table-cell table:formula="of:=[.B118]*[.$F$1]" office:value-type="float" office:value="1837.26493741993" calcext:value-type="float">
            <text:p>1837</text:p>
          </table:table-cell>
          <table:table-cell table:formula="of:=[.B118]*[.$F$2]" office:value-type="float" office:value="1377.94870306495" calcext:value-type="float">
            <text:p>1378</text:p>
          </table:table-cell>
          <table:table-cell table:formula="of:=[.B118]*[.$F$3]" office:value-type="float" office:value="918.632468709966" calcext:value-type="float">
            <text:p>919</text:p>
          </table:table-cell>
          <table:table-cell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formula="of:=SQRT([.A119]+1)-SQRT([.A119])" office:value-type="float" office:value="0.0457390354676086" calcext:value-type="float">
            <text:p>0,05</text:p>
          </table:table-cell>
          <table:table-cell table:formula="of:=[.B119]*[.$F$1]" office:value-type="float" office:value="1829.56141870434" calcext:value-type="float">
            <text:p>1830</text:p>
          </table:table-cell>
          <table:table-cell table:formula="of:=[.B119]*[.$F$2]" office:value-type="float" office:value="1372.17106402826" calcext:value-type="float">
            <text:p>1372</text:p>
          </table:table-cell>
          <table:table-cell table:formula="of:=[.B119]*[.$F$3]" office:value-type="float" office:value="914.780709352172" calcext:value-type="float">
            <text:p>915</text:p>
          </table:table-cell>
          <table:table-cell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formula="of:=SQRT([.A120]+1)-SQRT([.A120])" office:value-type="float" office:value="0.0455488498966776" calcext:value-type="float">
            <text:p>0,05</text:p>
          </table:table-cell>
          <table:table-cell table:formula="of:=[.B120]*[.$F$1]" office:value-type="float" office:value="1821.9539958671" calcext:value-type="float">
            <text:p>1822</text:p>
          </table:table-cell>
          <table:table-cell table:formula="of:=[.B120]*[.$F$2]" office:value-type="float" office:value="1366.46549690033" calcext:value-type="float">
            <text:p>1366</text:p>
          </table:table-cell>
          <table:table-cell table:formula="of:=[.B120]*[.$F$3]" office:value-type="float" office:value="910.976997933552" calcext:value-type="float">
            <text:p>911</text:p>
          </table:table-cell>
          <table:table-cell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formula="of:=SQRT([.A121]+1)-SQRT([.A121])" office:value-type="float" office:value="0.0453610171872612" calcext:value-type="float">
            <text:p>0,05</text:p>
          </table:table-cell>
          <table:table-cell table:formula="of:=[.B121]*[.$F$1]" office:value-type="float" office:value="1814.44068749045" calcext:value-type="float">
            <text:p>1814</text:p>
          </table:table-cell>
          <table:table-cell table:formula="of:=[.B121]*[.$F$2]" office:value-type="float" office:value="1360.83051561784" calcext:value-type="float">
            <text:p>1361</text:p>
          </table:table-cell>
          <table:table-cell table:formula="of:=[.B121]*[.$F$3]" office:value-type="float" office:value="907.220343745224" calcext:value-type="float">
            <text:p>907</text:p>
          </table:table-cell>
          <table:table-cell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formula="of:=SQRT([.A122]+1)-SQRT([.A122])" office:value-type="float" office:value="0.0451754892221565" calcext:value-type="float">
            <text:p>0,05</text:p>
          </table:table-cell>
          <table:table-cell table:formula="of:=[.B122]*[.$F$1]" office:value-type="float" office:value="1807.01956888626" calcext:value-type="float">
            <text:p>1807</text:p>
          </table:table-cell>
          <table:table-cell table:formula="of:=[.B122]*[.$F$2]" office:value-type="float" office:value="1355.2646766647" calcext:value-type="float">
            <text:p>1355</text:p>
          </table:table-cell>
          <table:table-cell table:formula="of:=[.B122]*[.$F$3]" office:value-type="float" office:value="903.50978444313" calcext:value-type="float">
            <text:p>904</text:p>
          </table:table-cell>
          <table:table-cell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formula="of:=SQRT([.A123]+1)-SQRT([.A123])" office:value-type="float" office:value="0.0449922192506254" calcext:value-type="float">
            <text:p>0,04</text:p>
          </table:table-cell>
          <table:table-cell table:formula="of:=[.B123]*[.$F$1]" office:value-type="float" office:value="1799.68877002502" calcext:value-type="float">
            <text:p>1800</text:p>
          </table:table-cell>
          <table:table-cell table:formula="of:=[.B123]*[.$F$2]" office:value-type="float" office:value="1349.76657751876" calcext:value-type="float">
            <text:p>1350</text:p>
          </table:table-cell>
          <table:table-cell table:formula="of:=[.B123]*[.$F$3]" office:value-type="float" office:value="899.844385012508" calcext:value-type="float">
            <text:p>900</text:p>
          </table:table-cell>
          <table:table-cell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formula="of:=SQRT([.A124]+1)-SQRT([.A124])" office:value-type="float" office:value="0.044811161838906" calcext:value-type="float">
            <text:p>0,04</text:p>
          </table:table-cell>
          <table:table-cell table:formula="of:=[.B124]*[.$F$1]" office:value-type="float" office:value="1792.44647355624" calcext:value-type="float">
            <text:p>1792</text:p>
          </table:table-cell>
          <table:table-cell table:formula="of:=[.B124]*[.$F$2]" office:value-type="float" office:value="1344.33485516718" calcext:value-type="float">
            <text:p>1344</text:p>
          </table:table-cell>
          <table:table-cell table:formula="of:=[.B124]*[.$F$3]" office:value-type="float" office:value="896.22323677812" calcext:value-type="float">
            <text:p>896</text:p>
          </table:table-cell>
          <table:table-cell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formula="of:=SQRT([.A125]+1)-SQRT([.A125])" office:value-type="float" office:value="0.0446322728228754" calcext:value-type="float">
            <text:p>0,04</text:p>
          </table:table-cell>
          <table:table-cell table:formula="of:=[.B125]*[.$F$1]" office:value-type="float" office:value="1785.29091291502" calcext:value-type="float">
            <text:p>1785</text:p>
          </table:table-cell>
          <table:table-cell table:formula="of:=[.B125]*[.$F$2]" office:value-type="float" office:value="1338.96818468626" calcext:value-type="float">
            <text:p>1339</text:p>
          </table:table-cell>
          <table:table-cell table:formula="of:=[.B125]*[.$F$3]" office:value-type="float" office:value="892.645456457508" calcext:value-type="float">
            <text:p>893</text:p>
          </table:table-cell>
          <table:table-cell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formula="of:=SQRT([.A126]+1)-SQRT([.A126])" office:value-type="float" office:value="0.0444555092628196" calcext:value-type="float">
            <text:p>0,04</text:p>
          </table:table-cell>
          <table:table-cell table:formula="of:=[.B126]*[.$F$1]" office:value-type="float" office:value="1778.22037051278" calcext:value-type="float">
            <text:p>1778</text:p>
          </table:table-cell>
          <table:table-cell table:formula="of:=[.B126]*[.$F$2]" office:value-type="float" office:value="1333.66527788459" calcext:value-type="float">
            <text:p>1334</text:p>
          </table:table-cell>
          <table:table-cell table:formula="of:=[.B126]*[.$F$3]" office:value-type="float" office:value="889.110185256392" calcext:value-type="float">
            <text:p>889</text:p>
          </table:table-cell>
          <table:table-cell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formula="of:=SQRT([.A127]+1)-SQRT([.A127])" office:value-type="float" office:value="0.0442808294001171" calcext:value-type="float">
            <text:p>0,04</text:p>
          </table:table-cell>
          <table:table-cell table:formula="of:=[.B127]*[.$F$1]" office:value-type="float" office:value="1771.23317600468" calcext:value-type="float">
            <text:p>1771</text:p>
          </table:table-cell>
          <table:table-cell table:formula="of:=[.B127]*[.$F$2]" office:value-type="float" office:value="1328.42488200351" calcext:value-type="float">
            <text:p>1328</text:p>
          </table:table-cell>
          <table:table-cell table:formula="of:=[.B127]*[.$F$3]" office:value-type="float" office:value="885.616588002342" calcext:value-type="float">
            <text:p>886</text:p>
          </table:table-cell>
          <table:table-cell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formula="of:=SQRT([.A128]+1)-SQRT([.A128])" office:value-type="float" office:value="0.044108192615786" calcext:value-type="float">
            <text:p>0,04</text:p>
          </table:table-cell>
          <table:table-cell table:formula="of:=[.B128]*[.$F$1]" office:value-type="float" office:value="1764.32770463144" calcext:value-type="float">
            <text:p>1764</text:p>
          </table:table-cell>
          <table:table-cell table:formula="of:=[.B128]*[.$F$2]" office:value-type="float" office:value="1323.24577847358" calcext:value-type="float">
            <text:p>1323</text:p>
          </table:table-cell>
          <table:table-cell table:formula="of:=[.B128]*[.$F$3]" office:value-type="float" office:value="882.16385231572" calcext:value-type="float">
            <text:p>882</text:p>
          </table:table-cell>
          <table:table-cell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formula="of:=SQRT([.A129]+1)-SQRT([.A129])" office:value-type="float" office:value="0.043937559390832" calcext:value-type="float">
            <text:p>0,04</text:p>
          </table:table-cell>
          <table:table-cell table:formula="of:=[.B129]*[.$F$1]" office:value-type="float" office:value="1757.50237563328" calcext:value-type="float">
            <text:p>1758</text:p>
          </table:table-cell>
          <table:table-cell table:formula="of:=[.B129]*[.$F$2]" office:value-type="float" office:value="1318.12678172496" calcext:value-type="float">
            <text:p>1318</text:p>
          </table:table-cell>
          <table:table-cell table:formula="of:=[.B129]*[.$F$3]" office:value-type="float" office:value="878.75118781664" calcext:value-type="float">
            <text:p>879</text:p>
          </table:table-cell>
          <table:table-cell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formula="of:=SQRT([.A130]+1)-SQRT([.A130])" office:value-type="float" office:value="0.0437688912682184" calcext:value-type="float">
            <text:p>0,04</text:p>
          </table:table-cell>
          <table:table-cell table:formula="of:=[.B130]*[.$F$1]" office:value-type="float" office:value="1750.75565072874" calcext:value-type="float">
            <text:p>1751</text:p>
          </table:table-cell>
          <table:table-cell table:formula="of:=[.B130]*[.$F$2]" office:value-type="float" office:value="1313.06673804655" calcext:value-type="float">
            <text:p>1313</text:p>
          </table:table-cell>
          <table:table-cell table:formula="of:=[.B130]*[.$F$3]" office:value-type="float" office:value="875.377825364368" calcext:value-type="float">
            <text:p>875</text:p>
          </table:table-cell>
          <table:table-cell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formula="of:=SQRT([.A131]+1)-SQRT([.A131])" office:value-type="float" office:value="0.0436021508164597" calcext:value-type="float">
            <text:p>0,04</text:p>
          </table:table-cell>
          <table:table-cell table:formula="of:=[.B131]*[.$F$1]" office:value-type="float" office:value="1744.08603265839" calcext:value-type="float">
            <text:p>1744</text:p>
          </table:table-cell>
          <table:table-cell table:formula="of:=[.B131]*[.$F$2]" office:value-type="float" office:value="1308.06452449379" calcext:value-type="float">
            <text:p>1308</text:p>
          </table:table-cell>
          <table:table-cell table:formula="of:=[.B131]*[.$F$3]" office:value-type="float" office:value="872.043016329194" calcext:value-type="float">
            <text:p>872</text:p>
          </table:table-cell>
          <table:table-cell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formula="of:=SQRT([.A132]+1)-SQRT([.A132])" office:value-type="float" office:value="0.0434373015947394" calcext:value-type="float">
            <text:p>0,04</text:p>
          </table:table-cell>
          <table:table-cell table:formula="of:=[.B132]*[.$F$1]" office:value-type="float" office:value="1737.49206378958" calcext:value-type="float">
            <text:p>1737</text:p>
          </table:table-cell>
          <table:table-cell table:formula="of:=[.B132]*[.$F$2]" office:value-type="float" office:value="1303.11904784218" calcext:value-type="float">
            <text:p>1303</text:p>
          </table:table-cell>
          <table:table-cell table:formula="of:=[.B132]*[.$F$3]" office:value-type="float" office:value="868.746031894788" calcext:value-type="float">
            <text:p>869</text:p>
          </table:table-cell>
          <table:table-cell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formula="of:=SQRT([.A133]+1)-SQRT([.A133])" office:value-type="float" office:value="0.0432743081194289" calcext:value-type="float">
            <text:p>0,04</text:p>
          </table:table-cell>
          <table:table-cell table:formula="of:=[.B133]*[.$F$1]" office:value-type="float" office:value="1730.97232477716" calcext:value-type="float">
            <text:p>1731</text:p>
          </table:table-cell>
          <table:table-cell table:formula="of:=[.B133]*[.$F$2]" office:value-type="float" office:value="1298.22924358287" calcext:value-type="float">
            <text:p>1298</text:p>
          </table:table-cell>
          <table:table-cell table:formula="of:=[.B133]*[.$F$3]" office:value-type="float" office:value="865.486162388578" calcext:value-type="float">
            <text:p>865</text:p>
          </table:table-cell>
          <table:table-cell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formula="of:=SQRT([.A134]+1)-SQRT([.A134])" office:value-type="float" office:value="0.0431131358320247" calcext:value-type="float">
            <text:p>0,04</text:p>
          </table:table-cell>
          <table:table-cell table:formula="of:=[.B134]*[.$F$1]" office:value-type="float" office:value="1724.52543328099" calcext:value-type="float">
            <text:p>1725</text:p>
          </table:table-cell>
          <table:table-cell table:formula="of:=[.B134]*[.$F$2]" office:value-type="float" office:value="1293.39407496074" calcext:value-type="float">
            <text:p>1293</text:p>
          </table:table-cell>
          <table:table-cell table:formula="of:=[.B134]*[.$F$3]" office:value-type="float" office:value="862.262716640494" calcext:value-type="float">
            <text:p>862</text:p>
          </table:table-cell>
          <table:table-cell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formula="of:=SQRT([.A135]+1)-SQRT([.A135])" office:value-type="float" office:value="0.0429537510683513" calcext:value-type="float">
            <text:p>0,04</text:p>
          </table:table-cell>
          <table:table-cell table:formula="of:=[.B135]*[.$F$1]" office:value-type="float" office:value="1718.15004273405" calcext:value-type="float">
            <text:p>1718</text:p>
          </table:table-cell>
          <table:table-cell table:formula="of:=[.B135]*[.$F$2]" office:value-type="float" office:value="1288.61253205054" calcext:value-type="float">
            <text:p>1289</text:p>
          </table:table-cell>
          <table:table-cell table:formula="of:=[.B135]*[.$F$3]" office:value-type="float" office:value="859.075021367026" calcext:value-type="float">
            <text:p>859</text:p>
          </table:table-cell>
          <table:table-cell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formula="of:=SQRT([.A136]+1)-SQRT([.A136])" office:value-type="float" office:value="0.0427961210290242" calcext:value-type="float">
            <text:p>0,04</text:p>
          </table:table-cell>
          <table:table-cell table:formula="of:=[.B136]*[.$F$1]" office:value-type="float" office:value="1711.84484116097" calcext:value-type="float">
            <text:p>1712</text:p>
          </table:table-cell>
          <table:table-cell table:formula="of:=[.B136]*[.$F$2]" office:value-type="float" office:value="1283.88363087073" calcext:value-type="float">
            <text:p>1284</text:p>
          </table:table-cell>
          <table:table-cell table:formula="of:=[.B136]*[.$F$3]" office:value-type="float" office:value="855.922420580484" calcext:value-type="float">
            <text:p>856</text:p>
          </table:table-cell>
          <table:table-cell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formula="of:=SQRT([.A137]+1)-SQRT([.A137])" office:value-type="float" office:value="0.0426402137511044" calcext:value-type="float">
            <text:p>0,04</text:p>
          </table:table-cell>
          <table:table-cell table:formula="of:=[.B137]*[.$F$1]" office:value-type="float" office:value="1705.60855004418" calcext:value-type="float">
            <text:p>1706</text:p>
          </table:table-cell>
          <table:table-cell table:formula="of:=[.B137]*[.$F$2]" office:value-type="float" office:value="1279.20641253313" calcext:value-type="float">
            <text:p>1279</text:p>
          </table:table-cell>
          <table:table-cell table:formula="of:=[.B137]*[.$F$3]" office:value-type="float" office:value="852.804275022088" calcext:value-type="float">
            <text:p>853</text:p>
          </table:table-cell>
          <table:table-cell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formula="of:=SQRT([.A138]+1)-SQRT([.A138])" office:value-type="float" office:value="0.0424859980808652" calcext:value-type="float">
            <text:p>0,04</text:p>
          </table:table-cell>
          <table:table-cell table:formula="of:=[.B138]*[.$F$1]" office:value-type="float" office:value="1699.43992323461" calcext:value-type="float">
            <text:p>1699</text:p>
          </table:table-cell>
          <table:table-cell table:formula="of:=[.B138]*[.$F$2]" office:value-type="float" office:value="1274.57994242596" calcext:value-type="float">
            <text:p>1275</text:p>
          </table:table-cell>
          <table:table-cell table:formula="of:=[.B138]*[.$F$3]" office:value-type="float" office:value="849.719961617304" calcext:value-type="float">
            <text:p>850</text:p>
          </table:table-cell>
          <table:table-cell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formula="of:=SQRT([.A139]+1)-SQRT([.A139])" office:value-type="float" office:value="0.042333443647637" calcext:value-type="float">
            <text:p>0,04</text:p>
          </table:table-cell>
          <table:table-cell table:formula="of:=[.B139]*[.$F$1]" office:value-type="float" office:value="1693.33774590548" calcext:value-type="float">
            <text:p>1693</text:p>
          </table:table-cell>
          <table:table-cell table:formula="of:=[.B139]*[.$F$2]" office:value-type="float" office:value="1270.00330942911" calcext:value-type="float">
            <text:p>1270</text:p>
          </table:table-cell>
          <table:table-cell table:formula="of:=[.B139]*[.$F$3]" office:value-type="float" office:value="846.66887295274" calcext:value-type="float">
            <text:p>847</text:p>
          </table:table-cell>
          <table:table-cell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formula="of:=SQRT([.A140]+1)-SQRT([.A140])" office:value-type="float" office:value="0.0421825208386846" calcext:value-type="float">
            <text:p>0,04</text:p>
          </table:table-cell>
          <table:table-cell table:formula="of:=[.B140]*[.$F$1]" office:value-type="float" office:value="1687.30083354738" calcext:value-type="float">
            <text:p>1687</text:p>
          </table:table-cell>
          <table:table-cell table:formula="of:=[.B140]*[.$F$2]" office:value-type="float" office:value="1265.47562516054" calcext:value-type="float">
            <text:p>1265</text:p>
          </table:table-cell>
          <table:table-cell table:formula="of:=[.B140]*[.$F$3]" office:value-type="float" office:value="843.650416773692" calcext:value-type="float">
            <text:p>844</text:p>
          </table:table-cell>
          <table:table-cell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formula="of:=SQRT([.A141]+1)-SQRT([.A141])" office:value-type="float" office:value="0.0420332007750677" calcext:value-type="float">
            <text:p>0,04</text:p>
          </table:table-cell>
          <table:table-cell table:formula="of:=[.B141]*[.$F$1]" office:value-type="float" office:value="1681.32803100271" calcext:value-type="float">
            <text:p>1681</text:p>
          </table:table-cell>
          <table:table-cell table:formula="of:=[.B141]*[.$F$2]" office:value-type="float" office:value="1260.99602325203" calcext:value-type="float">
            <text:p>1261</text:p>
          </table:table-cell>
          <table:table-cell table:formula="of:=[.B141]*[.$F$3]" office:value-type="float" office:value="840.664015501354" calcext:value-type="float">
            <text:p>841</text:p>
          </table:table-cell>
          <table:table-cell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formula="of:=SQRT([.A142]+1)-SQRT([.A142])" office:value-type="float" office:value="0.0418854552884138" calcext:value-type="float">
            <text:p>0,04</text:p>
          </table:table-cell>
          <table:table-cell table:formula="of:=[.B142]*[.$F$1]" office:value-type="float" office:value="1675.41821153655" calcext:value-type="float">
            <text:p>1675</text:p>
          </table:table-cell>
          <table:table-cell table:formula="of:=[.B142]*[.$F$2]" office:value-type="float" office:value="1256.56365865241" calcext:value-type="float">
            <text:p>1257</text:p>
          </table:table-cell>
          <table:table-cell table:formula="of:=[.B142]*[.$F$3]" office:value-type="float" office:value="837.709105768276" calcext:value-type="float">
            <text:p>838</text:p>
          </table:table-cell>
          <table:table-cell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formula="of:=SQRT([.A143]+1)-SQRT([.A143])" office:value-type="float" office:value="0.0417392568986017" calcext:value-type="float">
            <text:p>0,04</text:p>
          </table:table-cell>
          <table:table-cell table:formula="of:=[.B143]*[.$F$1]" office:value-type="float" office:value="1669.57027594407" calcext:value-type="float">
            <text:p>1670</text:p>
          </table:table-cell>
          <table:table-cell table:formula="of:=[.B143]*[.$F$2]" office:value-type="float" office:value="1252.17770695805" calcext:value-type="float">
            <text:p>1252</text:p>
          </table:table-cell>
          <table:table-cell table:formula="of:=[.B143]*[.$F$3]" office:value-type="float" office:value="834.785137972034" calcext:value-type="float">
            <text:p>835</text:p>
          </table:table-cell>
          <table:table-cell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formula="of:=SQRT([.A144]+1)-SQRT([.A144])" office:value-type="float" office:value="0.0415945787922958" calcext:value-type="float">
            <text:p>0,04</text:p>
          </table:table-cell>
          <table:table-cell table:formula="of:=[.B144]*[.$F$1]" office:value-type="float" office:value="1663.78315169183" calcext:value-type="float">
            <text:p>1664</text:p>
          </table:table-cell>
          <table:table-cell table:formula="of:=[.B144]*[.$F$2]" office:value-type="float" office:value="1247.83736376887" calcext:value-type="float">
            <text:p>1248</text:p>
          </table:table-cell>
          <table:table-cell table:formula="of:=[.B144]*[.$F$3]" office:value-type="float" office:value="831.891575845916" calcext:value-type="float">
            <text:p>832</text:p>
          </table:table-cell>
          <table:table-cell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formula="of:=SQRT([.A145]+1)-SQRT([.A145])" office:value-type="float" office:value="0.0414513948022766" calcext:value-type="float">
            <text:p>0,04</text:p>
          </table:table-cell>
          <table:table-cell table:formula="of:=[.B145]*[.$F$1]" office:value-type="float" office:value="1658.05579209106" calcext:value-type="float">
            <text:p>1658</text:p>
          </table:table-cell>
          <table:table-cell table:formula="of:=[.B145]*[.$F$2]" office:value-type="float" office:value="1243.5418440683" calcext:value-type="float">
            <text:p>1244</text:p>
          </table:table-cell>
          <table:table-cell table:formula="of:=[.B145]*[.$F$3]" office:value-type="float" office:value="829.027896045532" calcext:value-type="float">
            <text:p>829</text:p>
          </table:table-cell>
          <table:table-cell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formula="of:=SQRT([.A146]+1)-SQRT([.A146])" office:value-type="float" office:value="0.0413096793875685" calcext:value-type="float">
            <text:p>0,04</text:p>
          </table:table-cell>
          <table:table-cell table:formula="of:=[.B146]*[.$F$1]" office:value-type="float" office:value="1652.38717550274" calcext:value-type="float">
            <text:p>1652</text:p>
          </table:table-cell>
          <table:table-cell table:formula="of:=[.B146]*[.$F$2]" office:value-type="float" office:value="1239.29038162706" calcext:value-type="float">
            <text:p>1239</text:p>
          </table:table-cell>
          <table:table-cell table:formula="of:=[.B146]*[.$F$3]" office:value-type="float" office:value="826.19358775137" calcext:value-type="float">
            <text:p>826</text:p>
          </table:table-cell>
          <table:table-cell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formula="of:=SQRT([.A147]+1)-SQRT([.A147])" office:value-type="float" office:value="0.0411694076142979" calcext:value-type="float">
            <text:p>0,04</text:p>
          </table:table-cell>
          <table:table-cell table:formula="of:=[.B147]*[.$F$1]" office:value-type="float" office:value="1646.77630457192" calcext:value-type="float">
            <text:p>1647</text:p>
          </table:table-cell>
          <table:table-cell table:formula="of:=[.B147]*[.$F$2]" office:value-type="float" office:value="1235.08222842894" calcext:value-type="float">
            <text:p>1235</text:p>
          </table:table-cell>
          <table:table-cell table:formula="of:=[.B147]*[.$F$3]" office:value-type="float" office:value="823.388152285958" calcext:value-type="float">
            <text:p>823</text:p>
          </table:table-cell>
          <table:table-cell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formula="of:=SQRT([.A148]+1)-SQRT([.A148])" office:value-type="float" office:value="0.0410305551372634" calcext:value-type="float">
            <text:p>0,04</text:p>
          </table:table-cell>
          <table:table-cell table:formula="of:=[.B148]*[.$F$1]" office:value-type="float" office:value="1641.22220549054" calcext:value-type="float">
            <text:p>1641</text:p>
          </table:table-cell>
          <table:table-cell table:formula="of:=[.B148]*[.$F$2]" office:value-type="float" office:value="1230.9166541179" calcext:value-type="float">
            <text:p>1231</text:p>
          </table:table-cell>
          <table:table-cell table:formula="of:=[.B148]*[.$F$3]" office:value-type="float" office:value="820.611102745268" calcext:value-type="float">
            <text:p>821</text:p>
          </table:table-cell>
          <table:table-cell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formula="of:=SQRT([.A149]+1)-SQRT([.A149])" office:value-type="float" office:value="0.0408930981821882" calcext:value-type="float">
            <text:p>0,04</text:p>
          </table:table-cell>
          <table:table-cell table:formula="of:=[.B149]*[.$F$1]" office:value-type="float" office:value="1635.72392728753" calcext:value-type="float">
            <text:p>1636</text:p>
          </table:table-cell>
          <table:table-cell table:formula="of:=[.B149]*[.$F$2]" office:value-type="float" office:value="1226.79294546565" calcext:value-type="float">
            <text:p>1227</text:p>
          </table:table-cell>
          <table:table-cell table:formula="of:=[.B149]*[.$F$3]" office:value-type="float" office:value="817.861963643764" calcext:value-type="float">
            <text:p>818</text:p>
          </table:table-cell>
          <table:table-cell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formula="of:=SQRT([.A150]+1)-SQRT([.A150])" office:value-type="float" office:value="0.0407570135286175" calcext:value-type="float">
            <text:p>0,04</text:p>
          </table:table-cell>
          <table:table-cell table:formula="of:=[.B150]*[.$F$1]" office:value-type="float" office:value="1630.2805411447" calcext:value-type="float">
            <text:p>1630</text:p>
          </table:table-cell>
          <table:table-cell table:formula="of:=[.B150]*[.$F$2]" office:value-type="float" office:value="1222.71040585853" calcext:value-type="float">
            <text:p>1223</text:p>
          </table:table-cell>
          <table:table-cell table:formula="of:=[.B150]*[.$F$3]" office:value-type="float" office:value="815.14027057235" calcext:value-type="float">
            <text:p>815</text:p>
          </table:table-cell>
          <table:table-cell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formula="of:=SQRT([.A151]+1)-SQRT([.A151])" office:value-type="float" office:value="0.0406222784934442" calcext:value-type="float">
            <text:p>0,04</text:p>
          </table:table-cell>
          <table:table-cell table:formula="of:=[.B151]*[.$F$1]" office:value-type="float" office:value="1624.89113973777" calcext:value-type="float">
            <text:p>1625</text:p>
          </table:table-cell>
          <table:table-cell table:formula="of:=[.B151]*[.$F$2]" office:value-type="float" office:value="1218.66835480333" calcext:value-type="float">
            <text:p>1219</text:p>
          </table:table-cell>
          <table:table-cell table:formula="of:=[.B151]*[.$F$3]" office:value-type="float" office:value="812.445569868884" calcext:value-type="float">
            <text:p>812</text:p>
          </table:table-cell>
          <table:table-cell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formula="of:=SQRT([.A152]+1)-SQRT([.A152])" office:value-type="float" office:value="0.0404888709150288" calcext:value-type="float">
            <text:p>0,04</text:p>
          </table:table-cell>
          <table:table-cell table:formula="of:=[.B152]*[.$F$1]" office:value-type="float" office:value="1619.55483660115" calcext:value-type="float">
            <text:p>1620</text:p>
          </table:table-cell>
          <table:table-cell table:formula="of:=[.B152]*[.$F$2]" office:value-type="float" office:value="1214.66612745086" calcext:value-type="float">
            <text:p>1215</text:p>
          </table:table-cell>
          <table:table-cell table:formula="of:=[.B152]*[.$F$3]" office:value-type="float" office:value="809.777418300576" calcext:value-type="float">
            <text:p>810</text:p>
          </table:table-cell>
          <table:table-cell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formula="of:=SQRT([.A153]+1)-SQRT([.A153])" office:value-type="float" office:value="0.0403567691378761" calcext:value-type="float">
            <text:p>0,04</text:p>
          </table:table-cell>
          <table:table-cell table:formula="of:=[.B153]*[.$F$1]" office:value-type="float" office:value="1614.27076551504" calcext:value-type="float">
            <text:p>1614</text:p>
          </table:table-cell>
          <table:table-cell table:formula="of:=[.B153]*[.$F$2]" office:value-type="float" office:value="1210.70307413628" calcext:value-type="float">
            <text:p>1211</text:p>
          </table:table-cell>
          <table:table-cell table:formula="of:=[.B153]*[.$F$3]" office:value-type="float" office:value="807.135382757522" calcext:value-type="float">
            <text:p>807</text:p>
          </table:table-cell>
          <table:table-cell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formula="of:=SQRT([.A154]+1)-SQRT([.A154])" office:value-type="float" office:value="0.0402259519978756" calcext:value-type="float">
            <text:p>0,04</text:p>
          </table:table-cell>
          <table:table-cell table:formula="of:=[.B154]*[.$F$1]" office:value-type="float" office:value="1609.03807991502" calcext:value-type="float">
            <text:p>1609</text:p>
          </table:table-cell>
          <table:table-cell table:formula="of:=[.B154]*[.$F$2]" office:value-type="float" office:value="1206.77855993627" calcext:value-type="float">
            <text:p>1207</text:p>
          </table:table-cell>
          <table:table-cell table:formula="of:=[.B154]*[.$F$3]" office:value-type="float" office:value="804.519039957512" calcext:value-type="float">
            <text:p>805</text:p>
          </table:table-cell>
          <table:table-cell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formula="of:=SQRT([.A155]+1)-SQRT([.A155])" office:value-type="float" office:value="0.040096398808064" calcext:value-type="float">
            <text:p>0,04</text:p>
          </table:table-cell>
          <table:table-cell table:formula="of:=[.B155]*[.$F$1]" office:value-type="float" office:value="1603.85595232256" calcext:value-type="float">
            <text:p>1604</text:p>
          </table:table-cell>
          <table:table-cell table:formula="of:=[.B155]*[.$F$2]" office:value-type="float" office:value="1202.89196424192" calcext:value-type="float">
            <text:p>1203</text:p>
          </table:table-cell>
          <table:table-cell table:formula="of:=[.B155]*[.$F$3]" office:value-type="float" office:value="801.92797616128" calcext:value-type="float">
            <text:p>802</text:p>
          </table:table-cell>
          <table:table-cell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formula="of:=SQRT([.A156]+1)-SQRT([.A156])" office:value-type="float" office:value="0.0399680893448711" calcext:value-type="float">
            <text:p>0,04</text:p>
          </table:table-cell>
          <table:table-cell table:formula="of:=[.B156]*[.$F$1]" office:value-type="float" office:value="1598.72357379484" calcext:value-type="float">
            <text:p>1599</text:p>
          </table:table-cell>
          <table:table-cell table:formula="of:=[.B156]*[.$F$2]" office:value-type="float" office:value="1199.04268034613" calcext:value-type="float">
            <text:p>1199</text:p>
          </table:table-cell>
          <table:table-cell table:formula="of:=[.B156]*[.$F$3]" office:value-type="float" office:value="799.361786897422" calcext:value-type="float">
            <text:p>799</text:p>
          </table:table-cell>
          <table:table-cell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formula="of:=SQRT([.A157]+1)-SQRT([.A157])" office:value-type="float" office:value="0.0398410038348675" calcext:value-type="float">
            <text:p>0,04</text:p>
          </table:table-cell>
          <table:table-cell table:formula="of:=[.B157]*[.$F$1]" office:value-type="float" office:value="1593.6401533947" calcext:value-type="float">
            <text:p>1594</text:p>
          </table:table-cell>
          <table:table-cell table:formula="of:=[.B157]*[.$F$2]" office:value-type="float" office:value="1195.23011504603" calcext:value-type="float">
            <text:p>1195</text:p>
          </table:table-cell>
          <table:table-cell table:formula="of:=[.B157]*[.$F$3]" office:value-type="float" office:value="796.82007669735" calcext:value-type="float">
            <text:p>797</text:p>
          </table:table-cell>
          <table:table-cell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formula="of:=SQRT([.A158]+1)-SQRT([.A158])" office:value-type="float" office:value="0.0397151229419563" calcext:value-type="float">
            <text:p>0,04</text:p>
          </table:table-cell>
          <table:table-cell table:formula="of:=[.B158]*[.$F$1]" office:value-type="float" office:value="1588.60491767825" calcext:value-type="float">
            <text:p>1589</text:p>
          </table:table-cell>
          <table:table-cell table:formula="of:=[.B158]*[.$F$2]" office:value-type="float" office:value="1191.45368825869" calcext:value-type="float">
            <text:p>1191</text:p>
          </table:table-cell>
          <table:table-cell table:formula="of:=[.B158]*[.$F$3]" office:value-type="float" office:value="794.302458839126" calcext:value-type="float">
            <text:p>794</text:p>
          </table:table-cell>
          <table:table-cell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formula="of:=SQRT([.A159]+1)-SQRT([.A159])" office:value-type="float" office:value="0.0395904277550265" calcext:value-type="float">
            <text:p>0,04</text:p>
          </table:table-cell>
          <table:table-cell table:formula="of:=[.B159]*[.$F$1]" office:value-type="float" office:value="1583.61711020106" calcext:value-type="float">
            <text:p>1584</text:p>
          </table:table-cell>
          <table:table-cell table:formula="of:=[.B159]*[.$F$2]" office:value-type="float" office:value="1187.7128326508" calcext:value-type="float">
            <text:p>1188</text:p>
          </table:table-cell>
          <table:table-cell table:formula="of:=[.B159]*[.$F$3]" office:value-type="float" office:value="791.80855510053" calcext:value-type="float">
            <text:p>792</text:p>
          </table:table-cell>
          <table:table-cell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formula="of:=SQRT([.A160]+1)-SQRT([.A160])" office:value-type="float" office:value="0.0394668997760022" calcext:value-type="float">
            <text:p>0,04</text:p>
          </table:table-cell>
          <table:table-cell table:formula="of:=[.B160]*[.$F$1]" office:value-type="float" office:value="1578.67599104009" calcext:value-type="float">
            <text:p>1579</text:p>
          </table:table-cell>
          <table:table-cell table:formula="of:=[.B160]*[.$F$2]" office:value-type="float" office:value="1184.00699328007" calcext:value-type="float">
            <text:p>1184</text:p>
          </table:table-cell>
          <table:table-cell table:formula="of:=[.B160]*[.$F$3]" office:value-type="float" office:value="789.337995520044" calcext:value-type="float">
            <text:p>789</text:p>
          </table:table-cell>
          <table:table-cell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formula="of:=SQRT([.A161]+1)-SQRT([.A161])" office:value-type="float" office:value="0.039344520908335" calcext:value-type="float">
            <text:p>0,04</text:p>
          </table:table-cell>
          <table:table-cell table:formula="of:=[.B161]*[.$F$1]" office:value-type="float" office:value="1573.7808363334" calcext:value-type="float">
            <text:p>1574</text:p>
          </table:table-cell>
          <table:table-cell table:formula="of:=[.B161]*[.$F$2]" office:value-type="float" office:value="1180.33562725005" calcext:value-type="float">
            <text:p>1180</text:p>
          </table:table-cell>
          <table:table-cell table:formula="of:=[.B161]*[.$F$3]" office:value-type="float" office:value="786.8904181667" calcext:value-type="float">
            <text:p>787</text:p>
          </table:table-cell>
          <table:table-cell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formula="of:=SQRT([.A162]+1)-SQRT([.A162])" office:value-type="float" office:value="0.0392232734458489" calcext:value-type="float">
            <text:p>0,04</text:p>
          </table:table-cell>
          <table:table-cell table:formula="of:=[.B162]*[.$F$1]" office:value-type="float" office:value="1568.93093783396" calcext:value-type="float">
            <text:p>1569</text:p>
          </table:table-cell>
          <table:table-cell table:formula="of:=[.B162]*[.$F$2]" office:value-type="float" office:value="1176.69820337547" calcext:value-type="float">
            <text:p>1177</text:p>
          </table:table-cell>
          <table:table-cell table:formula="of:=[.B162]*[.$F$3]" office:value-type="float" office:value="784.465468916978" calcext:value-type="float">
            <text:p>784</text:p>
          </table:table-cell>
          <table:table-cell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formula="of:=SQRT([.A163]+1)-SQRT([.A163])" office:value-type="float" office:value="0.039103140061993" calcext:value-type="float">
            <text:p>0,04</text:p>
          </table:table-cell>
          <table:table-cell table:formula="of:=[.B163]*[.$F$1]" office:value-type="float" office:value="1564.12560247972" calcext:value-type="float">
            <text:p>1564</text:p>
          </table:table-cell>
          <table:table-cell table:formula="of:=[.B163]*[.$F$2]" office:value-type="float" office:value="1173.09420185979" calcext:value-type="float">
            <text:p>1173</text:p>
          </table:table-cell>
          <table:table-cell table:formula="of:=[.B163]*[.$F$3]" office:value-type="float" office:value="782.06280123986" calcext:value-type="float">
            <text:p>782</text:p>
          </table:table-cell>
          <table:table-cell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formula="of:=SQRT([.A164]+1)-SQRT([.A164])" office:value-type="float" office:value="0.0389841037994323" calcext:value-type="float">
            <text:p>0,04</text:p>
          </table:table-cell>
          <table:table-cell table:formula="of:=[.B164]*[.$F$1]" office:value-type="float" office:value="1559.36415197729" calcext:value-type="float">
            <text:p>1559</text:p>
          </table:table-cell>
          <table:table-cell table:formula="of:=[.B164]*[.$F$2]" office:value-type="float" office:value="1169.52311398297" calcext:value-type="float">
            <text:p>1170</text:p>
          </table:table-cell>
          <table:table-cell table:formula="of:=[.B164]*[.$F$3]" office:value-type="float" office:value="779.682075988646" calcext:value-type="float">
            <text:p>780</text:p>
          </table:table-cell>
          <table:table-cell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formula="of:=SQRT([.A165]+1)-SQRT([.A165])" office:value-type="float" office:value="0.0388661480599968" calcext:value-type="float">
            <text:p>0,04</text:p>
          </table:table-cell>
          <table:table-cell table:formula="of:=[.B165]*[.$F$1]" office:value-type="float" office:value="1554.64592239987" calcext:value-type="float">
            <text:p>1555</text:p>
          </table:table-cell>
          <table:table-cell table:formula="of:=[.B165]*[.$F$2]" office:value-type="float" office:value="1165.9844417999" calcext:value-type="float">
            <text:p>1166</text:p>
          </table:table-cell>
          <table:table-cell table:formula="of:=[.B165]*[.$F$3]" office:value-type="float" office:value="777.322961199936" calcext:value-type="float">
            <text:p>777</text:p>
          </table:table-cell>
          <table:table-cell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formula="of:=SQRT([.A166]+1)-SQRT([.A166])" office:value-type="float" office:value="0.0387492565949596" calcext:value-type="float">
            <text:p>0,04</text:p>
          </table:table-cell>
          <table:table-cell table:formula="of:=[.B166]*[.$F$1]" office:value-type="float" office:value="1549.97026379838" calcext:value-type="float">
            <text:p>1550</text:p>
          </table:table-cell>
          <table:table-cell table:formula="of:=[.B166]*[.$F$2]" office:value-type="float" office:value="1162.47769784879" calcext:value-type="float">
            <text:p>1162</text:p>
          </table:table-cell>
          <table:table-cell table:formula="of:=[.B166]*[.$F$3]" office:value-type="float" office:value="774.985131899192" calcext:value-type="float">
            <text:p>775</text:p>
          </table:table-cell>
          <table:table-cell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formula="of:=SQRT([.A167]+1)-SQRT([.A167])" office:value-type="float" office:value="0.038633413495635" calcext:value-type="float">
            <text:p>0,04</text:p>
          </table:table-cell>
          <table:table-cell table:formula="of:=[.B167]*[.$F$1]" office:value-type="float" office:value="1545.3365398254" calcext:value-type="float">
            <text:p>1545</text:p>
          </table:table-cell>
          <table:table-cell table:formula="of:=[.B167]*[.$F$2]" office:value-type="float" office:value="1159.00240486905" calcext:value-type="float">
            <text:p>1159</text:p>
          </table:table-cell>
          <table:table-cell table:formula="of:=[.B167]*[.$F$3]" office:value-type="float" office:value="772.6682699127" calcext:value-type="float">
            <text:p>773</text:p>
          </table:table-cell>
          <table:table-cell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formula="of:=SQRT([.A168]+1)-SQRT([.A168])" office:value-type="float" office:value="0.0385186031842792" calcext:value-type="float">
            <text:p>0,04</text:p>
          </table:table-cell>
          <table:table-cell table:formula="of:=[.B168]*[.$F$1]" office:value-type="float" office:value="1540.74412737117" calcext:value-type="float">
            <text:p>1541</text:p>
          </table:table-cell>
          <table:table-cell table:formula="of:=[.B168]*[.$F$2]" office:value-type="float" office:value="1155.55809552838" calcext:value-type="float">
            <text:p>1156</text:p>
          </table:table-cell>
          <table:table-cell table:formula="of:=[.B168]*[.$F$3]" office:value-type="float" office:value="770.372063685584" calcext:value-type="float">
            <text:p>770</text:p>
          </table:table-cell>
          <table:table-cell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formula="of:=SQRT([.A169]+1)-SQRT([.A169])" office:value-type="float" office:value="0.0384048104052983" calcext:value-type="float">
            <text:p>0,04</text:p>
          </table:table-cell>
          <table:table-cell table:formula="of:=[.B169]*[.$F$1]" office:value-type="float" office:value="1536.19241621193" calcext:value-type="float">
            <text:p>1536</text:p>
          </table:table-cell>
          <table:table-cell table:formula="of:=[.B169]*[.$F$2]" office:value-type="float" office:value="1152.14431215895" calcext:value-type="float">
            <text:p>1152</text:p>
          </table:table-cell>
          <table:table-cell table:formula="of:=[.B169]*[.$F$3]" office:value-type="float" office:value="768.096208105966" calcext:value-type="float">
            <text:p>768</text:p>
          </table:table-cell>
          <table:table-cell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formula="of:=SQRT([.A170]+1)-SQRT([.A170])" office:value-type="float" office:value="0.0382920202167227" calcext:value-type="float">
            <text:p>0,04</text:p>
          </table:table-cell>
          <table:table-cell table:formula="of:=[.B170]*[.$F$1]" office:value-type="float" office:value="1531.68080866891" calcext:value-type="float">
            <text:p>1532</text:p>
          </table:table-cell>
          <table:table-cell table:formula="of:=[.B170]*[.$F$2]" office:value-type="float" office:value="1148.76060650168" calcext:value-type="float">
            <text:p>1149</text:p>
          </table:table-cell>
          <table:table-cell table:formula="of:=[.B170]*[.$F$3]" office:value-type="float" office:value="765.840404334454" calcext:value-type="float">
            <text:p>766</text:p>
          </table:table-cell>
          <table:table-cell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formula="of:=SQRT([.A171]+1)-SQRT([.A171])" office:value-type="float" office:value="0.0381802179819797" calcext:value-type="float">
            <text:p>0,04</text:p>
          </table:table-cell>
          <table:table-cell table:formula="of:=[.B171]*[.$F$1]" office:value-type="float" office:value="1527.20871927919" calcext:value-type="float">
            <text:p>1527</text:p>
          </table:table-cell>
          <table:table-cell table:formula="of:=[.B171]*[.$F$2]" office:value-type="float" office:value="1145.40653945939" calcext:value-type="float">
            <text:p>1145</text:p>
          </table:table-cell>
          <table:table-cell table:formula="of:=[.B171]*[.$F$3]" office:value-type="float" office:value="763.604359639594" calcext:value-type="float">
            <text:p>764</text:p>
          </table:table-cell>
          <table:table-cell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formula="of:=SQRT([.A172]+1)-SQRT([.A172])" office:value-type="float" office:value="0.0380693893619046" calcext:value-type="float">
            <text:p>0,04</text:p>
          </table:table-cell>
          <table:table-cell table:formula="of:=[.B172]*[.$F$1]" office:value-type="float" office:value="1522.77557447618" calcext:value-type="float">
            <text:p>1523</text:p>
          </table:table-cell>
          <table:table-cell table:formula="of:=[.B172]*[.$F$2]" office:value-type="float" office:value="1142.08168085714" calcext:value-type="float">
            <text:p>1142</text:p>
          </table:table-cell>
          <table:table-cell table:formula="of:=[.B172]*[.$F$3]" office:value-type="float" office:value="761.387787238092" calcext:value-type="float">
            <text:p>761</text:p>
          </table:table-cell>
          <table:table-cell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formula="of:=SQRT([.A173]+1)-SQRT([.A173])" office:value-type="float" office:value="0.0379595203070142" calcext:value-type="float">
            <text:p>0,04</text:p>
          </table:table-cell>
          <table:table-cell table:formula="of:=[.B173]*[.$F$1]" office:value-type="float" office:value="1518.38081228057" calcext:value-type="float">
            <text:p>1518</text:p>
          </table:table-cell>
          <table:table-cell table:formula="of:=[.B173]*[.$F$2]" office:value-type="float" office:value="1138.78560921043" calcext:value-type="float">
            <text:p>1139</text:p>
          </table:table-cell>
          <table:table-cell table:formula="of:=[.B173]*[.$F$3]" office:value-type="float" office:value="759.190406140284" calcext:value-type="float">
            <text:p>759</text:p>
          </table:table-cell>
          <table:table-cell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formula="of:=SQRT([.A174]+1)-SQRT([.A174])" office:value-type="float" office:value="0.0378505970500331" calcext:value-type="float">
            <text:p>0,04</text:p>
          </table:table-cell>
          <table:table-cell table:formula="of:=[.B174]*[.$F$1]" office:value-type="float" office:value="1514.02388200132" calcext:value-type="float">
            <text:p>1514</text:p>
          </table:table-cell>
          <table:table-cell table:formula="of:=[.B174]*[.$F$2]" office:value-type="float" office:value="1135.51791150099" calcext:value-type="float">
            <text:p>1136</text:p>
          </table:table-cell>
          <table:table-cell table:formula="of:=[.B174]*[.$F$3]" office:value-type="float" office:value="757.011941000662" calcext:value-type="float">
            <text:p>757</text:p>
          </table:table-cell>
          <table:table-cell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formula="of:=SQRT([.A175]+1)-SQRT([.A175])" office:value-type="float" office:value="0.0377426060986465" calcext:value-type="float">
            <text:p>0,04</text:p>
          </table:table-cell>
          <table:table-cell table:formula="of:=[.B175]*[.$F$1]" office:value-type="float" office:value="1509.70424394586" calcext:value-type="float">
            <text:p>1510</text:p>
          </table:table-cell>
          <table:table-cell table:formula="of:=[.B175]*[.$F$2]" office:value-type="float" office:value="1132.2781829594" calcext:value-type="float">
            <text:p>1132</text:p>
          </table:table-cell>
          <table:table-cell table:formula="of:=[.B175]*[.$F$3]" office:value-type="float" office:value="754.85212197293" calcext:value-type="float">
            <text:p>755</text:p>
          </table:table-cell>
          <table:table-cell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formula="of:=SQRT([.A176]+1)-SQRT([.A176])" office:value-type="float" office:value="0.0376355342284711" calcext:value-type="float">
            <text:p>0,04</text:p>
          </table:table-cell>
          <table:table-cell table:formula="of:=[.B176]*[.$F$1]" office:value-type="float" office:value="1505.42136913884" calcext:value-type="float">
            <text:p>1505</text:p>
          </table:table-cell>
          <table:table-cell table:formula="of:=[.B176]*[.$F$2]" office:value-type="float" office:value="1129.06602685413" calcext:value-type="float">
            <text:p>1129</text:p>
          </table:table-cell>
          <table:table-cell table:formula="of:=[.B176]*[.$F$3]" office:value-type="float" office:value="752.710684569422" calcext:value-type="float">
            <text:p>753</text:p>
          </table:table-cell>
          <table:table-cell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formula="of:=SQRT([.A177]+1)-SQRT([.A177])" office:value-type="float" office:value="0.0375293684762639" calcext:value-type="float">
            <text:p>0,04</text:p>
          </table:table-cell>
          <table:table-cell table:formula="of:=[.B177]*[.$F$1]" office:value-type="float" office:value="1501.17473905056" calcext:value-type="float">
            <text:p>1501</text:p>
          </table:table-cell>
          <table:table-cell table:formula="of:=[.B177]*[.$F$2]" office:value-type="float" office:value="1125.88105428792" calcext:value-type="float">
            <text:p>1126</text:p>
          </table:table-cell>
          <table:table-cell table:formula="of:=[.B177]*[.$F$3]" office:value-type="float" office:value="750.587369525278" calcext:value-type="float">
            <text:p>751</text:p>
          </table:table-cell>
          <table:table-cell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formula="of:=SQRT([.A178]+1)-SQRT([.A178])" office:value-type="float" office:value="0.0374240961333179" calcext:value-type="float">
            <text:p>0,04</text:p>
          </table:table-cell>
          <table:table-cell table:formula="of:=[.B178]*[.$F$1]" office:value-type="float" office:value="1496.96384533272" calcext:value-type="float">
            <text:p>1497</text:p>
          </table:table-cell>
          <table:table-cell table:formula="of:=[.B178]*[.$F$2]" office:value-type="float" office:value="1122.72288399954" calcext:value-type="float">
            <text:p>1123</text:p>
          </table:table-cell>
          <table:table-cell table:formula="of:=[.B178]*[.$F$3]" office:value-type="float" office:value="748.481922666358" calcext:value-type="float">
            <text:p>748</text:p>
          </table:table-cell>
          <table:table-cell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formula="of:=SQRT([.A179]+1)-SQRT([.A179])" office:value-type="float" office:value="0.0373197047390867" calcext:value-type="float">
            <text:p>0,04</text:p>
          </table:table-cell>
          <table:table-cell table:formula="of:=[.B179]*[.$F$1]" office:value-type="float" office:value="1492.78818956347" calcext:value-type="float">
            <text:p>1493</text:p>
          </table:table-cell>
          <table:table-cell table:formula="of:=[.B179]*[.$F$2]" office:value-type="float" office:value="1119.5911421726" calcext:value-type="float">
            <text:p>1120</text:p>
          </table:table-cell>
          <table:table-cell table:formula="of:=[.B179]*[.$F$3]" office:value-type="float" office:value="746.394094781734" calcext:value-type="float">
            <text:p>746</text:p>
          </table:table-cell>
          <table:table-cell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formula="of:=SQRT([.A180]+1)-SQRT([.A180])" office:value-type="float" office:value="0.037216182074971" calcext:value-type="float">
            <text:p>0,04</text:p>
          </table:table-cell>
          <table:table-cell table:formula="of:=[.B180]*[.$F$1]" office:value-type="float" office:value="1488.64728299884" calcext:value-type="float">
            <text:p>1489</text:p>
          </table:table-cell>
          <table:table-cell table:formula="of:=[.B180]*[.$F$2]" office:value-type="float" office:value="1116.48546224913" calcext:value-type="float">
            <text:p>1116</text:p>
          </table:table-cell>
          <table:table-cell table:formula="of:=[.B180]*[.$F$3]" office:value-type="float" office:value="744.32364149942" calcext:value-type="float">
            <text:p>744</text:p>
          </table:table-cell>
          <table:table-cell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formula="of:=SQRT([.A181]+1)-SQRT([.A181])" office:value-type="float" office:value="0.0371135161583318" calcext:value-type="float">
            <text:p>0,04</text:p>
          </table:table-cell>
          <table:table-cell table:formula="of:=[.B181]*[.$F$1]" office:value-type="float" office:value="1484.54064633327" calcext:value-type="float">
            <text:p>1485</text:p>
          </table:table-cell>
          <table:table-cell table:formula="of:=[.B181]*[.$F$2]" office:value-type="float" office:value="1113.40548474995" calcext:value-type="float">
            <text:p>1113</text:p>
          </table:table-cell>
          <table:table-cell table:formula="of:=[.B181]*[.$F$3]" office:value-type="float" office:value="742.270323166636" calcext:value-type="float">
            <text:p>742</text:p>
          </table:table-cell>
          <table:table-cell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formula="of:=SQRT([.A182]+1)-SQRT([.A182])" office:value-type="float" office:value="0.0370116952366413" calcext:value-type="float">
            <text:p>0,04</text:p>
          </table:table-cell>
          <table:table-cell table:formula="of:=[.B182]*[.$F$1]" office:value-type="float" office:value="1480.46780946565" calcext:value-type="float">
            <text:p>1480</text:p>
          </table:table-cell>
          <table:table-cell table:formula="of:=[.B182]*[.$F$2]" office:value-type="float" office:value="1110.35085709924" calcext:value-type="float">
            <text:p>1110</text:p>
          </table:table-cell>
          <table:table-cell table:formula="of:=[.B182]*[.$F$3]" office:value-type="float" office:value="740.233904732826" calcext:value-type="float">
            <text:p>740</text:p>
          </table:table-cell>
          <table:table-cell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formula="of:=SQRT([.A183]+1)-SQRT([.A183])" office:value-type="float" office:value="0.0369107077818533" calcext:value-type="float">
            <text:p>0,04</text:p>
          </table:table-cell>
          <table:table-cell table:formula="of:=[.B183]*[.$F$1]" office:value-type="float" office:value="1476.42831127413" calcext:value-type="float">
            <text:p>1476</text:p>
          </table:table-cell>
          <table:table-cell table:formula="of:=[.B183]*[.$F$2]" office:value-type="float" office:value="1107.3212334556" calcext:value-type="float">
            <text:p>1107</text:p>
          </table:table-cell>
          <table:table-cell table:formula="of:=[.B183]*[.$F$3]" office:value-type="float" office:value="738.214155637066" calcext:value-type="float">
            <text:p>738</text:p>
          </table:table-cell>
          <table:table-cell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formula="of:=SQRT([.A184]+1)-SQRT([.A184])" office:value-type="float" office:value="0.0368105424849077" calcext:value-type="float">
            <text:p>0,04</text:p>
          </table:table-cell>
          <table:table-cell table:formula="of:=[.B184]*[.$F$1]" office:value-type="float" office:value="1472.42169939631" calcext:value-type="float">
            <text:p>1472</text:p>
          </table:table-cell>
          <table:table-cell table:formula="of:=[.B184]*[.$F$2]" office:value-type="float" office:value="1104.31627454723" calcext:value-type="float">
            <text:p>1104</text:p>
          </table:table-cell>
          <table:table-cell table:formula="of:=[.B184]*[.$F$3]" office:value-type="float" office:value="736.210849698154" calcext:value-type="float">
            <text:p>736</text:p>
          </table:table-cell>
          <table:table-cell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formula="of:=SQRT([.A185]+1)-SQRT([.A185])" office:value-type="float" office:value="0.0367111882504112" calcext:value-type="float">
            <text:p>0,04</text:p>
          </table:table-cell>
          <table:table-cell table:formula="of:=[.B185]*[.$F$1]" office:value-type="float" office:value="1468.44753001645" calcext:value-type="float">
            <text:p>1468</text:p>
          </table:table-cell>
          <table:table-cell table:formula="of:=[.B185]*[.$F$2]" office:value-type="float" office:value="1101.33564751234" calcext:value-type="float">
            <text:p>1101</text:p>
          </table:table-cell>
          <table:table-cell table:formula="of:=[.B185]*[.$F$3]" office:value-type="float" office:value="734.223765008224" calcext:value-type="float">
            <text:p>734</text:p>
          </table:table-cell>
          <table:table-cell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formula="of:=SQRT([.A186]+1)-SQRT([.A186])" office:value-type="float" office:value="0.0366126341914885" calcext:value-type="float">
            <text:p>0,04</text:p>
          </table:table-cell>
          <table:table-cell table:formula="of:=[.B186]*[.$F$1]" office:value-type="float" office:value="1464.50536765954" calcext:value-type="float">
            <text:p>1465</text:p>
          </table:table-cell>
          <table:table-cell table:formula="of:=[.B186]*[.$F$2]" office:value-type="float" office:value="1098.37902574465" calcext:value-type="float">
            <text:p>1098</text:p>
          </table:table-cell>
          <table:table-cell table:formula="of:=[.B186]*[.$F$3]" office:value-type="float" office:value="732.25268382977" calcext:value-type="float">
            <text:p>732</text:p>
          </table:table-cell>
          <table:table-cell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formula="of:=SQRT([.A187]+1)-SQRT([.A187])" office:value-type="float" office:value="0.0365148696247441" calcext:value-type="float">
            <text:p>0,04</text:p>
          </table:table-cell>
          <table:table-cell table:formula="of:=[.B187]*[.$F$1]" office:value-type="float" office:value="1460.59478498976" calcext:value-type="float">
            <text:p>1461</text:p>
          </table:table-cell>
          <table:table-cell table:formula="of:=[.B187]*[.$F$2]" office:value-type="float" office:value="1095.44608874232" calcext:value-type="float">
            <text:p>1095</text:p>
          </table:table-cell>
          <table:table-cell table:formula="of:=[.B187]*[.$F$3]" office:value-type="float" office:value="730.297392494882" calcext:value-type="float">
            <text:p>730</text:p>
          </table:table-cell>
          <table:table-cell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formula="of:=SQRT([.A188]+1)-SQRT([.A188])" office:value-type="float" office:value="0.0364178840654326" calcext:value-type="float">
            <text:p>0,04</text:p>
          </table:table-cell>
          <table:table-cell table:formula="of:=[.B188]*[.$F$1]" office:value-type="float" office:value="1456.7153626173" calcext:value-type="float">
            <text:p>1457</text:p>
          </table:table-cell>
          <table:table-cell table:formula="of:=[.B188]*[.$F$2]" office:value-type="float" office:value="1092.53652196298" calcext:value-type="float">
            <text:p>1093</text:p>
          </table:table-cell>
          <table:table-cell table:formula="of:=[.B188]*[.$F$3]" office:value-type="float" office:value="728.357681308652" calcext:value-type="float">
            <text:p>728</text:p>
          </table:table-cell>
          <table:table-cell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formula="of:=SQRT([.A189]+1)-SQRT([.A189])" office:value-type="float" office:value="0.0363216672227011" calcext:value-type="float">
            <text:p>0,04</text:p>
          </table:table-cell>
          <table:table-cell table:formula="of:=[.B189]*[.$F$1]" office:value-type="float" office:value="1452.86668890804" calcext:value-type="float">
            <text:p>1453</text:p>
          </table:table-cell>
          <table:table-cell table:formula="of:=[.B189]*[.$F$2]" office:value-type="float" office:value="1089.65001668103" calcext:value-type="float">
            <text:p>1090</text:p>
          </table:table-cell>
          <table:table-cell table:formula="of:=[.B189]*[.$F$3]" office:value-type="float" office:value="726.433344454022" calcext:value-type="float">
            <text:p>726</text:p>
          </table:table-cell>
          <table:table-cell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formula="of:=SQRT([.A190]+1)-SQRT([.A190])" office:value-type="float" office:value="0.036226208995032" calcext:value-type="float">
            <text:p>0,04</text:p>
          </table:table-cell>
          <table:table-cell table:formula="of:=[.B190]*[.$F$1]" office:value-type="float" office:value="1449.04835980128" calcext:value-type="float">
            <text:p>1449</text:p>
          </table:table-cell>
          <table:table-cell table:formula="of:=[.B190]*[.$F$2]" office:value-type="float" office:value="1086.78626985096" calcext:value-type="float">
            <text:p>1087</text:p>
          </table:table-cell>
          <table:table-cell table:formula="of:=[.B190]*[.$F$3]" office:value-type="float" office:value="724.52417990064" calcext:value-type="float">
            <text:p>725</text:p>
          </table:table-cell>
          <table:table-cell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formula="of:=SQRT([.A191]+1)-SQRT([.A191])" office:value-type="float" office:value="0.036131499465764" calcext:value-type="float">
            <text:p>0,04</text:p>
          </table:table-cell>
          <table:table-cell table:formula="of:=[.B191]*[.$F$1]" office:value-type="float" office:value="1445.25997863056" calcext:value-type="float">
            <text:p>1445</text:p>
          </table:table-cell>
          <table:table-cell table:formula="of:=[.B191]*[.$F$2]" office:value-type="float" office:value="1083.94498397292" calcext:value-type="float">
            <text:p>1084</text:p>
          </table:table-cell>
          <table:table-cell table:formula="of:=[.B191]*[.$F$3]" office:value-type="float" office:value="722.62998931528" calcext:value-type="float">
            <text:p>723</text:p>
          </table:table-cell>
          <table:table-cell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formula="of:=SQRT([.A192]+1)-SQRT([.A192])" office:value-type="float" office:value="0.0360375288987864" calcext:value-type="float">
            <text:p>0,04</text:p>
          </table:table-cell>
          <table:table-cell table:formula="of:=[.B192]*[.$F$1]" office:value-type="float" office:value="1441.50115595146" calcext:value-type="float">
            <text:p>1442</text:p>
          </table:table-cell>
          <table:table-cell table:formula="of:=[.B192]*[.$F$2]" office:value-type="float" office:value="1081.12586696359" calcext:value-type="float">
            <text:p>1081</text:p>
          </table:table-cell>
          <table:table-cell table:formula="of:=[.B192]*[.$F$3]" office:value-type="float" office:value="720.750577975728" calcext:value-type="float">
            <text:p>721</text:p>
          </table:table-cell>
          <table:table-cell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formula="of:=SQRT([.A193]+1)-SQRT([.A193])" office:value-type="float" office:value="0.0359442877343152" calcext:value-type="float">
            <text:p>0,04</text:p>
          </table:table-cell>
          <table:table-cell table:formula="of:=[.B193]*[.$F$1]" office:value-type="float" office:value="1437.77150937261" calcext:value-type="float">
            <text:p>1438</text:p>
          </table:table-cell>
          <table:table-cell table:formula="of:=[.B193]*[.$F$2]" office:value-type="float" office:value="1078.32863202946" calcext:value-type="float">
            <text:p>1078</text:p>
          </table:table-cell>
          <table:table-cell table:formula="of:=[.B193]*[.$F$3]" office:value-type="float" office:value="718.885754686304" calcext:value-type="float">
            <text:p>719</text:p>
          </table:table-cell>
          <table:table-cell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formula="of:=SQRT([.A194]+1)-SQRT([.A194])" office:value-type="float" office:value="0.0358517665848215" calcext:value-type="float">
            <text:p>0,04</text:p>
          </table:table-cell>
          <table:table-cell table:formula="of:=[.B194]*[.$F$1]" office:value-type="float" office:value="1434.07066339286" calcext:value-type="float">
            <text:p>1434</text:p>
          </table:table-cell>
          <table:table-cell table:formula="of:=[.B194]*[.$F$2]" office:value-type="float" office:value="1075.55299754465" calcext:value-type="float">
            <text:p>1076</text:p>
          </table:table-cell>
          <table:table-cell table:formula="of:=[.B194]*[.$F$3]" office:value-type="float" office:value="717.03533169643" calcext:value-type="float">
            <text:p>717</text:p>
          </table:table-cell>
          <table:table-cell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formula="of:=SQRT([.A195]+1)-SQRT([.A195])" office:value-type="float" office:value="0.0357599562310593" calcext:value-type="float">
            <text:p>0,04</text:p>
          </table:table-cell>
          <table:table-cell table:formula="of:=[.B195]*[.$F$1]" office:value-type="float" office:value="1430.39824924237" calcext:value-type="float">
            <text:p>1430</text:p>
          </table:table-cell>
          <table:table-cell table:formula="of:=[.B195]*[.$F$2]" office:value-type="float" office:value="1072.79868693178" calcext:value-type="float">
            <text:p>1073</text:p>
          </table:table-cell>
          <table:table-cell table:formula="of:=[.B195]*[.$F$3]" office:value-type="float" office:value="715.199124621186" calcext:value-type="float">
            <text:p>715</text:p>
          </table:table-cell>
          <table:table-cell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formula="of:=SQRT([.A196]+1)-SQRT([.A196])" office:value-type="float" office:value="0.035668847618199" calcext:value-type="float">
            <text:p>0,04</text:p>
          </table:table-cell>
          <table:table-cell table:formula="of:=[.B196]*[.$F$1]" office:value-type="float" office:value="1426.75390472796" calcext:value-type="float">
            <text:p>1427</text:p>
          </table:table-cell>
          <table:table-cell table:formula="of:=[.B196]*[.$F$2]" office:value-type="float" office:value="1070.06542854597" calcext:value-type="float">
            <text:p>1070</text:p>
          </table:table-cell>
          <table:table-cell table:formula="of:=[.B196]*[.$F$3]" office:value-type="float" office:value="713.37695236398" calcext:value-type="float">
            <text:p>713</text:p>
          </table:table-cell>
          <table:table-cell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formula="of:=SQRT([.A197]+1)-SQRT([.A197])" office:value-type="float" office:value="0.0355784318520893" calcext:value-type="float">
            <text:p>0,04</text:p>
          </table:table-cell>
          <table:table-cell table:formula="of:=[.B197]*[.$F$1]" office:value-type="float" office:value="1423.13727408357" calcext:value-type="float">
            <text:p>1423</text:p>
          </table:table-cell>
          <table:table-cell table:formula="of:=[.B197]*[.$F$2]" office:value-type="float" office:value="1067.35295556268" calcext:value-type="float">
            <text:p>1067</text:p>
          </table:table-cell>
          <table:table-cell table:formula="of:=[.B197]*[.$F$3]" office:value-type="float" office:value="711.568637041786" calcext:value-type="float">
            <text:p>712</text:p>
          </table:table-cell>
          <table:table-cell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formula="of:=SQRT([.A198]+1)-SQRT([.A198])" office:value-type="float" office:value="0.0354887001955966" calcext:value-type="float">
            <text:p>0,04</text:p>
          </table:table-cell>
          <table:table-cell table:formula="of:=[.B198]*[.$F$1]" office:value-type="float" office:value="1419.54800782386" calcext:value-type="float">
            <text:p>1420</text:p>
          </table:table-cell>
          <table:table-cell table:formula="of:=[.B198]*[.$F$2]" office:value-type="float" office:value="1064.6610058679" calcext:value-type="float">
            <text:p>1065</text:p>
          </table:table-cell>
          <table:table-cell table:formula="of:=[.B198]*[.$F$3]" office:value-type="float" office:value="709.774003911932" calcext:value-type="float">
            <text:p>710</text:p>
          </table:table-cell>
          <table:table-cell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formula="of:=SQRT([.A199]+1)-SQRT([.A199])" office:value-type="float" office:value="0.0353996440650661" calcext:value-type="float">
            <text:p>0,04</text:p>
          </table:table-cell>
          <table:table-cell table:formula="of:=[.B199]*[.$F$1]" office:value-type="float" office:value="1415.98576260264" calcext:value-type="float">
            <text:p>1416</text:p>
          </table:table-cell>
          <table:table-cell table:formula="of:=[.B199]*[.$F$2]" office:value-type="float" office:value="1061.98932195198" calcext:value-type="float">
            <text:p>1062</text:p>
          </table:table-cell>
          <table:table-cell table:formula="of:=[.B199]*[.$F$3]" office:value-type="float" office:value="707.992881301322" calcext:value-type="float">
            <text:p>708</text:p>
          </table:table-cell>
          <table:table-cell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formula="of:=SQRT([.A200]+1)-SQRT([.A200])" office:value-type="float" office:value="0.0353112550268744" calcext:value-type="float">
            <text:p>0,04</text:p>
          </table:table-cell>
          <table:table-cell table:formula="of:=[.B200]*[.$F$1]" office:value-type="float" office:value="1412.45020107498" calcext:value-type="float">
            <text:p>1412</text:p>
          </table:table-cell>
          <table:table-cell table:formula="of:=[.B200]*[.$F$2]" office:value-type="float" office:value="1059.33765080623" calcext:value-type="float">
            <text:p>1059</text:p>
          </table:table-cell>
          <table:table-cell table:formula="of:=[.B200]*[.$F$3]" office:value-type="float" office:value="706.225100537488" calcext:value-type="float">
            <text:p>706</text:p>
          </table:table-cell>
          <table:table-cell/>
        </table:table-row>
        <table:table-row table:style-name="ro1" table:number-rows-repeated="10483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22:18:27.13408794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47:56.788000000</meta:creation-date>
    <dc:date>2020-01-20T22:55:39.808664542</dc:date>
    <meta:editing-duration>PT56M48S</meta:editing-duration>
    <meta:editing-cycles>16</meta:editing-cycles>
    <meta:generator>LibreOffice/6.0.7.3$Linux_X86_64 LibreOffice_project/00m0$Build-3</meta:generator>
    <meta:document-statistic meta:table-count="1" meta:cell-count="10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Foglio1.C1:Foglio1.D200" svg:x="0.32cm" svg:y="0.18cm" svg:width="12.508cm" svg:height="8.64cm">
          <chartooo:coordinate-region svg:x="1.497cm" svg:y="0.301cm" svg:width="11.33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1:Foglio1.C200" chart:class="chart:line">
            <chart:data-point chart:repeated="200"/>
          </chart:series>
          <chart:series chart:style-name="ch8" chart:values-cell-range-address="Foglio1.D1:Foglio1.D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68.5424949238">
                <text:p>16568.5424949238</text:p>
                <draw:g>
                  <svg:desc>Foglio1.C1:Foglio1.C200</svg:desc>
                </draw:g>
              </table:table-cell>
              <table:table-cell office:value-type="float" office:value="12426.4068711929">
                <text:p>12426.4068711929</text:p>
                <draw:g>
                  <svg:desc>Foglio1.D1:Foglio1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13.4898078313">
                <text:p>12713.4898078313</text:p>
              </table:table-cell>
              <table:table-cell office:value-type="float" office:value="9535.11735587346">
                <text:p>9535.11735587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17.9676972449">
                <text:p>10717.9676972449</text:p>
              </table:table-cell>
              <table:table-cell office:value-type="float" office:value="8038.47577293369">
                <text:p>8038.47577293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42.7190999916">
                <text:p>9442.7190999916</text:p>
              </table:table-cell>
              <table:table-cell office:value-type="float" office:value="7082.0393249937">
                <text:p>7082.0393249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36.87061133552">
                <text:p>8536.87061133552</text:p>
              </table:table-cell>
              <table:table-cell office:value-type="float" office:value="6402.65295850164">
                <text:p>6402.6529585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50.46273125652">
                <text:p>7850.46273125652</text:p>
              </table:table-cell>
              <table:table-cell office:value-type="float" office:value="5887.84704844239">
                <text:p>5887.84704844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07.032547264">
                <text:p>7307.032547264</text:p>
              </table:table-cell>
              <table:table-cell office:value-type="float" office:value="5480.274410448">
                <text:p>5480.274410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62.9150101524">
                <text:p>6862.9150101524</text:p>
              </table:table-cell>
              <table:table-cell office:value-type="float" office:value="5147.1862576143">
                <text:p>5147.1862576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91.1064067352">
                <text:p>6491.1064067352</text:p>
              </table:table-cell>
              <table:table-cell office:value-type="float" office:value="4868.3298050514">
                <text:p>4868.3298050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73.8852074808">
                <text:p>6173.8852074808</text:p>
              </table:table-cell>
              <table:table-cell office:value-type="float" office:value="4630.4139056106">
                <text:p>4630.4139056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99.0729912942">
                <text:p>5899.0729912942</text:p>
              </table:table-cell>
              <table:table-cell office:value-type="float" office:value="4424.30474347065">
                <text:p>4424.30474347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7.9864130494">
                <text:p>5657.9864130494</text:p>
              </table:table-cell>
              <table:table-cell office:value-type="float" office:value="4243.48980978705">
                <text:p>4243.48980978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44.24445239808">
                <text:p>5444.24445239808</text:p>
              </table:table-cell>
              <table:table-cell office:value-type="float" office:value="4083.18333929856">
                <text:p>4083.18333929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3.03837733904">
                <text:p>5253.03837733904</text:p>
              </table:table-cell>
              <table:table-cell office:value-type="float" office:value="3939.77878300428">
                <text:p>3939.77878300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80.66615170332">
                <text:p>5080.66615170332</text:p>
              </table:table-cell>
              <table:table-cell office:value-type="float" office:value="3810.49961377749">
                <text:p>3810.49961377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24.22502470644">
                <text:p>4924.22502470644</text:p>
              </table:table-cell>
              <table:table-cell office:value-type="float" office:value="3693.16876852983">
                <text:p>3693.16876852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1.40246006496">
                <text:p>4781.40246006496</text:p>
              </table:table-cell>
              <table:table-cell office:value-type="float" office:value="3586.05184504872">
                <text:p>3586.05184504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0.33025685556">
                <text:p>4650.33025685556</text:p>
              </table:table-cell>
              <table:table-cell office:value-type="float" office:value="3487.74769264167">
                <text:p>3487.74769264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29.48045835624">
                <text:p>4529.48045835624</text:p>
              </table:table-cell>
              <table:table-cell office:value-type="float" office:value="3397.11034376718">
                <text:p>3397.11034376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7.5895982504">
                <text:p>4417.5895982504</text:p>
              </table:table-cell>
              <table:table-cell office:value-type="float" office:value="3313.1921986878">
                <text:p>3313.1921986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13.6025947036">
                <text:p>4313.6025947036</text:p>
              </table:table-cell>
              <table:table-cell office:value-type="float" office:value="3235.2019460277">
                <text:p>3235.2019460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6.63053957156">
                <text:p>4216.63053957156</text:p>
              </table:table-cell>
              <table:table-cell office:value-type="float" office:value="3162.47290467867">
                <text:p>3162.47290467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25.91849014548">
                <text:p>4125.91849014548</text:p>
              </table:table-cell>
              <table:table-cell office:value-type="float" office:value="3094.43886760911">
                <text:p>3094.43886760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0.82057734576">
                <text:p>4040.82057734576</text:p>
              </table:table-cell>
              <table:table-cell office:value-type="float" office:value="3030.61543300932">
                <text:p>3030.61543300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60.78054371138">
                <text:p>3960.78054371138</text:p>
              </table:table-cell>
              <table:table-cell office:value-type="float" office:value="2970.58540778353">
                <text:p>2970.58540778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5.3163645539">
                <text:p>3885.3163645539</text:p>
              </table:table-cell>
              <table:table-cell office:value-type="float" office:value="2913.98727341542">
                <text:p>2913.98727341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14.00797690198">
                <text:p>3814.00797690198</text:p>
              </table:table-cell>
              <table:table-cell office:value-type="float" office:value="2860.50598267648">
                <text:p>2860.50598267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6.48740021289">
                <text:p>3746.48740021289</text:p>
              </table:table-cell>
              <table:table-cell office:value-type="float" office:value="2809.86555015967">
                <text:p>2809.86555015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2.4307166863">
                <text:p>3682.4307166863</text:p>
              </table:table-cell>
              <table:table-cell office:value-type="float" office:value="2761.82303751472">
                <text:p>2761.82303751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21.55151113441">
                <text:p>3621.55151113441</text:p>
              </table:table-cell>
              <table:table-cell office:value-type="float" office:value="2716.16363335081">
                <text:p>2716.16363335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63.59546649436">
                <text:p>3563.59546649436</text:p>
              </table:table-cell>
              <table:table-cell office:value-type="float" office:value="2672.69659987077">
                <text:p>2672.69659987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8.33588182592">
                <text:p>3508.33588182592</text:p>
              </table:table-cell>
              <table:table-cell office:value-type="float" office:value="2631.25191136944">
                <text:p>2631.25191136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55.56993229088">
                <text:p>3455.56993229088</text:p>
              </table:table-cell>
              <table:table-cell office:value-type="float" office:value="2591.67744921816">
                <text:p>2591.6774492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5.11553017262">
                <text:p>3405.11553017262</text:p>
              </table:table-cell>
              <table:table-cell office:value-type="float" office:value="2553.83664762946">
                <text:p>2553.83664762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56.80867601536">
                <text:p>3356.80867601536</text:p>
              </table:table-cell>
              <table:table-cell office:value-type="float" office:value="2517.60650701152">
                <text:p>2517.60650701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0.50121192877">
                <text:p>3310.50121192877</text:p>
              </table:table-cell>
              <table:table-cell office:value-type="float" office:value="2482.87590894658">
                <text:p>2482.87590894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66.05890683027">
                <text:p>3266.05890683027</text:p>
              </table:table-cell>
              <table:table-cell office:value-type="float" office:value="2449.5441801227">
                <text:p>2449.5441801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23.35981717689">
                <text:p>3223.35981717689</text:p>
              </table:table-cell>
              <table:table-cell office:value-type="float" office:value="2417.51986288267">
                <text:p>2417.51986288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82.29287753443">
                <text:p>3182.29287753443</text:p>
              </table:table-cell>
              <table:table-cell office:value-type="float" office:value="2386.71965815082">
                <text:p>2386.71965815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2.75668384358">
                <text:p>3142.75668384358</text:p>
              </table:table-cell>
              <table:table-cell office:value-type="float" office:value="2357.06751288268">
                <text:p>2357.06751288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4.65843900048">
                <text:p>3104.65843900048</text:p>
              </table:table-cell>
              <table:table-cell office:value-type="float" office:value="2328.49382925036">
                <text:p>2328.49382925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7.9130357656">
                <text:p>3067.9130357656</text:p>
              </table:table-cell>
              <table:table-cell office:value-type="float" office:value="2300.9347768242">
                <text:p>2300.9347768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32.44225635197">
                <text:p>3032.44225635197</text:p>
              </table:table-cell>
              <table:table-cell office:value-type="float" office:value="2274.33169226398">
                <text:p>2274.3316922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8.17407154279">
                <text:p>2998.17407154279</text:p>
              </table:table-cell>
              <table:table-cell office:value-type="float" office:value="2248.63055365709">
                <text:p>2248.630553657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65.04202503595">
                <text:p>2965.04202503595</text:p>
              </table:table-cell>
              <table:table-cell office:value-type="float" office:value="2223.78151877696">
                <text:p>2223.78151877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2.98469103103">
                <text:p>2932.98469103103</text:p>
              </table:table-cell>
              <table:table-cell office:value-type="float" office:value="2199.73851827327">
                <text:p>2199.73851827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01.9451949786">
                <text:p>2901.9451949786</text:p>
              </table:table-cell>
              <table:table-cell office:value-type="float" office:value="2176.45889623395">
                <text:p>2176.45889623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71.87078897965">
                <text:p>2871.87078897965</text:p>
              </table:table-cell>
              <table:table-cell office:value-type="float" office:value="2153.90309173474">
                <text:p>2153.90309173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42.71247461902">
                <text:p>2842.71247461902</text:p>
              </table:table-cell>
              <table:table-cell office:value-type="float" office:value="2132.03435596427">
                <text:p>2132.03435596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14.424667095">
                <text:p>2814.424667095</text:p>
              </table:table-cell>
              <table:table-cell office:value-type="float" office:value="2110.81850032125">
                <text:p>2110.81850032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86.96489540511">
                <text:p>2786.96489540511</text:p>
              </table:table-cell>
              <table:table-cell office:value-type="float" office:value="2090.22367155383">
                <text:p>2090.22367155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0.29353410159">
                <text:p>2760.29353410159</text:p>
              </table:table-cell>
              <table:table-cell office:value-type="float" office:value="2070.22015057619">
                <text:p>2070.22015057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4.37356276066">
                <text:p>2734.37356276066</text:p>
              </table:table-cell>
              <table:table-cell office:value-type="float" office:value="2050.78017207049">
                <text:p>2050.78017207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9.17034984514">
                <text:p>2709.17034984514</text:p>
              </table:table-cell>
              <table:table-cell office:value-type="float" office:value="2031.87776238385">
                <text:p>2031.87776238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84.65145808879">
                <text:p>2684.65145808879</text:p>
              </table:table-cell>
              <table:table-cell office:value-type="float" office:value="2013.48859356659">
                <text:p>2013.48859356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60.78646891469">
                <text:p>2660.78646891469</text:p>
              </table:table-cell>
              <table:table-cell office:value-type="float" office:value="1995.58985168602">
                <text:p>1995.589851686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37.54682372635">
                <text:p>2637.54682372635</text:p>
              </table:table-cell>
              <table:table-cell office:value-type="float" office:value="1978.16011779476">
                <text:p>1978.16011779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14.90568018797">
                <text:p>2614.90568018797</text:p>
              </table:table-cell>
              <table:table-cell office:value-type="float" office:value="1961.17926014098">
                <text:p>1961.179260140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92.83778184905">
                <text:p>2592.83778184905</text:p>
              </table:table-cell>
              <table:table-cell office:value-type="float" office:value="1944.62833638679">
                <text:p>1944.62833638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71.3193396728">
                <text:p>2571.3193396728</text:p>
              </table:table-cell>
              <table:table-cell office:value-type="float" office:value="1928.4895047546">
                <text:p>1928.4895047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0.32792420629">
                <text:p>2550.32792420629</text:p>
              </table:table-cell>
              <table:table-cell office:value-type="float" office:value="1912.74594315472">
                <text:p>1912.74594315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9.84236727844">
                <text:p>2529.84236727844</text:p>
              </table:table-cell>
              <table:table-cell office:value-type="float" office:value="1897.38177545883">
                <text:p>1897.38177545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09.84267224912">
                <text:p>2509.84267224912</text:p>
              </table:table-cell>
              <table:table-cell office:value-type="float" office:value="1882.38200418684">
                <text:p>1882.38200418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90.30993194196">
                <text:p>2490.30993194196</text:p>
              </table:table-cell>
              <table:table-cell office:value-type="float" office:value="1867.73244895647">
                <text:p>1867.73244895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71.22625349647">
                <text:p>2471.22625349647</text:p>
              </table:table-cell>
              <table:table-cell office:value-type="float" office:value="1853.41969012235">
                <text:p>1853.41969012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52.57468945958">
                <text:p>2452.57468945958</text:p>
              </table:table-cell>
              <table:table-cell office:value-type="float" office:value="1839.43101709468">
                <text:p>1839.43101709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4.33917451483">
                <text:p>2434.33917451483</text:p>
              </table:table-cell>
              <table:table-cell office:value-type="float" office:value="1825.75438088612">
                <text:p>1825.754380886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16.50446731015">
                <text:p>2416.50446731015</text:p>
              </table:table-cell>
              <table:table-cell office:value-type="float" office:value="1812.37835048261">
                <text:p>1812.37835048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99.05609690723">
                <text:p>2399.05609690723</text:p>
              </table:table-cell>
              <table:table-cell office:value-type="float" office:value="1799.29207268042">
                <text:p>1799.29207268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81.98031342414">
                <text:p>2381.98031342414</text:p>
              </table:table-cell>
              <table:table-cell office:value-type="float" office:value="1786.4852350681">
                <text:p>1786.48523506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65.26404248842">
                <text:p>2365.26404248842</text:p>
              </table:table-cell>
              <table:table-cell office:value-type="float" office:value="1773.94803186632">
                <text:p>1773.94803186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48.89484315843">
                <text:p>2348.89484315843</text:p>
              </table:table-cell>
              <table:table-cell office:value-type="float" office:value="1761.67113236882">
                <text:p>1761.671132368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2.86086900385">
                <text:p>2332.86086900385</text:p>
              </table:table-cell>
              <table:table-cell office:value-type="float" office:value="1749.64565175289">
                <text:p>1749.645651752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7.15083207042">
                <text:p>2317.15083207042</text:p>
              </table:table-cell>
              <table:table-cell office:value-type="float" office:value="1737.86312405282">
                <text:p>1737.86312405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01.75396947843">
                <text:p>2301.75396947843</text:p>
              </table:table-cell>
              <table:table-cell office:value-type="float" office:value="1726.31547710882">
                <text:p>1726.31547710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6.66001243098">
                <text:p>2286.66001243098</text:p>
              </table:table-cell>
              <table:table-cell office:value-type="float" office:value="1714.99500932324">
                <text:p>1714.99500932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1.85915742901">
                <text:p>2271.85915742901</text:p>
              </table:table-cell>
              <table:table-cell office:value-type="float" office:value="1703.89436807176">
                <text:p>1703.89436807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7.34203950964">
                <text:p>2257.34203950964</text:p>
              </table:table-cell>
              <table:table-cell office:value-type="float" office:value="1693.00652963223">
                <text:p>1693.00652963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43.09970734282">
                <text:p>2243.09970734282</text:p>
              </table:table-cell>
              <table:table-cell office:value-type="float" office:value="1682.32478050712">
                <text:p>1682.32478050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29.12360003363">
                <text:p>2229.12360003363</text:p>
              </table:table-cell>
              <table:table-cell office:value-type="float" office:value="1671.84270002522">
                <text:p>1671.84270002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5.40552549669">
                <text:p>2215.40552549669</text:p>
              </table:table-cell>
              <table:table-cell office:value-type="float" office:value="1661.55414412252">
                <text:p>1661.55414412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01.93764027528">
                <text:p>2201.93764027528</text:p>
              </table:table-cell>
              <table:table-cell office:value-type="float" office:value="1651.45323020646">
                <text:p>1651.453230206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88.71243069522">
                <text:p>2188.71243069522</text:p>
              </table:table-cell>
              <table:table-cell office:value-type="float" office:value="1641.53432302142">
                <text:p>1641.534323021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75.7226952483">
                <text:p>2175.7226952483</text:p>
              </table:table-cell>
              <table:table-cell office:value-type="float" office:value="1631.79202143622">
                <text:p>1631.79202143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62.96152811268">
                <text:p>2162.96152811268</text:p>
              </table:table-cell>
              <table:table-cell office:value-type="float" office:value="1622.22114608451">
                <text:p>1622.221146084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0.42230372447">
                <text:p>2150.42230372447</text:p>
              </table:table-cell>
              <table:table-cell office:value-type="float" office:value="1612.81672779335">
                <text:p>1612.81672779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38.09866232175">
                <text:p>2138.09866232175</text:p>
              </table:table-cell>
              <table:table-cell office:value-type="float" office:value="1603.57399674131">
                <text:p>1603.57399674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25.98449638975">
                <text:p>2125.98449638975</text:p>
              </table:table-cell>
              <table:table-cell office:value-type="float" office:value="1594.48837229231">
                <text:p>1594.48837229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14.0739379414">
                <text:p>2114.0739379414</text:p>
              </table:table-cell>
              <table:table-cell office:value-type="float" office:value="1585.55545345605">
                <text:p>1585.555453456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2.36134657272">
                <text:p>2102.36134657272</text:p>
              </table:table-cell>
              <table:table-cell office:value-type="float" office:value="1576.77100992954">
                <text:p>1576.77100992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90.84129823928">
                <text:p>2090.84129823928</text:p>
              </table:table-cell>
              <table:table-cell office:value-type="float" office:value="1568.13097367946">
                <text:p>1568.13097367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9.50857470067">
                <text:p>2079.50857470067</text:p>
              </table:table-cell>
              <table:table-cell office:value-type="float" office:value="1559.6314310255">
                <text:p>1559.6314310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8.35815358815">
                <text:p>2068.35815358815</text:p>
              </table:table-cell>
              <table:table-cell office:value-type="float" office:value="1551.26861519111">
                <text:p>1551.26861519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7.38519905218">
                <text:p>2057.38519905218</text:p>
              </table:table-cell>
              <table:table-cell office:value-type="float" office:value="1543.03889928913">
                <text:p>1543.03889928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6.58505294994">
                <text:p>2046.58505294994</text:p>
              </table:table-cell>
              <table:table-cell office:value-type="float" office:value="1534.93878971245">
                <text:p>1534.93878971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35.9532265357">
                <text:p>2035.9532265357</text:p>
              </table:table-cell>
              <table:table-cell office:value-type="float" office:value="1526.96491990177">
                <text:p>1526.964919901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25.48539262246">
                <text:p>2025.48539262246</text:p>
              </table:table-cell>
              <table:table-cell office:value-type="float" office:value="1519.11404446684">
                <text:p>1519.11404446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5.17737818136">
                <text:p>2015.17737818136</text:p>
              </table:table-cell>
              <table:table-cell office:value-type="float" office:value="1511.38303363602">
                <text:p>1511.383033636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5.02515735202">
                <text:p>2005.02515735202</text:p>
              </table:table-cell>
              <table:table-cell office:value-type="float" office:value="1503.76886801402">
                <text:p>1503.768868014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5.0248448356">
                <text:p>1995.0248448356</text:p>
              </table:table-cell>
              <table:table-cell office:value-type="float" office:value="1496.2686336267">
                <text:p>1496.26863362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5.1726896475">
                <text:p>1985.1726896475</text:p>
              </table:table-cell>
              <table:table-cell office:value-type="float" office:value="1488.87951723562">
                <text:p>1488.879517235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75.46506920567">
                <text:p>1975.46506920567</text:p>
              </table:table-cell>
              <table:table-cell office:value-type="float" office:value="1481.59880190425">
                <text:p>1481.59880190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5.898483734">
                <text:p>1965.898483734</text:p>
              </table:table-cell>
              <table:table-cell office:value-type="float" office:value="1474.4238628005">
                <text:p>1474.4238628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56.46955096116">
                <text:p>1956.46955096116</text:p>
              </table:table-cell>
              <table:table-cell office:value-type="float" office:value="1467.35216322087">
                <text:p>1467.352163220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47.17500109611">
                <text:p>1947.17500109611</text:p>
              </table:table-cell>
              <table:table-cell office:value-type="float" office:value="1460.38125082208">
                <text:p>1460.38125082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38.01167206402">
                <text:p>1938.01167206402</text:p>
              </table:table-cell>
              <table:table-cell office:value-type="float" office:value="1453.50875404802">
                <text:p>1453.508754048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28.97650498651">
                <text:p>1928.97650498651</text:p>
              </table:table-cell>
              <table:table-cell office:value-type="float" office:value="1446.73237873988">
                <text:p>1446.73237873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20.06653989146">
                <text:p>1920.06653989146</text:p>
              </table:table-cell>
              <table:table-cell office:value-type="float" office:value="1440.0499049186">
                <text:p>1440.0499049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1.27891163859">
                <text:p>1911.27891163859</text:p>
              </table:table-cell>
              <table:table-cell office:value-type="float" office:value="1433.45918372894">
                <text:p>1433.459183728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02.61084604892">
                <text:p>1902.61084604892</text:p>
              </table:table-cell>
              <table:table-cell office:value-type="float" office:value="1426.95813453669">
                <text:p>1426.95813453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94.05965622498">
                <text:p>1894.05965622498</text:p>
              </table:table-cell>
              <table:table-cell office:value-type="float" office:value="1420.54474216874">
                <text:p>1420.54474216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85.62273905148">
                <text:p>1885.62273905148</text:p>
              </table:table-cell>
              <table:table-cell office:value-type="float" office:value="1414.21705428861">
                <text:p>1414.217054288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77.29757186645">
                <text:p>1877.29757186645</text:p>
              </table:table-cell>
              <table:table-cell office:value-type="float" office:value="1407.97317889984">
                <text:p>1407.973178899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69.08170929186">
                <text:p>1869.08170929186</text:p>
              </table:table-cell>
              <table:table-cell office:value-type="float" office:value="1401.8112819689">
                <text:p>1401.81128196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60.97278021599">
                <text:p>1860.97278021599</text:p>
              </table:table-cell>
              <table:table-cell office:value-type="float" office:value="1395.72958516199">
                <text:p>1395.72958516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52.96848491845">
                <text:p>1852.96848491845</text:p>
              </table:table-cell>
              <table:table-cell office:value-type="float" office:value="1389.72636368884">
                <text:p>1389.72636368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45.06659232987">
                <text:p>1845.06659232987</text:p>
              </table:table-cell>
              <table:table-cell office:value-type="float" office:value="1383.7999442474">
                <text:p>1383.79994424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37.26493741993">
                <text:p>1837.26493741993</text:p>
              </table:table-cell>
              <table:table-cell office:value-type="float" office:value="1377.94870306495">
                <text:p>1377.94870306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9.56141870434">
                <text:p>1829.56141870434</text:p>
              </table:table-cell>
              <table:table-cell office:value-type="float" office:value="1372.17106402826">
                <text:p>1372.171064028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1.9539958671">
                <text:p>1821.9539958671</text:p>
              </table:table-cell>
              <table:table-cell office:value-type="float" office:value="1366.46549690033">
                <text:p>1366.465496900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14.44068749045">
                <text:p>1814.44068749045</text:p>
              </table:table-cell>
              <table:table-cell office:value-type="float" office:value="1360.83051561784">
                <text:p>1360.830515617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07.01956888626">
                <text:p>1807.01956888626</text:p>
              </table:table-cell>
              <table:table-cell office:value-type="float" office:value="1355.2646766647">
                <text:p>1355.26467666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99.68877002502">
                <text:p>1799.68877002502</text:p>
              </table:table-cell>
              <table:table-cell office:value-type="float" office:value="1349.76657751876">
                <text:p>1349.766577518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92.44647355624">
                <text:p>1792.44647355624</text:p>
              </table:table-cell>
              <table:table-cell office:value-type="float" office:value="1344.33485516718">
                <text:p>1344.33485516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5.29091291502">
                <text:p>1785.29091291502</text:p>
              </table:table-cell>
              <table:table-cell office:value-type="float" office:value="1338.96818468626">
                <text:p>1338.968184686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78.22037051278">
                <text:p>1778.22037051278</text:p>
              </table:table-cell>
              <table:table-cell office:value-type="float" office:value="1333.66527788459">
                <text:p>1333.66527788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71.23317600468">
                <text:p>1771.23317600468</text:p>
              </table:table-cell>
              <table:table-cell office:value-type="float" office:value="1328.42488200351">
                <text:p>1328.424882003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4.32770463144">
                <text:p>1764.32770463144</text:p>
              </table:table-cell>
              <table:table-cell office:value-type="float" office:value="1323.24577847358">
                <text:p>1323.245778473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7.50237563328">
                <text:p>1757.50237563328</text:p>
              </table:table-cell>
              <table:table-cell office:value-type="float" office:value="1318.12678172496">
                <text:p>1318.12678172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50.75565072874">
                <text:p>1750.75565072874</text:p>
              </table:table-cell>
              <table:table-cell office:value-type="float" office:value="1313.06673804655">
                <text:p>1313.066738046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44.08603265839">
                <text:p>1744.08603265839</text:p>
              </table:table-cell>
              <table:table-cell office:value-type="float" office:value="1308.06452449379">
                <text:p>1308.064524493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37.49206378958">
                <text:p>1737.49206378958</text:p>
              </table:table-cell>
              <table:table-cell office:value-type="float" office:value="1303.11904784218">
                <text:p>1303.119047842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30.97232477716">
                <text:p>1730.97232477716</text:p>
              </table:table-cell>
              <table:table-cell office:value-type="float" office:value="1298.22924358287">
                <text:p>1298.229243582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4.52543328099">
                <text:p>1724.52543328099</text:p>
              </table:table-cell>
              <table:table-cell office:value-type="float" office:value="1293.39407496074">
                <text:p>1293.394074960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18.15004273405">
                <text:p>1718.15004273405</text:p>
              </table:table-cell>
              <table:table-cell office:value-type="float" office:value="1288.61253205054">
                <text:p>1288.612532050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11.84484116097">
                <text:p>1711.84484116097</text:p>
              </table:table-cell>
              <table:table-cell office:value-type="float" office:value="1283.88363087073">
                <text:p>1283.883630870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5.60855004418">
                <text:p>1705.60855004418</text:p>
              </table:table-cell>
              <table:table-cell office:value-type="float" office:value="1279.20641253313">
                <text:p>1279.206412533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9.43992323461">
                <text:p>1699.43992323461</text:p>
              </table:table-cell>
              <table:table-cell office:value-type="float" office:value="1274.57994242596">
                <text:p>1274.579942425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93.33774590548">
                <text:p>1693.33774590548</text:p>
              </table:table-cell>
              <table:table-cell office:value-type="float" office:value="1270.00330942911">
                <text:p>1270.003309429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7.30083354738">
                <text:p>1687.30083354738</text:p>
              </table:table-cell>
              <table:table-cell office:value-type="float" office:value="1265.47562516054">
                <text:p>1265.47562516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81.32803100271">
                <text:p>1681.32803100271</text:p>
              </table:table-cell>
              <table:table-cell office:value-type="float" office:value="1260.99602325203">
                <text:p>1260.996023252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5.41821153655">
                <text:p>1675.41821153655</text:p>
              </table:table-cell>
              <table:table-cell office:value-type="float" office:value="1256.56365865241">
                <text:p>1256.56365865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69.57027594407">
                <text:p>1669.57027594407</text:p>
              </table:table-cell>
              <table:table-cell office:value-type="float" office:value="1252.17770695805">
                <text:p>1252.17770695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63.78315169183">
                <text:p>1663.78315169183</text:p>
              </table:table-cell>
              <table:table-cell office:value-type="float" office:value="1247.83736376887">
                <text:p>1247.837363768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8.05579209106">
                <text:p>1658.05579209106</text:p>
              </table:table-cell>
              <table:table-cell office:value-type="float" office:value="1243.5418440683">
                <text:p>1243.54184406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2.38717550274">
                <text:p>1652.38717550274</text:p>
              </table:table-cell>
              <table:table-cell office:value-type="float" office:value="1239.29038162706">
                <text:p>1239.290381627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6.77630457192">
                <text:p>1646.77630457192</text:p>
              </table:table-cell>
              <table:table-cell office:value-type="float" office:value="1235.08222842894">
                <text:p>1235.082228428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1.22220549054">
                <text:p>1641.22220549054</text:p>
              </table:table-cell>
              <table:table-cell office:value-type="float" office:value="1230.9166541179">
                <text:p>1230.9166541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5.72392728753">
                <text:p>1635.72392728753</text:p>
              </table:table-cell>
              <table:table-cell office:value-type="float" office:value="1226.79294546565">
                <text:p>1226.792945465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30.2805411447">
                <text:p>1630.2805411447</text:p>
              </table:table-cell>
              <table:table-cell office:value-type="float" office:value="1222.71040585853">
                <text:p>1222.71040585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4.89113973777">
                <text:p>1624.89113973777</text:p>
              </table:table-cell>
              <table:table-cell office:value-type="float" office:value="1218.66835480333">
                <text:p>1218.66835480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9.55483660115">
                <text:p>1619.55483660115</text:p>
              </table:table-cell>
              <table:table-cell office:value-type="float" office:value="1214.66612745086">
                <text:p>1214.66612745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4.27076551504">
                <text:p>1614.27076551504</text:p>
              </table:table-cell>
              <table:table-cell office:value-type="float" office:value="1210.70307413628">
                <text:p>1210.703074136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09.03807991502">
                <text:p>1609.03807991502</text:p>
              </table:table-cell>
              <table:table-cell office:value-type="float" office:value="1206.77855993627">
                <text:p>1206.778559936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03.85595232256">
                <text:p>1603.85595232256</text:p>
              </table:table-cell>
              <table:table-cell office:value-type="float" office:value="1202.89196424192">
                <text:p>1202.89196424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8.72357379484">
                <text:p>1598.72357379484</text:p>
              </table:table-cell>
              <table:table-cell office:value-type="float" office:value="1199.04268034613">
                <text:p>1199.042680346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3.6401533947">
                <text:p>1593.6401533947</text:p>
              </table:table-cell>
              <table:table-cell office:value-type="float" office:value="1195.23011504603">
                <text:p>1195.230115046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8.60491767825">
                <text:p>1588.60491767825</text:p>
              </table:table-cell>
              <table:table-cell office:value-type="float" office:value="1191.45368825869">
                <text:p>1191.45368825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3.61711020106">
                <text:p>1583.61711020106</text:p>
              </table:table-cell>
              <table:table-cell office:value-type="float" office:value="1187.7128326508">
                <text:p>1187.71283265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8.67599104009">
                <text:p>1578.67599104009</text:p>
              </table:table-cell>
              <table:table-cell office:value-type="float" office:value="1184.00699328007">
                <text:p>1184.006993280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3.7808363334">
                <text:p>1573.7808363334</text:p>
              </table:table-cell>
              <table:table-cell office:value-type="float" office:value="1180.33562725005">
                <text:p>1180.33562725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68.93093783396">
                <text:p>1568.93093783396</text:p>
              </table:table-cell>
              <table:table-cell office:value-type="float" office:value="1176.69820337547">
                <text:p>1176.69820337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64.12560247972">
                <text:p>1564.12560247972</text:p>
              </table:table-cell>
              <table:table-cell office:value-type="float" office:value="1173.09420185979">
                <text:p>1173.09420185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9.36415197729">
                <text:p>1559.36415197729</text:p>
              </table:table-cell>
              <table:table-cell office:value-type="float" office:value="1169.52311398297">
                <text:p>1169.523113982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4.64592239987">
                <text:p>1554.64592239987</text:p>
              </table:table-cell>
              <table:table-cell office:value-type="float" office:value="1165.9844417999">
                <text:p>1165.9844417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9.97026379838">
                <text:p>1549.97026379838</text:p>
              </table:table-cell>
              <table:table-cell office:value-type="float" office:value="1162.47769784879">
                <text:p>1162.47769784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5.3365398254">
                <text:p>1545.3365398254</text:p>
              </table:table-cell>
              <table:table-cell office:value-type="float" office:value="1159.00240486905">
                <text:p>1159.002404869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0.74412737117">
                <text:p>1540.74412737117</text:p>
              </table:table-cell>
              <table:table-cell office:value-type="float" office:value="1155.55809552838">
                <text:p>1155.558095528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36.19241621193">
                <text:p>1536.19241621193</text:p>
              </table:table-cell>
              <table:table-cell office:value-type="float" office:value="1152.14431215895">
                <text:p>1152.14431215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31.68080866891">
                <text:p>1531.68080866891</text:p>
              </table:table-cell>
              <table:table-cell office:value-type="float" office:value="1148.76060650168">
                <text:p>1148.76060650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27.20871927919">
                <text:p>1527.20871927919</text:p>
              </table:table-cell>
              <table:table-cell office:value-type="float" office:value="1145.40653945939">
                <text:p>1145.40653945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22.77557447618">
                <text:p>1522.77557447618</text:p>
              </table:table-cell>
              <table:table-cell office:value-type="float" office:value="1142.08168085714">
                <text:p>1142.08168085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18.38081228057">
                <text:p>1518.38081228057</text:p>
              </table:table-cell>
              <table:table-cell office:value-type="float" office:value="1138.78560921043">
                <text:p>1138.785609210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14.02388200132">
                <text:p>1514.02388200132</text:p>
              </table:table-cell>
              <table:table-cell office:value-type="float" office:value="1135.51791150099">
                <text:p>1135.517911500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9.70424394586">
                <text:p>1509.70424394586</text:p>
              </table:table-cell>
              <table:table-cell office:value-type="float" office:value="1132.2781829594">
                <text:p>1132.27818295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05.42136913884">
                <text:p>1505.42136913884</text:p>
              </table:table-cell>
              <table:table-cell office:value-type="float" office:value="1129.06602685413">
                <text:p>1129.06602685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01.17473905056">
                <text:p>1501.17473905056</text:p>
              </table:table-cell>
              <table:table-cell office:value-type="float" office:value="1125.88105428792">
                <text:p>1125.88105428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96.96384533272">
                <text:p>1496.96384533272</text:p>
              </table:table-cell>
              <table:table-cell office:value-type="float" office:value="1122.72288399954">
                <text:p>1122.72288399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92.78818956347">
                <text:p>1492.78818956347</text:p>
              </table:table-cell>
              <table:table-cell office:value-type="float" office:value="1119.5911421726">
                <text:p>1119.5911421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88.64728299884">
                <text:p>1488.64728299884</text:p>
              </table:table-cell>
              <table:table-cell office:value-type="float" office:value="1116.48546224913">
                <text:p>1116.48546224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84.54064633327">
                <text:p>1484.54064633327</text:p>
              </table:table-cell>
              <table:table-cell office:value-type="float" office:value="1113.40548474995">
                <text:p>1113.405484749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80.46780946565">
                <text:p>1480.46780946565</text:p>
              </table:table-cell>
              <table:table-cell office:value-type="float" office:value="1110.35085709924">
                <text:p>1110.35085709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6.42831127413">
                <text:p>1476.42831127413</text:p>
              </table:table-cell>
              <table:table-cell office:value-type="float" office:value="1107.3212334556">
                <text:p>1107.3212334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2.42169939631">
                <text:p>1472.42169939631</text:p>
              </table:table-cell>
              <table:table-cell office:value-type="float" office:value="1104.31627454723">
                <text:p>1104.31627454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8.44753001645">
                <text:p>1468.44753001645</text:p>
              </table:table-cell>
              <table:table-cell office:value-type="float" office:value="1101.33564751234">
                <text:p>1101.335647512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4.50536765954">
                <text:p>1464.50536765954</text:p>
              </table:table-cell>
              <table:table-cell office:value-type="float" office:value="1098.37902574465">
                <text:p>1098.379025744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0.59478498976">
                <text:p>1460.59478498976</text:p>
              </table:table-cell>
              <table:table-cell office:value-type="float" office:value="1095.44608874232">
                <text:p>1095.446088742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56.7153626173">
                <text:p>1456.7153626173</text:p>
              </table:table-cell>
              <table:table-cell office:value-type="float" office:value="1092.53652196298">
                <text:p>1092.53652196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52.86668890804">
                <text:p>1452.86668890804</text:p>
              </table:table-cell>
              <table:table-cell office:value-type="float" office:value="1089.65001668103">
                <text:p>1089.650016681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49.04835980128">
                <text:p>1449.04835980128</text:p>
              </table:table-cell>
              <table:table-cell office:value-type="float" office:value="1086.78626985096">
                <text:p>1086.786269850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45.25997863056">
                <text:p>1445.25997863056</text:p>
              </table:table-cell>
              <table:table-cell office:value-type="float" office:value="1083.94498397292">
                <text:p>1083.944983972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41.50115595146">
                <text:p>1441.50115595146</text:p>
              </table:table-cell>
              <table:table-cell office:value-type="float" office:value="1081.12586696359">
                <text:p>1081.125866963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37.77150937261">
                <text:p>1437.77150937261</text:p>
              </table:table-cell>
              <table:table-cell office:value-type="float" office:value="1078.32863202946">
                <text:p>1078.328632029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34.07066339286">
                <text:p>1434.07066339286</text:p>
              </table:table-cell>
              <table:table-cell office:value-type="float" office:value="1075.55299754465">
                <text:p>1075.55299754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30.39824924237">
                <text:p>1430.39824924237</text:p>
              </table:table-cell>
              <table:table-cell office:value-type="float" office:value="1072.79868693178">
                <text:p>1072.79868693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26.75390472796">
                <text:p>1426.75390472796</text:p>
              </table:table-cell>
              <table:table-cell office:value-type="float" office:value="1070.06542854597">
                <text:p>1070.065428545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3.13727408357">
                <text:p>1423.13727408357</text:p>
              </table:table-cell>
              <table:table-cell office:value-type="float" office:value="1067.35295556268">
                <text:p>1067.352955562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19.54800782386">
                <text:p>1419.54800782386</text:p>
              </table:table-cell>
              <table:table-cell office:value-type="float" office:value="1064.6610058679">
                <text:p>1064.66100586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15.98576260264">
                <text:p>1415.98576260264</text:p>
              </table:table-cell>
              <table:table-cell office:value-type="float" office:value="1061.98932195198">
                <text:p>1061.989321951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12.45020107498">
                <text:p>1412.45020107498</text:p>
              </table:table-cell>
              <table:table-cell office:value-type="float" office:value="1059.33765080623">
                <text:p>1059.33765080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